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swiss"/>
    <style:font-face style:name="DejaVu Sans Mono" svg:font-family="'DejaVu Sans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562cm"/>
    </style:style>
    <style:style style:name="co2" style:family="table-column">
      <style:table-column-properties fo:break-before="auto" style:column-width="3.572cm"/>
    </style:style>
    <style:style style:name="co3" style:family="table-column">
      <style:table-column-properties fo:break-before="auto" style:column-width="3.235cm"/>
    </style:style>
    <style:style style:name="co4" style:family="table-column">
      <style:table-column-properties fo:break-before="auto" style:column-width="1.632cm"/>
    </style:style>
    <style:style style:name="co5" style:family="table-column">
      <style:table-column-properties fo:break-before="auto" style:column-width="3.699cm"/>
    </style:style>
    <style:style style:name="co6" style:family="table-column">
      <style:table-column-properties fo:break-before="auto" style:column-width="7.273cm"/>
    </style:style>
    <style:style style:name="co7" style:family="table-column">
      <style:table-column-properties fo:break-before="auto" style:column-width="0.663cm"/>
    </style:style>
    <style:style style:name="co8" style:family="table-column">
      <style:table-column-properties fo:break-before="auto" style:column-width="0.944cm"/>
    </style:style>
    <style:style style:name="co9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28.146cm"/>
    </style:style>
    <style:style style:name="co11" style:family="table-column">
      <style:table-column-properties fo:break-before="auto" style:column-width="6.86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1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1.42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DejaVu Sans Mono" fo:font-size="7pt" style:font-size-asian="7pt" style:font-size-complex="7pt"/>
    </style:style>
    <style:style style:name="ce10" style:family="table-cell" style:parent-style-name="Default">
      <style:table-cell-properties fo:wrap-option="wrap"/>
      <style:text-properties style:font-name="DejaVu Sans Mono" fo:font-size="7pt" style:font-size-asian="7pt" style:font-size-complex="7pt"/>
    </style:style>
    <style:style style:name="ce11" style:family="table-cell" style:parent-style-name="Default" style:data-style-name="N100">
      <style:table-cell-properties fo:wrap-option="wrap" style:rotation-align="none"/>
      <style:text-properties style:font-name="DejaVu Sans Mono" fo:font-size="7pt" style:font-size-asian="7pt" style:font-size-complex="7pt"/>
    </style:style>
    <style:style style:name="ce12" style:family="table-cell" style:parent-style-name="Default">
      <style:table-cell-properties fo:wrap-option="wrap"/>
      <style:text-properties style:font-name="DejaVu Sans Mono" fo:font-size="7pt" style:font-name-asian="Microsoft YaHei" style:font-size-asian="7pt" style:font-name-complex="Mangal" style:font-size-complex="7pt"/>
    </style:style>
    <style:style style:name="ce13" style:family="table-cell" style:parent-style-name="Default">
      <style:table-cell-properties fo:wrap-option="no-wrap" style:shrink-to-fit="false"/>
      <style:text-properties fo:color="#494848" style:font-name="DejaVu Sans Mono" fo:font-size="7pt" fo:language="sl" fo:country="SI" style:font-name-asian="Microsoft YaHei" style:font-size-asian="7pt" style:font-name-complex="Mangal" style:font-size-complex="7pt"/>
    </style:style>
    <style:style style:name="ce14" style:family="table-cell" style:parent-style-name="Default">
      <style:table-cell-properties style:text-align-source="fix" style:repeat-content="false" fo:wrap-option="no-wrap" fo:padding="0cm" style:shrink-to-fit="false" style:vertical-align="top"/>
      <style:paragraph-properties fo:text-align="start"/>
      <style:text-properties style:font-name="DejaVu Sans Mono" fo:font-size="7pt" style:font-size-asian="7pt" style:font-size-complex="7pt"/>
    </style:style>
    <style:style style:name="ce15" style:family="table-cell" style:parent-style-name="Default">
      <style:table-cell-properties fo:wrap-option="wrap"/>
      <style:text-properties fo:color="#494848" style:font-name="DejaVu Sans Mono" fo:font-size="7pt" fo:language="sl" fo:country="SI" style:font-name-asian="Microsoft YaHei" style:font-size-asian="7pt" style:font-name-complex="Mangal" style:font-size-complex="7pt"/>
    </style:style>
    <style:style style:name="ce16" style:family="table-cell" style:parent-style-name="Default">
      <style:text-properties style:font-name="DejaVu Sans Mono" fo:font-size="7pt" style:font-size-asian="7pt" style:font-size-complex="7pt"/>
    </style:style>
    <style:style style:name="ce2" style:family="table-cell" style:parent-style-name="Default" style:data-style-name="N100">
      <style:table-cell-properties style:rotation-align="none"/>
      <style:text-properties style:font-name="DejaVu Sans Mono" fo:font-size="7pt" style:font-size-asian="7pt" style:font-size-complex="7pt"/>
    </style:style>
    <style:style style:name="ce25" style:family="table-cell" style:parent-style-name="Default">
      <style:text-properties fo:color="#000000" style:text-outline="false" style:text-line-through-style="none" style:text-line-through-type="none" style:font-name="DejaVu Sans Mono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font-name="DejaVu Sans Mono" fo:font-size="7pt" style:font-size-asian="7pt" style:font-size-complex="7pt"/>
    </style:style>
    <style:style style:name="ce3" style:family="table-cell" style:parent-style-name="Default">
      <style:text-properties style:text-outline="false" style:text-line-through-style="none" style:text-line-through-type="none" style:font-name="DejaVu Sans Mono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DejaVu Sans Mono" fo:font-size="7pt" style:font-name-asian="Droid Sans Fallback" style:font-size-asian="7pt" style:font-name-complex="Calibri" style:font-size-complex="7pt"/>
    </style:style>
    <style:style style:name="ce5" style:family="table-cell" style:parent-style-name="Default" style:data-style-name="N100">
      <style:table-cell-properties style:rotation-align="none"/>
      <style:text-properties style:font-name="DejaVu Sans Mono" fo:font-size="7pt" style:font-name-asian="Droid Sans Fallback" style:font-size-asian="7pt" style:font-name-complex="Calibri" style:font-size-complex="7pt"/>
    </style:style>
    <style:style style:name="ce6" style:family="table-cell" style:parent-style-name="Default">
      <style:text-properties style:text-outline="false" style:text-line-through-style="none" style:text-line-through-type="none" style:font-name="DejaVu Sans Mono" fo:font-size="7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DejaVu Sans Mono" fo:font-size="7pt" fo:language="en" fo:country="US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text-emphasize="none" style:font-relief="none" style:text-overline-style="none" style:text-overline-color="font-color"/>
    </style:style>
    <style:style style:name="ce8" style:family="table-cell" style:parent-style-name="Default" style:data-style-name="N37">
      <style:text-properties style:font-name="DejaVu Sans Mono" fo:font-size="7pt" style:font-size-asian="7pt" style:font-size-complex="7pt"/>
    </style:style>
    <style:style style:name="ce9" style:family="table-cell" style:parent-style-name="Default">
      <style:text-properties style:text-outline="false" style:text-line-through-style="none" style:text-line-through-type="none" style:font-name="DejaVu Sans Mono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font-name="DejaVu Sans Mono" fo:font-size="7pt" style:font-size-asian="7pt" style:font-size-complex="7pt"/>
    </style:style>
    <style:style style:name="ce36" style:family="table-cell" style:parent-style-name="Default" style:data-style-name="N100">
      <style:table-cell-properties style:rotation-align="none"/>
      <style:text-properties style:font-name="DejaVu Sans Mono" fo:font-size="7pt" style:font-size-asian="7pt" style:font-size-complex="7pt"/>
    </style:style>
    <style:style style:name="ce37" style:family="table-cell" style:parent-style-name="Default">
      <style:text-properties style:text-outline="false" style:text-line-through-style="none" style:text-line-through-type="none" style:font-name="DejaVu Sans Mono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DejaVu Sans Mono" fo:font-size="7pt" style:font-name-asian="Droid Sans Fallback" style:font-size-asian="7pt" style:font-name-complex="Calibri" style:font-size-complex="7pt"/>
    </style:style>
    <style:style style:name="ce39" style:family="table-cell" style:parent-style-name="Default" style:data-style-name="N100">
      <style:table-cell-properties style:rotation-align="none"/>
      <style:text-properties style:font-name="DejaVu Sans Mono" fo:font-size="7pt" style:font-name-asian="Droid Sans Fallback" style:font-size-asian="7pt" style:font-name-complex="Calibri" style:font-size-complex="7pt"/>
    </style:style>
    <style:style style:name="ce40" style:family="table-cell" style:parent-style-name="Default">
      <style:text-properties style:text-outline="false" style:text-line-through-style="none" style:text-line-through-type="none" style:font-name="DejaVu Sans Mono" fo:font-size="7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font-name="DejaVu Sans Mono" fo:font-size="7pt" fo:language="en" fo:country="US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text-emphasize="none" style:font-relief="none" style:text-overline-style="none" style:text-overline-color="font-color"/>
    </style:style>
    <style:style style:name="ce42" style:family="table-cell" style:parent-style-name="Default" style:data-style-name="N37">
      <style:text-properties style:font-name="DejaVu Sans Mono" fo:font-size="7pt" style:font-size-asian="7pt" style:font-size-complex="7pt"/>
    </style:style>
    <style:style style:name="ce43" style:family="table-cell" style:parent-style-name="Default">
      <style:text-properties fo:color="#000000" style:text-outline="false" style:text-line-through-style="none" style:text-line-through-type="none" style:font-name="DejaVu Sans Mono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text-outline="false" style:text-line-through-style="none" style:text-line-through-type="none" style:font-name="DejaVu Sans Mono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style:font-name="DejaVu Sans Mono" fo:font-size="7pt" style:font-size-asian="7pt" style:font-size-complex="7pt"/>
    </style:style>
    <style:style style:name="ce46" style:family="table-cell" style:parent-style-name="Default" style:data-style-name="N100">
      <style:table-cell-properties fo:wrap-option="wrap" style:rotation-align="none"/>
      <style:text-properties style:font-name="DejaVu Sans Mono" fo:font-size="7pt" style:font-size-asian="7pt" style:font-size-complex="7pt"/>
    </style:style>
    <style:style style:name="ce47" style:family="table-cell" style:parent-style-name="Default">
      <style:table-cell-properties fo:wrap-option="wrap"/>
      <style:text-properties style:font-name="DejaVu Sans Mono" fo:font-size="7pt" style:font-name-asian="Microsoft YaHei" style:font-size-asian="7pt" style:font-name-complex="Mangal" style:font-size-complex="7pt"/>
    </style:style>
    <style:style style:name="ce48" style:family="table-cell" style:parent-style-name="Default">
      <style:table-cell-properties fo:wrap-option="no-wrap" style:shrink-to-fit="false"/>
      <style:text-properties fo:color="#494848" style:font-name="DejaVu Sans Mono" fo:font-size="7pt" fo:language="sl" fo:country="SI" style:font-name-asian="Microsoft YaHei" style:font-size-asian="7pt" style:font-name-complex="Mangal" style:font-size-complex="7pt"/>
    </style:style>
    <style:style style:name="ce49" style:family="table-cell" style:parent-style-name="Default">
      <style:table-cell-properties style:text-align-source="fix" style:repeat-content="false" fo:wrap-option="no-wrap" fo:padding="0cm" style:shrink-to-fit="false" style:vertical-align="top"/>
      <style:paragraph-properties fo:text-align="start"/>
      <style:text-properties style:font-name="DejaVu Sans Mono" fo:font-size="7pt" style:font-size-asian="7pt" style:font-size-complex="7pt"/>
    </style:style>
    <style:style style:name="ce50" style:family="table-cell" style:parent-style-name="Default">
      <style:table-cell-properties fo:wrap-option="wrap"/>
      <style:text-properties fo:color="#494848" style:font-name="DejaVu Sans Mono" fo:font-size="7pt" fo:language="sl" fo:country="SI" style:font-name-asian="Microsoft YaHei" style:font-size-asian="7pt" style:font-name-complex="Mangal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9"/>
        <table:table-column table:style-name="co10" table:default-cell-style-name="ce45"/>
        <table:table-column table:style-name="co11" table:number-columns-repeated="33" table:default-cell-style-name="ce35"/>
        <table:table-column table:style-name="co12" table:number-columns-repeated="21" table:default-cell-style-name="ce35"/>
        <table:table-row table:style-name="ro1">
          <table:table-cell office:value-type="string" calcext:value-type="string">
            <text:p>ns1:groupId</text:p>
          </table:table-cell>
          <table:table-cell office:value-type="string" calcext:value-type="string">
            <text:p>ns1:artifactId</text:p>
          </table:table-cell>
          <table:table-cell office:value-type="string" calcext:value-type="string">
            <text:p>ns1:version</text:p>
          </table:table-cell>
          <table:table-cell office:value-type="string" calcext:value-type="string">
            <text:p>ns1:classifier</text:p>
          </table:table-cell>
          <table:table-cell/>
          <table:table-cell office:value-type="string" calcext:value-type="string">
            <text:p>ns1:systemPath</text:p>
          </table:table-cell>
          <table:table-cell table:number-columns-repeated="2"/>
          <table:table-cell table:style-name="ce48" office:value-type="string" calcext:value-type="string">
            <text:p>local repo</text:p>
          </table:table-cell>
          <table:table-cell office:value-type="string" calcext:value-type="string">
            <text:p>ts repo</text:p>
          </table:table-cell>
          <table:table-cell table:number-columns-repeated="54"/>
        </table:table-row>
        <table:table-row table:style-name="ro2">
          <table:table-cell table:style-name="ce36" office:value-type="string" calcext:value-type="string">
            <text:p>com.documentum</text:p>
          </table:table-cell>
          <table:table-cell table:style-name="ce36" office:value-type="string" calcext:value-type="string">
            <text:p>Documentum</text:p>
          </table:table-cell>
          <table:table-cell table:style-name="ce37" office:value-type="string" calcext:value-type="string">
            <text:p>7.2.0240.0205</text:p>
          </table:table-cell>
          <table:table-cell table:style-name="ce36" table:number-columns-repeated="2"/>
          <table:table-cell table:style-name="ce46" office:value-type="string" calcext:value-type="string">
            <text:p>/home/klemen/JavaLibraries/Documentum Foundation Classes for Windows, Version 7.2.0240.0205 Linux/dfc.jar</text:p>
          </table:table-cell>
          <table:table-cell table:number-columns-repeated="2"/>
          <table:table-cell table:style-name="ce48" table:formula="of:=+CONCATENATE(&quot;mvn install:install-file -DgroupId=&quot;;[.A2];&quot; -DartifactId=&quot;;[.B2];&quot; -Dpackaging=jar -Dversion=&quot;;CHAR(34);[.C2];CHAR(34);&quot; -Dfile=&quot;;CHAR(34);[.F2];CHAR(34);&quot; -DgeneratePom=true&quot;)" office:value-type="string" office:string-value="mvn install:install-file -DgroupId=com.documentum -DartifactId=Documentum -Dpackaging=jar -Dversion=&quot;7.2.0240.0205&quot; -Dfile=&quot;/home/klemen/JavaLibraries/Documentum Foundation Classes for Windows, Version 7.2.0240.0205 Linux/dfc.jar&quot; -DgeneratePom=true" calcext:value-type="string">
            <text:p>mvn install:install-file -DgroupId=com.documentum -DartifactId=Documentum -Dpackaging=jar -Dversion="7.2.0240.0205" -Dfile="/home/klemen/JavaLibraries/Documentum Foundation Classes for Windows, Version 7.2.0240.0205 Linux/dfc.jar" -DgeneratePom=true</text:p>
          </table:table-cell>
          <table:table-cell table:style-name="ce50"/>
          <table:table-cell table:number-columns-repeated="54"/>
        </table:table-row>
        <table:table-row table:style-name="ro3">
          <table:table-cell table:style-name="ce36" office:value-type="string" calcext:value-type="string">
            <text:p>com.documentum.services</text:p>
          </table:table-cell>
          <table:table-cell table:style-name="ce36" office:value-type="string" calcext:value-type="string">
            <text:p>configservice-api</text:p>
          </table:table-cell>
          <table:table-cell table:style-name="ce37" office:value-type="string" calcext:value-type="string">
            <text:p>7.2.0240.0205</text:p>
          </table:table-cell>
          <table:table-cell table:style-name="ce36" table:number-columns-repeated="2"/>
          <table:table-cell table:style-name="ce46" office:value-type="string" calcext:value-type="string">
            <text:p>/home/klemen/JavaLibraries/Documentum Foundation Classes for Windows, Version 7.2.0240.0205 Linux/configservice-api.jar</text:p>
          </table:table-cell>
          <table:table-cell table:number-columns-repeated="2"/>
          <table:table-cell table:style-name="ce48" table:formula="of:=+CONCATENATE(&quot;mvn install:install-file -DgroupId=&quot;;[.A3];&quot; -DartifactId=&quot;;[.B3];&quot; -Dpackaging=jar -Dversion=&quot;;CHAR(34);[.C3];CHAR(34);&quot; -Dfile=&quot;;CHAR(34);[.F3];CHAR(34);&quot; -DgeneratePom=true&quot;)" office:value-type="string" office:string-value="mvn install:install-file -DgroupId=com.documentum.services -DartifactId=configservice-api -Dpackaging=jar -Dversion=&quot;7.2.0240.0205&quot; -Dfile=&quot;/home/klemen/JavaLibraries/Documentum Foundation Classes for Windows, Version 7.2.0240.0205 Linux/configservice-api.jar&quot; -DgeneratePom=true" calcext:value-type="string">
            <text:p>mvn install:install-file -DgroupId=com.documentum.services -DartifactId=configservice-api -Dpackaging=jar -Dversion="7.2.0240.0205" -Dfile="/home/klemen/JavaLibraries/Documentum Foundation Classes for Windows, Version 7.2.0240.0205 Linux/configservice-api.jar" -DgeneratePom=true</text:p>
          </table:table-cell>
          <table:table-cell table:style-name="ce50"/>
          <table:table-cell table:number-columns-repeated="54"/>
        </table:table-row>
        <table:table-row table:style-name="ro3">
          <table:table-cell table:style-name="ce36" office:value-type="string" calcext:value-type="string">
            <text:p>com.documentum.services</text:p>
          </table:table-cell>
          <table:table-cell table:style-name="ce36" office:value-type="string" calcext:value-type="string">
            <text:p>configservice-impl</text:p>
          </table:table-cell>
          <table:table-cell table:style-name="ce37" office:value-type="string" calcext:value-type="string">
            <text:p>7.2.0240.0205</text:p>
          </table:table-cell>
          <table:table-cell table:style-name="ce36" table:number-columns-repeated="2"/>
          <table:table-cell table:style-name="ce46" office:value-type="string" calcext:value-type="string">
            <text:p>/home/klemen/JavaLibraries/Documentum Foundation Classes for Windows, Version 7.2.0240.0205 Linux/configservice-impl.jar</text:p>
          </table:table-cell>
          <table:table-cell table:number-columns-repeated="2"/>
          <table:table-cell table:style-name="ce48" table:formula="of:=+CONCATENATE(&quot;mvn install:install-file -DgroupId=&quot;;[.A4];&quot; -DartifactId=&quot;;[.B4];&quot; -Dpackaging=jar -Dversion=&quot;;CHAR(34);[.C4];CHAR(34);&quot; -Dfile=&quot;;CHAR(34);[.F4];CHAR(34);&quot; -DgeneratePom=true&quot;)" office:value-type="string" office:string-value="mvn install:install-file -DgroupId=com.documentum.services -DartifactId=configservice-impl -Dpackaging=jar -Dversion=&quot;7.2.0240.0205&quot; -Dfile=&quot;/home/klemen/JavaLibraries/Documentum Foundation Classes for Windows, Version 7.2.0240.0205 Linux/configservice-impl.jar&quot; -DgeneratePom=true" calcext:value-type="string">
            <text:p>mvn install:install-file -DgroupId=com.documentum.services -DartifactId=configservice-impl -Dpackaging=jar -Dversion="7.2.0240.0205" -Dfile="/home/klemen/JavaLibraries/Documentum Foundation Classes for Windows, Version 7.2.0240.0205 Linux/configservice-impl.jar" -DgeneratePom=true</text:p>
          </table:table-cell>
          <table:table-cell table:style-name="ce50"/>
          <table:table-cell table:number-columns-repeated="54"/>
        </table:table-row>
        <table:table-row table:style-name="ro2">
          <table:table-cell table:style-name="ce36" office:value-type="string" calcext:value-type="string">
            <text:p>com.mobitel</text:p>
          </table:table-cell>
          <table:table-cell table:style-name="ce40" office:value-type="string" calcext:value-type="string">
            <text:p>barcode</text:p>
          </table:table-cell>
          <table:table-cell table:style-name="ce37" office:value-type="string" calcext:value-type="string">
            <text:p>0.0.4</text:p>
          </table:table-cell>
          <table:table-cell table:style-name="ce36" table:number-columns-repeated="2"/>
          <table:table-cell table:style-name="ce46" office:value-type="string" calcext:value-type="string">
            <text:p>/home/klemen/workspace/BarcodeSBO/target/BarcodeSBO-0.0.4.jar</text:p>
          </table:table-cell>
          <table:table-cell table:number-columns-repeated="2"/>
          <table:table-cell table:style-name="ce48" table:formula="of:=+CONCATENATE(&quot;mvn install:install-file -DgroupId=&quot;;[.A5];&quot; -DartifactId=&quot;;[.B5];&quot; -Dpackaging=jar -Dversion=&quot;;CHAR(34);[.C5];CHAR(34);&quot; -Dfile=&quot;;CHAR(34);[.F5];CHAR(34);&quot; -DgeneratePom=true&quot;)" office:value-type="string" office:string-value="mvn install:install-file -DgroupId=com.mobitel -DartifactId=barcode -Dpackaging=jar -Dversion=&quot;0.0.4&quot; -Dfile=&quot;/home/klemen/workspace/BarcodeSBO/target/BarcodeSBO-0.0.4.jar&quot; -DgeneratePom=true" calcext:value-type="string">
            <text:p>mvn install:install-file -DgroupId=com.mobitel -DartifactId=barcode -Dpackaging=jar -Dversion="0.0.4" -Dfile="/home/klemen/workspace/BarcodeSBO/target/BarcodeSBO-0.0.4.jar" -DgeneratePom=true</text:p>
          </table:table-cell>
          <table:table-cell table:style-name="ce50"/>
          <table:table-cell table:number-columns-repeated="54"/>
        </table:table-row>
        <table:table-row table:style-name="ro1">
          <table:table-cell table:style-name="ce36" table:number-columns-repeated="2"/>
          <table:table-cell table:style-name="ce37"/>
          <table:table-cell table:style-name="ce36" table:number-columns-repeated="2"/>
          <table:table-cell table:style-name="ce46"/>
          <table:table-cell table:number-columns-repeated="2"/>
          <table:table-cell table:style-name="ce48"/>
          <table:table-cell table:style-name="ce50"/>
          <table:table-cell table:number-columns-repeated="54"/>
        </table:table-row>
        <table:table-row table:style-name="ro2">
          <table:table-cell table:style-name="ce36" office:value-type="string" calcext:value-type="string">
            <text:p>com.emc.documentum.fs.datamodel.core</text:p>
          </table:table-cell>
          <table:table-cell table:style-name="ce36" office:value-type="string" calcext:value-type="string">
            <text:p>emc-dfs-services-remote</text:p>
          </table:table-cell>
          <table:table-cell table:style-name="ce36" office:value-type="string" calcext:value-type="string">
            <text:p>6.5.P2400</text:p>
          </table:table-cell>
          <table:table-cell table:style-name="ce36" table:number-columns-repeated="2"/>
          <table:table-cell table:style-name="ce46" office:value-type="string" calcext:value-type="string">
            <text:p>/home/klemen/JavaLibraries/DFS_6.5p2400/emc-dfs-services-remote.jar</text:p>
          </table:table-cell>
          <table:table-cell table:number-columns-repeated="2"/>
          <table:table-cell table:style-name="ce48" table:formula="of:=+CONCATENATE(&quot;mvn install:install-file -DgroupId=&quot;;[.A7];&quot; -DartifactId=&quot;;[.B7];&quot; -Dpackaging=jar -Dversion=&quot;;CHAR(34);[.C7];CHAR(34);&quot; -Dfile=&quot;;CHAR(34);[.F7];CHAR(34);&quot; -DgeneratePom=true&quot;)" office:value-type="string" office:string-value="mvn install:install-file -DgroupId=com.emc.documentum.fs.datamodel.core -DartifactId=emc-dfs-services-remote -Dpackaging=jar -Dversion=&quot;6.5.P2400&quot; -Dfile=&quot;/home/klemen/JavaLibraries/DFS_6.5p2400/emc-dfs-services-remote.jar&quot; -DgeneratePom=true" calcext:value-type="string">
            <text:p>mvn install:install-file -DgroupId=com.emc.documentum.fs.datamodel.core -DartifactId=emc-dfs-services-remote -Dpackaging=jar -Dversion="6.5.P2400" -Dfile="/home/klemen/JavaLibraries/DFS_6.5p2400/emc-dfs-services-remote.jar" -DgeneratePom=true</text:p>
          </table:table-cell>
          <table:table-cell table:style-name="ce50"/>
          <table:table-cell table:number-columns-repeated="54"/>
        </table:table-row>
        <table:table-row table:style-name="ro2">
          <table:table-cell office:value-type="string" calcext:value-type="string">
            <text:p>com.emc.documentum.fs.rt</text:p>
          </table:table-cell>
          <table:table-cell office:value-type="string" calcext:value-type="string">
            <text:p>emc-dfs-rt-remote</text:p>
          </table:table-cell>
          <table:table-cell table:style-name="ce36" office:value-type="string" calcext:value-type="string">
            <text:p>6.5.P2400</text:p>
          </table:table-cell>
          <table:table-cell table:style-name="ce36" table:number-columns-repeated="2"/>
          <table:table-cell office:value-type="string" calcext:value-type="string">
            <text:p>/home/klemen/JavaLibraries/DFS_6.5p2400/emc-dfs-rt-remote.jar</text:p>
          </table:table-cell>
          <table:table-cell table:number-columns-repeated="2"/>
          <table:table-cell table:style-name="ce48" table:formula="of:=+CONCATENATE(&quot;mvn install:install-file -DgroupId=&quot;;[.A8];&quot; -DartifactId=&quot;;[.B8];&quot; -Dpackaging=jar -Dversion=&quot;;CHAR(34);[.C8];CHAR(34);&quot; -Dfile=&quot;;CHAR(34);[.F8];CHAR(34);&quot; -DgeneratePom=true&quot;)" office:value-type="string" office:string-value="mvn install:install-file -DgroupId=com.emc.documentum.fs.rt -DartifactId=emc-dfs-rt-remote -Dpackaging=jar -Dversion=&quot;6.5.P2400&quot; -Dfile=&quot;/home/klemen/JavaLibraries/DFS_6.5p2400/emc-dfs-rt-remote.jar&quot; -DgeneratePom=true" calcext:value-type="string">
            <text:p>mvn install:install-file -DgroupId=com.emc.documentum.fs.rt -DartifactId=emc-dfs-rt-remote -Dpackaging=jar -Dversion="6.5.P2400" -Dfile="/home/klemen/JavaLibraries/DFS_6.5p2400/emc-dfs-rt-remote.jar" -DgeneratePom=true</text:p>
          </table:table-cell>
          <table:table-cell table:style-name="ce50"/>
          <table:table-cell table:number-columns-repeated="54"/>
        </table:table-row>
        <table:table-row table:style-name="ro2">
          <table:table-cell office:value-type="string" calcext:value-type="string">
            <text:p>com.emc.documentum.fs.rt</text:p>
          </table:table-cell>
          <table:table-cell office:value-type="string" calcext:value-type="string">
            <text:p>emc-dfs-tools</text:p>
          </table:table-cell>
          <table:table-cell table:style-name="ce36" office:value-type="string" calcext:value-type="string">
            <text:p>6.5.P2400</text:p>
          </table:table-cell>
          <table:table-cell table:number-columns-repeated="2"/>
          <table:table-cell office:value-type="string" calcext:value-type="string">
            <text:p>/home/klemen/JavaLibraries/DFS_6.5p2400/emc-dfs-tools.jar</text:p>
          </table:table-cell>
          <table:table-cell table:number-columns-repeated="2"/>
          <table:table-cell table:style-name="ce48" table:formula="of:=+CONCATENATE(&quot;mvn install:install-file -DgroupId=&quot;;[.A9];&quot; -DartifactId=&quot;;[.B9];&quot; -Dpackaging=jar -Dversion=&quot;;CHAR(34);[.C9];CHAR(34);&quot; -Dfile=&quot;;CHAR(34);[.F9];CHAR(34);&quot; -DgeneratePom=true&quot;)" office:value-type="string" office:string-value="mvn install:install-file -DgroupId=com.emc.documentum.fs.rt -DartifactId=emc-dfs-tools -Dpackaging=jar -Dversion=&quot;6.5.P2400&quot; -Dfile=&quot;/home/klemen/JavaLibraries/DFS_6.5p2400/emc-dfs-tools.jar&quot; -DgeneratePom=true" calcext:value-type="string">
            <text:p>mvn install:install-file -DgroupId=com.emc.documentum.fs.rt -DartifactId=emc-dfs-tools -Dpackaging=jar -Dversion="6.5.P2400" -Dfile="/home/klemen/JavaLibraries/DFS_6.5p2400/emc-dfs-tools.jar" -DgeneratePom=true</text:p>
          </table:table-cell>
          <table:table-cell table:style-name="ce50"/>
          <table:table-cell table:number-columns-repeated="54"/>
        </table:table-row>
        <table:table-row table:style-name="ro1">
          <table:table-cell office:value-type="string" calcext:value-type="string">
            <text:p>com.emc.documentum.fs.rt</text:p>
          </table:table-cell>
          <table:table-cell office:value-type="string" calcext:value-type="string">
            <text:p>emc-dfs-rt</text:p>
          </table:table-cell>
          <table:table-cell table:style-name="ce36" office:value-type="string" calcext:value-type="string">
            <text:p>6.5.P2400</text:p>
          </table:table-cell>
          <table:table-cell table:number-columns-repeated="2"/>
          <table:table-cell office:value-type="string" calcext:value-type="string">
            <text:p>/home/klemen/JavaLibraries/DFS_6.5p2400/emc-dfs-rt.jar</text:p>
          </table:table-cell>
          <table:table-cell table:number-columns-repeated="2"/>
          <table:table-cell table:style-name="ce48" table:formula="of:=+CONCATENATE(&quot;mvn install:install-file -DgroupId=&quot;;[.A10];&quot; -DartifactId=&quot;;[.B10];&quot; -Dpackaging=jar -Dversion=&quot;;CHAR(34);[.C10];CHAR(34);&quot; -Dfile=&quot;;CHAR(34);[.F10];CHAR(34);&quot; -DgeneratePom=true&quot;)" office:value-type="string" office:string-value="mvn install:install-file -DgroupId=com.emc.documentum.fs.rt -DartifactId=emc-dfs-rt -Dpackaging=jar -Dversion=&quot;6.5.P2400&quot; -Dfile=&quot;/home/klemen/JavaLibraries/DFS_6.5p2400/emc-dfs-rt.jar&quot; -DgeneratePom=true" calcext:value-type="string">
            <text:p>mvn install:install-file -DgroupId=com.emc.documentum.fs.rt -DartifactId=emc-dfs-rt -Dpackaging=jar -Dversion="6.5.P2400" -Dfile="/home/klemen/JavaLibraries/DFS_6.5p2400/emc-dfs-rt.jar" -DgeneratePom=true</text:p>
          </table:table-cell>
          <table:table-cell table:style-name="ce50"/>
          <table:table-cell table:number-columns-repeated="54"/>
        </table:table-row>
        <table:table-row table:style-name="ro1">
          <table:table-cell table:number-columns-repeated="8"/>
          <table:table-cell table:style-name="ce48"/>
          <table:table-cell table:style-name="ce50"/>
          <table:table-cell table:number-columns-repeated="54"/>
        </table:table-row>
        <table:table-row table:style-name="ro2">
          <table:table-cell office:value-type="string" calcext:value-type="string">
            <text:p>com.oracle</text:p>
          </table:table-cell>
          <table:table-cell table:style-name="ce37" office:value-type="string" calcext:value-type="string">
            <text:p>ojdbc7</text:p>
          </table:table-cell>
          <table:table-cell table:style-name="ce42" office:value-type="string" calcext:value-type="string">
            <text:p>12.1.0.1</text:p>
          </table:table-cell>
          <table:table-cell table:number-columns-repeated="2"/>
          <table:table-cell office:value-type="string" calcext:value-type="string">
            <text:p>/home/klemen/JavaLibraries/Oracle/Oracle Database 12.1.0.1 JDBC Driver/ojdbc7.jar</text:p>
          </table:table-cell>
          <table:table-cell table:number-columns-repeated="2"/>
          <table:table-cell table:style-name="ce48" table:formula="of:=+CONCATENATE(&quot;mvn install:install-file -DgroupId=&quot;;[.A12];&quot; -DartifactId=&quot;;[.B12];&quot; -Dpackaging=jar -Dversion=&quot;;CHAR(34);[.C12];CHAR(34);&quot; -Dfile=&quot;;CHAR(34);[.F12];CHAR(34);&quot; -DgeneratePom=true&quot;)" office:value-type="string" office:string-value="mvn install:install-file -DgroupId=com.oracle -DartifactId=ojdbc7 -Dpackaging=jar -Dversion=&quot;12.1.0.1&quot; -Dfile=&quot;/home/klemen/JavaLibraries/Oracle/Oracle Database 12.1.0.1 JDBC Driver/ojdbc7.jar&quot; -DgeneratePom=true" calcext:value-type="string">
            <text:p>mvn install:install-file -DgroupId=com.oracle -DartifactId=ojdbc7 -Dpackaging=jar -Dversion="12.1.0.1" -Dfile="/home/klemen/JavaLibraries/Oracle/Oracle Database 12.1.0.1 JDBC Driver/ojdbc7.jar" -DgeneratePom=true</text:p>
          </table:table-cell>
          <table:table-cell table:style-name="ce50"/>
          <table:table-cell table:number-columns-repeated="54"/>
        </table:table-row>
        <table:table-row table:style-name="ro2">
          <table:table-cell office:value-type="string" calcext:value-type="string">
            <text:p>com.oracle</text:p>
          </table:table-cell>
          <table:table-cell office:value-type="string" calcext:value-type="string">
            <text:p>ucp</text:p>
          </table:table-cell>
          <table:table-cell table:style-name="ce42" office:value-type="string" calcext:value-type="string">
            <text:p>12.1.0.1</text:p>
          </table:table-cell>
          <table:table-cell table:number-columns-repeated="2"/>
          <table:table-cell office:value-type="string" calcext:value-type="string">
            <text:p>/home/klemen/JavaLibraries/Oracle/Oracle Database 12.1.0.1 JDBC Driver/ucp.jar</text:p>
          </table:table-cell>
          <table:table-cell table:number-columns-repeated="2"/>
          <table:table-cell table:style-name="ce48" table:formula="of:=+CONCATENATE(&quot;mvn install:install-file -DgroupId=&quot;;[.A13];&quot; -DartifactId=&quot;;[.B13];&quot; -Dpackaging=jar -Dversion=&quot;;CHAR(34);[.C13];CHAR(34);&quot; -Dfile=&quot;;CHAR(34);[.F13];CHAR(34);&quot; -DgeneratePom=true&quot;)" office:value-type="string" office:string-value="mvn install:install-file -DgroupId=com.oracle -DartifactId=ucp -Dpackaging=jar -Dversion=&quot;12.1.0.1&quot; -Dfile=&quot;/home/klemen/JavaLibraries/Oracle/Oracle Database 12.1.0.1 JDBC Driver/ucp.jar&quot; -DgeneratePom=true" calcext:value-type="string">
            <text:p>mvn install:install-file -DgroupId=com.oracle -DartifactId=ucp -Dpackaging=jar -Dversion="12.1.0.1" -Dfile="/home/klemen/JavaLibraries/Oracle/Oracle Database 12.1.0.1 JDBC Driver/ucp.jar" -DgeneratePom=true</text:p>
          </table:table-cell>
          <table:table-cell table:style-name="ce50"/>
          <table:table-cell table:number-columns-repeated="54"/>
        </table:table-row>
        <table:table-row table:style-name="ro1">
          <table:table-cell table:number-columns-repeated="8"/>
          <table:table-cell table:style-name="ce48"/>
          <table:table-cell table:style-name="ce50"/>
          <table:table-cell table:number-columns-repeated="54"/>
        </table:table-row>
        <table:table-row table:style-name="ro3">
          <table:table-cell table:style-name="ce36" office:value-type="string" calcext:value-type="string">
            <text:p>com.documentum.services</text:p>
          </table:table-cell>
          <table:table-cell table:style-name="ce36" office:value-type="string" calcext:value-type="string">
            <text:p>configservice-api</text:p>
          </table:table-cell>
          <table:table-cell table:style-name="ce37" office:value-type="string" calcext:value-type="string">
            <text:p>7.2.0240.0205</text:p>
          </table:table-cell>
          <table:table-cell table:style-name="ce36" office:value-type="string" calcext:value-type="string">
            <text:p>centos</text:p>
          </table:table-cell>
          <table:table-cell table:style-name="ce36"/>
          <table:table-cell table:style-name="ce46" office:value-type="string" calcext:value-type="string">
            <text:p>/home/klemen/JavaLibraries/Documentum Foundation Classes for Windows, Version 7.2.0240.0205 Linux/configservice-api.jar</text:p>
          </table:table-cell>
          <table:table-cell table:number-columns-repeated="2"/>
          <table:table-cell table:style-name="ce48" table:formula="of:=+CONCATENATE(&quot;mvn install:install-file -DgroupId=&quot;;[.A15];&quot; -DartifactId=&quot;;[.B15];&quot; -Dpackaging=jar -Dversion=&quot;;CHAR(34);[.C15];CHAR(34);&quot; -Dfile=&quot;;CHAR(34);[.F15];CHAR(34);&quot; -DgeneratePom=true -Dclassifier=&quot;;[.D15])" office:value-type="string" office:string-value="mvn install:install-file -DgroupId=com.documentum.services -DartifactId=configservice-api -Dpackaging=jar -Dversion=&quot;7.2.0240.0205&quot; -Dfile=&quot;/home/klemen/JavaLibraries/Documentum Foundation Classes for Windows, Version 7.2.0240.0205 Linux/configservice-api.jar&quot; -DgeneratePom=true -Dclassifier=centos" calcext:value-type="string">
            <text:p>mvn install:install-file -DgroupId=com.documentum.services -DartifactId=configservice-api -Dpackaging=jar -Dversion="7.2.0240.0205" -Dfile="/home/klemen/JavaLibraries/Documentum Foundation Classes for Windows, Version 7.2.0240.0205 Linux/configservice-api.jar" -DgeneratePom=true -Dclassifier=centos</text:p>
          </table:table-cell>
          <table:table-cell table:style-name="ce50" table:formula="of:=+CONCATENATE(&quot;mvn deploy:deploy-file -DgroupId=&quot;;[.A15];&quot; -DartifactId=&quot;;[.B15];&quot; -Dpackaging=jar -Dversion=&quot;;CHAR(34);[.C15];CHAR(34);&quot; -Dfile=&quot;;CHAR(34);[.F15];CHAR(34);&quot; -DgeneratePom=true &quot;;IF([.D15]&lt;&gt;&quot;&quot;;CONCATENATE(&quot;-Dclassifier=&quot;;[.D15];&quot; -DrepositoryId=ts-maven -Durl=http://bpl-trmmaven.ts.telekom.si:8081/artifactory/ext-release-local&quot;)))" office:value-type="string" office:string-value="mvn deploy:deploy-file -DgroupId=com.documentum.services -DartifactId=configservice-api -Dpackaging=jar -Dversion=&quot;7.2.0240.0205&quot; -Dfile=&quot;/home/klemen/JavaLibraries/Documentum Foundation Classes for Windows, Version 7.2.0240.0205 Linux/configservice-api.jar&quot; -DgeneratePom=true -Dclassifier=centos -DrepositoryId=ts-maven -Durl=http://bpl-trmmaven.ts.telekom.si:8081/artifactory/ext-release-local" calcext:value-type="string">
            <text:p>mvn deploy:deploy-file -DgroupId=com.documentum.services -DartifactId=configservice-api -Dpackaging=jar -Dversion="7.2.0240.0205" -Dfile="/home/klemen/JavaLibraries/Documentum Foundation Classes for Windows, Version 7.2.0240.0205 Linux/configservice-api.jar" -DgeneratePom=true -Dclassifier=centos -DrepositoryId=ts-maven -Durl=http://bpl-trmmaven.ts.telekom.si:8081/artifactory/ext-release-local</text:p>
          </table:table-cell>
          <table:table-cell table:number-columns-repeated="54"/>
        </table:table-row>
        <table:table-row table:style-name="ro3">
          <table:table-cell table:style-name="ce36" office:value-type="string" calcext:value-type="string">
            <text:p>com.documentum.services</text:p>
          </table:table-cell>
          <table:table-cell table:style-name="ce36" office:value-type="string" calcext:value-type="string">
            <text:p>configservice-impl</text:p>
          </table:table-cell>
          <table:table-cell table:style-name="ce37" office:value-type="string" calcext:value-type="string">
            <text:p>7.2.0240.0205</text:p>
          </table:table-cell>
          <table:table-cell table:style-name="ce36" office:value-type="string" calcext:value-type="string">
            <text:p>centos</text:p>
          </table:table-cell>
          <table:table-cell table:style-name="ce36"/>
          <table:table-cell table:style-name="ce46" office:value-type="string" calcext:value-type="string">
            <text:p>/home/klemen/JavaLibraries/Documentum Foundation Classes for Windows, Version 7.2.0240.0205 Linux/configservice-impl.jar</text:p>
          </table:table-cell>
          <table:table-cell table:number-columns-repeated="2"/>
          <table:table-cell table:style-name="ce48" table:formula="of:=+CONCATENATE(&quot;mvn install:install-file -DgroupId=&quot;;[.A16];&quot; -DartifactId=&quot;;[.B16];&quot; -Dpackaging=jar -Dversion=&quot;;CHAR(34);[.C16];CHAR(34);&quot; -Dfile=&quot;;CHAR(34);[.F16];CHAR(34);&quot; -DgeneratePom=true -Dclassifier=&quot;;[.D16])" office:value-type="string" office:string-value="mvn install:install-file -DgroupId=com.documentum.services -DartifactId=configservice-impl -Dpackaging=jar -Dversion=&quot;7.2.0240.0205&quot; -Dfile=&quot;/home/klemen/JavaLibraries/Documentum Foundation Classes for Windows, Version 7.2.0240.0205 Linux/configservice-impl.jar&quot; -DgeneratePom=true -Dclassifier=centos" calcext:value-type="string">
            <text:p>mvn install:install-file -DgroupId=com.documentum.services -DartifactId=configservice-impl -Dpackaging=jar -Dversion="7.2.0240.0205" -Dfile="/home/klemen/JavaLibraries/Documentum Foundation Classes for Windows, Version 7.2.0240.0205 Linux/configservice-impl.jar" -DgeneratePom=true -Dclassifier=centos</text:p>
          </table:table-cell>
          <table:table-cell table:style-name="ce50" table:formula="of:=+CONCATENATE(&quot;mvn deploy:deploy-file -DgroupId=&quot;;[.A16];&quot; -DartifactId=&quot;;[.B16];&quot; -Dpackaging=jar -Dversion=&quot;;CHAR(34);[.C16];CHAR(34);&quot; -Dfile=&quot;;CHAR(34);[.F16];CHAR(34);&quot; -DgeneratePom=true &quot;;IF([.D16]&lt;&gt;&quot;&quot;;CONCATENATE(&quot;-Dclassifier=&quot;;[.D16];&quot; -DrepositoryId=ts-maven -Durl=http://bpl-trmmaven.ts.telekom.si:8081/artifactory/ext-release-local&quot;)))" office:value-type="string" office:string-value="mvn deploy:deploy-file -DgroupId=com.documentum.services -DartifactId=configservice-impl -Dpackaging=jar -Dversion=&quot;7.2.0240.0205&quot; -Dfile=&quot;/home/klemen/JavaLibraries/Documentum Foundation Classes for Windows, Version 7.2.0240.0205 Linux/configservice-impl.jar&quot; -DgeneratePom=true -Dclassifier=centos -DrepositoryId=ts-maven -Durl=http://bpl-trmmaven.ts.telekom.si:8081/artifactory/ext-release-local" calcext:value-type="string">
            <text:p>mvn deploy:deploy-file -DgroupId=com.documentum.services -DartifactId=configservice-impl -Dpackaging=jar -Dversion="7.2.0240.0205" -Dfile="/home/klemen/JavaLibraries/Documentum Foundation Classes for Windows, Version 7.2.0240.0205 Linux/configservice-impl.jar" -DgeneratePom=true -Dclassifier=centos -DrepositoryId=ts-maven -Durl=http://bpl-trmmaven.ts.telekom.si:8081/artifactory/ext-release-local</text:p>
          </table:table-cell>
          <table:table-cell table:number-columns-repeated="54"/>
        </table:table-row>
        <table:table-row table:style-name="ro1">
          <table:table-cell table:number-columns-repeated="8"/>
          <table:table-cell table:style-name="ce48"/>
          <table:table-cell table:style-name="ce50"/>
          <table:table-cell table:number-columns-repeated="54"/>
        </table:table-row>
        <table:table-row table:style-name="ro2">
          <table:table-cell table:style-name="ce36" office:value-type="string" calcext:value-type="string">
            <text:p>com.rsa</text:p>
          </table:table-cell>
          <table:table-cell table:style-name="ce36" office:value-type="string" calcext:value-type="string">
            <text:p>certj</text:p>
          </table:table-cell>
          <table:table-cell table:style-name="ce37" office:value-type="string" calcext:value-type="string">
            <text:p>7.2.0240.0205</text:p>
          </table:table-cell>
          <table:table-cell table:style-name="ce36" table:number-columns-repeated="2"/>
          <table:table-cell table:style-name="ce46" office:value-type="string" calcext:value-type="string">
            <text:p>/home/klemen/JavaLibraries/Documentum Foundation Classes for Windows, Version 7.2.0240.0205 Linux/certj.jar</text:p>
          </table:table-cell>
          <table:table-cell table:number-columns-repeated="2"/>
          <table:table-cell table:style-name="ce48" table:formula="of:=+CONCATENATE(&quot;mvn install:install-file -DgroupId=&quot;;[.A18];&quot; -DartifactId=&quot;;[.B18];&quot; -Dpackaging=jar -Dversion=&quot;;CHAR(34);[.C18];CHAR(34);&quot; -Dfile=&quot;;CHAR(34);[.F18];CHAR(34);&quot; -DgeneratePom=true&quot;)" office:value-type="string" office:string-value="mvn install:install-file -DgroupId=com.rsa -DartifactId=certj -Dpackaging=jar -Dversion=&quot;7.2.0240.0205&quot; -Dfile=&quot;/home/klemen/JavaLibraries/Documentum Foundation Classes for Windows, Version 7.2.0240.0205 Linux/certj.jar&quot; -DgeneratePom=true" calcext:value-type="string">
            <text:p>mvn install:install-file -DgroupId=com.rsa -DartifactId=certj -Dpackaging=jar -Dversion="7.2.0240.0205" -Dfile="/home/klemen/JavaLibraries/Documentum Foundation Classes for Windows, Version 7.2.0240.0205 Linux/certj.jar" -DgeneratePom=true</text:p>
          </table:table-cell>
          <table:table-cell table:style-name="ce50" table:formula="of:=+CONCATENATE(&quot;mvn deploy:deploy-file -DgroupId=&quot;;[.A18];&quot; -DartifactId=&quot;;[.B18];&quot; -Dpackaging=jar -Dversion=&quot;;CHAR(34);[.C18];CHAR(34);&quot; -Dfile=&quot;;CHAR(34);[.F18];CHAR(34);&quot; -DgeneratePom=true &quot;;IF([.D18]&lt;&gt;&quot;&quot;;CONCATENATE(&quot;-Dclassifier=&quot;;[.D18];&quot;-DrepositoryId=ts-maven -Durl=http://bpl-trmmaven.ts.telekom.si:8081/artifactory/ext-release-local&quot;)))" office:value-type="string" office:string-value="mvn deploy:deploy-file -DgroupId=com.rsa -DartifactId=certj -Dpackaging=jar -Dversion=&quot;7.2.0240.0205&quot; -Dfile=&quot;/home/klemen/JavaLibraries/Documentum Foundation Classes for Windows, Version 7.2.0240.0205 Linux/certj.jar&quot; -DgeneratePom=true 0" calcext:value-type="string">
            <text:p>mvn deploy:deploy-file -DgroupId=com.rsa -DartifactId=certj -Dpackaging=jar -Dversion="7.2.0240.0205" -Dfile="/home/klemen/JavaLibraries/Documentum Foundation Classes for Windows, Version 7.2.0240.0205 Linux/certj.jar" -DgeneratePom=true 0</text:p>
          </table:table-cell>
          <table:table-cell table:number-columns-repeated="54"/>
        </table:table-row>
        <table:table-row table:style-name="ro1">
          <table:table-cell table:style-name="ce36" table:number-columns-repeated="2"/>
          <table:table-cell table:style-name="ce37"/>
          <table:table-cell table:style-name="ce36" table:number-columns-repeated="2"/>
          <table:table-cell table:style-name="ce46"/>
          <table:table-cell table:number-columns-repeated="2"/>
          <table:table-cell table:style-name="ce48"/>
          <table:table-cell table:style-name="ce50"/>
          <table:table-cell table:number-columns-repeated="54"/>
        </table:table-row>
        <table:table-row table:style-name="ro2">
          <table:table-cell table:style-name="ce36" office:value-type="string" calcext:value-type="string">
            <text:p>com.documentum</text:p>
          </table:table-cell>
          <table:table-cell table:style-name="ce36" office:value-type="string" calcext:value-type="string">
            <text:p>Documentum</text:p>
          </table:table-cell>
          <table:table-cell table:style-name="ce37" office:value-type="string" calcext:value-type="string">
            <text:p>7.2.0240.0205</text:p>
          </table:table-cell>
          <table:table-cell table:style-name="ce36" office:value-type="string" calcext:value-type="string">
            <text:p>centos</text:p>
          </table:table-cell>
          <table:table-cell table:style-name="ce36"/>
          <table:table-cell table:style-name="ce46" office:value-type="string" calcext:value-type="string">
            <text:p>/home/klemen/JavaLibraries/Documentum Foundation Classes for Windows, Version 7.2.0240.0205 Linux/dfc.jar</text:p>
          </table:table-cell>
          <table:table-cell table:number-columns-repeated="2"/>
          <table:table-cell table:style-name="ce48" table:formula="of:=+CONCATENATE(&quot;mvn install:install-file -DgroupId=&quot;;[.A20];&quot; -DartifactId=&quot;;[.B20];&quot; -Dpackaging=jar -Dversion=&quot;;CHAR(34);[.C20];CHAR(34);&quot; -Dfile=&quot;;CHAR(34);[.F20];CHAR(34);&quot; -DgeneratePom=true -Dclassifier=&quot;;[.D20])" office:value-type="string" office:string-value="mvn install:install-file -DgroupId=com.documentum -DartifactId=Documentum -Dpackaging=jar -Dversion=&quot;7.2.0240.0205&quot; -Dfile=&quot;/home/klemen/JavaLibraries/Documentum Foundation Classes for Windows, Version 7.2.0240.0205 Linux/dfc.jar&quot; -DgeneratePom=true -Dclassifier=centos" calcext:value-type="string">
            <text:p>mvn install:install-file -DgroupId=com.documentum -DartifactId=Documentum -Dpackaging=jar -Dversion="7.2.0240.0205" -Dfile="/home/klemen/JavaLibraries/Documentum Foundation Classes for Windows, Version 7.2.0240.0205 Linux/dfc.jar" -DgeneratePom=true -Dclassifier=centos</text:p>
          </table:table-cell>
          <table:table-cell table:style-name="ce50" table:formula="of:=+CONCATENATE(&quot;mvn deploy:deploy-file -DgroupId=&quot;;[.A20];&quot; -DartifactId=&quot;;[.B20];&quot; -Dpackaging=jar -Dversion=&quot;;CHAR(34);[.C20];CHAR(34);&quot; -Dfile=&quot;;CHAR(34);[.F20];CHAR(34);&quot; -DgeneratePom=true &quot;;IF([.D20]&lt;&gt;&quot;&quot;;CONCATENATE(&quot;-Dclassifier=&quot;;[.D20];&quot; -DrepositoryId=ts-maven -Durl=http://bpl-trmmaven.ts.telekom.si:8081/artifactory/ext-release-local&quot;)))" office:value-type="string" office:string-value="mvn deploy:deploy-file -DgroupId=com.documentum -DartifactId=Documentum -Dpackaging=jar -Dversion=&quot;7.2.0240.0205&quot; -Dfile=&quot;/home/klemen/JavaLibraries/Documentum Foundation Classes for Windows, Version 7.2.0240.0205 Linux/dfc.jar&quot; -DgeneratePom=true -Dclassifier=centos -DrepositoryId=ts-maven -Durl=http://bpl-trmmaven.ts.telekom.si:8081/artifactory/ext-release-local" calcext:value-type="string">
            <text:p>mvn deploy:deploy-file -DgroupId=com.documentum -DartifactId=Documentum -Dpackaging=jar -Dversion="7.2.0240.0205" -Dfile="/home/klemen/JavaLibraries/Documentum Foundation Classes for Windows, Version 7.2.0240.0205 Linux/dfc.jar" -DgeneratePom=true -Dclassifier=centos -DrepositoryId=ts-maven -Durl=http://bpl-trmmaven.ts.telekom.si:8081/artifactory/ext-release-local</text:p>
          </table:table-cell>
          <table:table-cell table:number-columns-repeated="54"/>
        </table:table-row>
        <table:table-row table:style-name="ro3">
          <table:table-cell table:style-name="ce36" office:value-type="string" calcext:value-type="string">
            <text:p>com.documentum</text:p>
          </table:table-cell>
          <table:table-cell table:style-name="ce36" office:value-type="string" calcext:value-type="string">
            <text:p>DocumentumDms-client-api</text:p>
          </table:table-cell>
          <table:table-cell table:style-name="ce37" office:value-type="string" calcext:value-type="string">
            <text:p>7.2.0240.0205</text:p>
          </table:table-cell>
          <table:table-cell table:style-name="ce36" office:value-type="string" calcext:value-type="string">
            <text:p>centos</text:p>
          </table:table-cell>
          <table:table-cell table:style-name="ce36"/>
          <table:table-cell table:style-name="ce46" office:value-type="string" calcext:value-type="string">
            <text:p>/home/klemen/JavaLibraries/Documentum Foundation Classes for Windows, Version 7.2.0240.0205 Linux/dms-client-api.jar</text:p>
          </table:table-cell>
          <table:table-cell table:number-columns-repeated="2"/>
          <table:table-cell table:style-name="ce48" table:formula="of:=+CONCATENATE(&quot;mvn install:install-file -DgroupId=&quot;;[.A21];&quot; -DartifactId=&quot;;[.B21];&quot; -Dpackaging=jar -Dversion=&quot;;CHAR(34);[.C21];CHAR(34);&quot; -Dfile=&quot;;CHAR(34);[.F21];CHAR(34);&quot; -DgeneratePom=true -Dclassifier=&quot;;[.D21])" office:value-type="string" office:string-value="mvn install:install-file -DgroupId=com.documentum -DartifactId=DocumentumDms-client-api -Dpackaging=jar -Dversion=&quot;7.2.0240.0205&quot; -Dfile=&quot;/home/klemen/JavaLibraries/Documentum Foundation Classes for Windows, Version 7.2.0240.0205 Linux/dms-client-api.jar&quot; -DgeneratePom=true -Dclassifier=centos" calcext:value-type="string">
            <text:p>mvn install:install-file -DgroupId=com.documentum -DartifactId=DocumentumDms-client-api -Dpackaging=jar -Dversion="7.2.0240.0205" -Dfile="/home/klemen/JavaLibraries/Documentum Foundation Classes for Windows, Version 7.2.0240.0205 Linux/dms-client-api.jar" -DgeneratePom=true -Dclassifier=centos</text:p>
          </table:table-cell>
          <table:table-cell table:style-name="ce50" table:formula="of:=+CONCATENATE(&quot;mvn deploy:deploy-file -DgroupId=&quot;;[.A21];&quot; -DartifactId=&quot;;[.B21];&quot; -Dpackaging=jar -Dversion=&quot;;CHAR(34);[.C21];CHAR(34);&quot; -Dfile=&quot;;CHAR(34);[.F21];CHAR(34);&quot; -DgeneratePom=true &quot;;IF([.D21]&lt;&gt;&quot;&quot;;CONCATENATE(&quot;-Dclassifier=&quot;;[.D21];&quot; -DrepositoryId=ts-maven -Durl=http://bpl-trmmaven.ts.telekom.si:8081/artifactory/ext-release-local&quot;)))" office:value-type="string" office:string-value="mvn deploy:deploy-file -DgroupId=com.documentum -DartifactId=DocumentumDms-client-api -Dpackaging=jar -Dversion=&quot;7.2.0240.0205&quot; -Dfile=&quot;/home/klemen/JavaLibraries/Documentum Foundation Classes for Windows, Version 7.2.0240.0205 Linux/dms-client-api.jar&quot; -DgeneratePom=true -Dclassifier=centos -DrepositoryId=ts-maven -Durl=http://bpl-trmmaven.ts.telekom.si:8081/artifactory/ext-release-local" calcext:value-type="string">
            <text:p>mvn deploy:deploy-file -DgroupId=com.documentum -DartifactId=DocumentumDms-client-api -Dpackaging=jar -Dversion="7.2.0240.0205" -Dfile="/home/klemen/JavaLibraries/Documentum Foundation Classes for Windows, Version 7.2.0240.0205 Linux/dms-client-api.jar" -DgeneratePom=true -Dclassifier=centos -DrepositoryId=ts-maven -Durl=http://bpl-trmmaven.ts.telekom.si:8081/artifactory/ext-release-local</text:p>
          </table:table-cell>
          <table:table-cell table:number-columns-repeated="54"/>
        </table:table-row>
        <table:table-row table:style-name="ro1">
          <table:table-cell table:number-columns-repeated="8"/>
          <table:table-cell table:style-name="ce48"/>
          <table:table-cell table:number-columns-repeated="55"/>
        </table:table-row>
        <table:table-row table:style-name="ro3">
          <table:table-cell table:style-name="ce36" office:value-type="string" calcext:value-type="string">
            <text:p>com.documentum</text:p>
          </table:table-cell>
          <table:table-cell table:style-name="ce36" office:value-type="string" calcext:value-type="string">
            <text:p>dms-client-api</text:p>
          </table:table-cell>
          <table:table-cell table:style-name="ce37" office:value-type="string" calcext:value-type="string">
            <text:p>7.2.0240.0205</text:p>
          </table:table-cell>
          <table:table-cell table:style-name="ce36" office:value-type="string" calcext:value-type="string">
            <text:p>linux</text:p>
          </table:table-cell>
          <table:table-cell table:style-name="ce36"/>
          <table:table-cell table:style-name="ce46" office:value-type="string" calcext:value-type="string">
            <text:p>/home/klemen/JavaLibraries/Documentum Foundation Classes for Windows, Version 7.2.0240.0205 Linux/dms-client-api.jar</text:p>
          </table:table-cell>
          <table:table-cell table:number-columns-repeated="2"/>
          <table:table-cell table:style-name="ce48" table:formula="of:=+CONCATENATE(&quot;mvn install:install-file -DgroupId=&quot;;[.A23];&quot; -DartifactId=&quot;;[.B23];&quot; -Dpackaging=jar -Dversion=&quot;;CHAR(34);[.C23];CHAR(34);&quot; -Dfile=&quot;;CHAR(34);[.F23];CHAR(34);&quot; -DgeneratePom=true -Dclassifier=&quot;;[.D23])" office:value-type="string" office:string-value="mvn install:install-file -DgroupId=com.documentum -DartifactId=dms-client-api -Dpackaging=jar -Dversion=&quot;7.2.0240.0205&quot; -Dfile=&quot;/home/klemen/JavaLibraries/Documentum Foundation Classes for Windows, Version 7.2.0240.0205 Linux/dms-client-api.jar&quot; -DgeneratePom=true -Dclassifier=linux" calcext:value-type="string">
            <text:p>mvn install:install-file -DgroupId=com.documentum -DartifactId=dms-client-api -Dpackaging=jar -Dversion="7.2.0240.0205" -Dfile="/home/klemen/JavaLibraries/Documentum Foundation Classes for Windows, Version 7.2.0240.0205 Linux/dms-client-api.jar" -DgeneratePom=true -Dclassifier=linux</text:p>
          </table:table-cell>
          <table:table-cell table:style-name="ce50" table:formula="of:=+CONCATENATE(&quot;mvn deploy:deploy-file -DgroupId=&quot;;[.A23];&quot; -DartifactId=&quot;;[.B23];&quot; -Dpackaging=jar -Dversion=&quot;;CHAR(34);[.C23];CHAR(34);&quot; -Dfile=&quot;;CHAR(34);[.F23];CHAR(34);&quot; -DgeneratePom=true &quot;;IF([.D23]&lt;&gt;&quot;&quot;;CONCATENATE(&quot;-Dclassifier=&quot;;[.D23];&quot;-DrepositoryId=ts-maven -Durl=http://bpl-trmmaven.ts.telekom.si:8081/artifactory/ext-release-local&quot;)))" office:value-type="string" office:string-value="mvn deploy:deploy-file -DgroupId=com.documentum -DartifactId=dms-client-api -Dpackaging=jar -Dversion=&quot;7.2.0240.0205&quot; -Dfile=&quot;/home/klemen/JavaLibraries/Documentum Foundation Classes for Windows, Version 7.2.0240.0205 Linux/dms-client-api.jar&quot; -DgeneratePom=true -Dclassifier=linux-DrepositoryId=ts-maven -Durl=http://bpl-trmmaven.ts.telekom.si:8081/artifactory/ext-release-local" calcext:value-type="string">
            <text:p>mvn deploy:deploy-file -DgroupId=com.documentum -DartifactId=dms-client-api -Dpackaging=jar -Dversion="7.2.0240.0205" -Dfile="/home/klemen/JavaLibraries/Documentum Foundation Classes for Windows, Version 7.2.0240.0205 Linux/dms-client-api.jar" -DgeneratePom=true -Dclassifier=linux-DrepositoryId=ts-maven -Durl=http://bpl-trmmaven.ts.telekom.si:8081/artifactory/ext-release-local</text:p>
          </table:table-cell>
          <table:table-cell table:number-columns-repeated="54"/>
        </table:table-row>
        <table:table-row table:style-name="ro1">
          <table:table-cell table:style-name="ce36" table:number-columns-repeated="2"/>
          <table:table-cell table:style-name="ce37"/>
          <table:table-cell table:style-name="ce36" table:number-columns-repeated="2"/>
          <table:table-cell table:style-name="ce46"/>
          <table:table-cell table:number-columns-repeated="2"/>
          <table:table-cell table:style-name="ce48"/>
          <table:table-cell table:style-name="ce50"/>
          <table:table-cell table:number-columns-repeated="54"/>
        </table:table-row>
        <table:table-row table:style-name="ro2">
          <table:table-cell table:style-name="ce36" office:value-type="string" calcext:value-type="string">
            <text:p>com.documentum</text:p>
          </table:table-cell>
          <table:table-cell table:style-name="ce36" office:value-type="string" calcext:value-type="string">
            <text:p>Documentum</text:p>
          </table:table-cell>
          <table:table-cell table:style-name="ce37" office:value-type="string" calcext:value-type="string">
            <text:p>7.2.0240.0205</text:p>
          </table:table-cell>
          <table:table-cell table:style-name="ce36" office:value-type="string" calcext:value-type="string">
            <text:p>windows</text:p>
          </table:table-cell>
          <table:table-cell table:style-name="ce36"/>
          <table:table-cell table:style-name="ce46" office:value-type="string" calcext:value-type="string">
            <text:p>/home/klemen/JavaLibraries/Documentum Foundation Classes for Windows, Version 7.2.0000.0054/dfc.jar</text:p>
          </table:table-cell>
          <table:table-cell table:number-columns-repeated="2"/>
          <table:table-cell table:style-name="ce48" table:formula="of:=+CONCATENATE(&quot;mvn install:install-file -DgroupId=&quot;;[.A25];&quot; -DartifactId=&quot;;[.B25];&quot; -Dpackaging=jar -Dversion=&quot;;CHAR(34);[.C25];CHAR(34);&quot; -Dfile=&quot;;CHAR(34);[.F25];CHAR(34);&quot; -DgeneratePom=true -Dclassifier=&quot;;[.D25])" office:value-type="string" office:string-value="mvn install:install-file -DgroupId=com.documentum -DartifactId=Documentum -Dpackaging=jar -Dversion=&quot;7.2.0240.0205&quot; -Dfile=&quot;/home/klemen/JavaLibraries/Documentum Foundation Classes for Windows, Version 7.2.0000.0054/dfc.jar&quot; -DgeneratePom=true -Dclassifier=windows" calcext:value-type="string">
            <text:p>mvn install:install-file -DgroupId=com.documentum -DartifactId=Documentum -Dpackaging=jar -Dversion="7.2.0240.0205" -Dfile="/home/klemen/JavaLibraries/Documentum Foundation Classes for Windows, Version 7.2.0000.0054/dfc.jar" -DgeneratePom=true -Dclassifier=windows</text:p>
          </table:table-cell>
          <table:table-cell table:style-name="ce50" table:formula="of:=+CONCATENATE(&quot;mvn deploy:deploy-file -DgroupId=&quot;;[.A25];&quot; -DartifactId=&quot;;[.B25];&quot; -Dpackaging=jar -Dversion=&quot;;CHAR(34);[.C25];CHAR(34);&quot; -Dfile=&quot;;CHAR(34);[.F25];CHAR(34);&quot; -DgeneratePom=true &quot;;IF([.D25]&lt;&gt;&quot;&quot;;CONCATENATE(&quot;-Dclassifier=&quot;;[.D25];&quot;-DrepositoryId=ts-maven -Durl=http://bpl-trmmaven.ts.telekom.si:8081/artifactory/ext-release-local&quot;)))" office:value-type="string" office:string-value="mvn deploy:deploy-file -DgroupId=com.documentum -DartifactId=Documentum -Dpackaging=jar -Dversion=&quot;7.2.0240.0205&quot; -Dfile=&quot;/home/klemen/JavaLibraries/Documentum Foundation Classes for Windows, Version 7.2.0000.0054/dfc.jar&quot; -DgeneratePom=true -Dclassifier=windows-DrepositoryId=ts-maven -Durl=http://bpl-trmmaven.ts.telekom.si:8081/artifactory/ext-release-local" calcext:value-type="string">
            <text:p>mvn deploy:deploy-file -DgroupId=com.documentum -DartifactId=Documentum -Dpackaging=jar -Dversion="7.2.0240.0205" -Dfile="/home/klemen/JavaLibraries/Documentum Foundation Classes for Windows, Version 7.2.0000.0054/dfc.jar" -DgeneratePom=true -Dclassifier=windows-DrepositoryId=ts-maven -Durl=http://bpl-trmmaven.ts.telekom.si:8081/artifactory/ext-release-local</text:p>
          </table:table-cell>
          <table:table-cell table:number-columns-repeated="54"/>
        </table:table-row>
        <table:table-row table:style-name="ro2">
          <table:table-cell table:style-name="ce36" office:value-type="string" calcext:value-type="string">
            <text:p>com.documentum</text:p>
          </table:table-cell>
          <table:table-cell table:style-name="ce36" office:value-type="string" calcext:value-type="string">
            <text:p>DocumentumDms-client-api</text:p>
          </table:table-cell>
          <table:table-cell table:style-name="ce37" office:value-type="string" calcext:value-type="string">
            <text:p>7.2.0240.0205</text:p>
          </table:table-cell>
          <table:table-cell table:style-name="ce36" office:value-type="string" calcext:value-type="string">
            <text:p>windows</text:p>
          </table:table-cell>
          <table:table-cell table:style-name="ce36"/>
          <table:table-cell table:style-name="ce46" office:value-type="string" calcext:value-type="string">
            <text:p>/home/klemen/JavaLibraries/Documentum Foundation Classes for Windows, Version 7.2.0000.0054/dms-client-api.jar</text:p>
          </table:table-cell>
          <table:table-cell table:number-columns-repeated="2"/>
          <table:table-cell table:style-name="ce48" table:formula="of:=+CONCATENATE(&quot;mvn install:install-file -DgroupId=&quot;;[.A26];&quot; -DartifactId=&quot;;[.B26];&quot; -Dpackaging=jar -Dversion=&quot;;CHAR(34);[.C26];CHAR(34);&quot; -Dfile=&quot;;CHAR(34);[.F26];CHAR(34);&quot; -DgeneratePom=true -Dclassifier=&quot;;[.D26])" office:value-type="string" office:string-value="mvn install:install-file -DgroupId=com.documentum -DartifactId=DocumentumDms-client-api -Dpackaging=jar -Dversion=&quot;7.2.0240.0205&quot; -Dfile=&quot;/home/klemen/JavaLibraries/Documentum Foundation Classes for Windows, Version 7.2.0000.0054/dms-client-api.jar&quot; -DgeneratePom=true -Dclassifier=windows" calcext:value-type="string">
            <text:p>mvn install:install-file -DgroupId=com.documentum -DartifactId=DocumentumDms-client-api -Dpackaging=jar -Dversion="7.2.0240.0205" -Dfile="/home/klemen/JavaLibraries/Documentum Foundation Classes for Windows, Version 7.2.0000.0054/dms-client-api.jar" -DgeneratePom=true -Dclassifier=windows</text:p>
          </table:table-cell>
          <table:table-cell table:style-name="ce50" table:formula="of:=+CONCATENATE(&quot;mvn deploy:deploy-file -DgroupId=&quot;;[.A26];&quot; -DartifactId=&quot;;[.B26];&quot; -Dpackaging=jar -Dversion=&quot;;CHAR(34);[.C26];CHAR(34);&quot; -Dfile=&quot;;CHAR(34);[.F26];CHAR(34);&quot; -DgeneratePom=true &quot;;IF([.D26]&lt;&gt;&quot;&quot;;CONCATENATE(&quot;-Dclassifier=&quot;;[.D26];&quot;-DrepositoryId=ts-maven -Durl=http://bpl-trmmaven.ts.telekom.si:8081/artifactory/ext-release-local&quot;)))" office:value-type="string" office:string-value="mvn deploy:deploy-file -DgroupId=com.documentum -DartifactId=DocumentumDms-client-api -Dpackaging=jar -Dversion=&quot;7.2.0240.0205&quot; -Dfile=&quot;/home/klemen/JavaLibraries/Documentum Foundation Classes for Windows, Version 7.2.0000.0054/dms-client-api.jar&quot; -DgeneratePom=true -Dclassifier=windows-DrepositoryId=ts-maven -Durl=http://bpl-trmmaven.ts.telekom.si:8081/artifactory/ext-release-local" calcext:value-type="string">
            <text:p>mvn deploy:deploy-file -DgroupId=com.documentum -DartifactId=DocumentumDms-client-api -Dpackaging=jar -Dversion="7.2.0240.0205" -Dfile="/home/klemen/JavaLibraries/Documentum Foundation Classes for Windows, Version 7.2.0000.0054/dms-client-api.jar" -DgeneratePom=true -Dclassifier=windows-DrepositoryId=ts-maven -Durl=http://bpl-trmmaven.ts.telekom.si:8081/artifactory/ext-release-local</text:p>
          </table:table-cell>
          <table:table-cell table:number-columns-repeated="54"/>
        </table:table-row>
        <table:table-row table:style-name="ro2">
          <table:table-cell table:style-name="ce36" office:value-type="string" calcext:value-type="string">
            <text:p>com.documentum.services</text:p>
          </table:table-cell>
          <table:table-cell table:style-name="ce36" office:value-type="string" calcext:value-type="string">
            <text:p>configservice-api</text:p>
          </table:table-cell>
          <table:table-cell table:style-name="ce37" office:value-type="string" calcext:value-type="string">
            <text:p>7.2.0240.0205</text:p>
          </table:table-cell>
          <table:table-cell table:style-name="ce36" office:value-type="string" calcext:value-type="string">
            <text:p>windows</text:p>
          </table:table-cell>
          <table:table-cell table:style-name="ce36"/>
          <table:table-cell table:style-name="ce46" office:value-type="string" calcext:value-type="string">
            <text:p>/home/klemen/JavaLibraries/Documentum Foundation Classes for Windows, Version 7.2.0000.0054/configservice-api.jar</text:p>
          </table:table-cell>
          <table:table-cell table:number-columns-repeated="2"/>
          <table:table-cell table:style-name="ce48" table:formula="of:=+CONCATENATE(&quot;mvn install:install-file -DgroupId=&quot;;[.A27];&quot; -DartifactId=&quot;;[.B27];&quot; -Dpackaging=jar -Dversion=&quot;;CHAR(34);[.C27];CHAR(34);&quot; -Dfile=&quot;;CHAR(34);[.F27];CHAR(34);&quot; -DgeneratePom=true -Dclassifier=&quot;;[.D27])" office:value-type="string" office:string-value="mvn install:install-file -DgroupId=com.documentum.services -DartifactId=configservice-api -Dpackaging=jar -Dversion=&quot;7.2.0240.0205&quot; -Dfile=&quot;/home/klemen/JavaLibraries/Documentum Foundation Classes for Windows, Version 7.2.0000.0054/configservice-api.jar&quot; -DgeneratePom=true -Dclassifier=windows" calcext:value-type="string">
            <text:p>mvn install:install-file -DgroupId=com.documentum.services -DartifactId=configservice-api -Dpackaging=jar -Dversion="7.2.0240.0205" -Dfile="/home/klemen/JavaLibraries/Documentum Foundation Classes for Windows, Version 7.2.0000.0054/configservice-api.jar" -DgeneratePom=true -Dclassifier=windows</text:p>
          </table:table-cell>
          <table:table-cell table:style-name="ce50" table:formula="of:=+CONCATENATE(&quot;mvn deploy:deploy-file -DgroupId=&quot;;[.A27];&quot; -DartifactId=&quot;;[.B27];&quot; -Dpackaging=jar -Dversion=&quot;;CHAR(34);[.C27];CHAR(34);&quot; -Dfile=&quot;;CHAR(34);[.F27];CHAR(34);&quot; -DgeneratePom=true &quot;;IF([.D27]&lt;&gt;&quot;&quot;;CONCATENATE(&quot;-Dclassifier=&quot;;[.D27];&quot;-DrepositoryId=ts-maven -Durl=http://bpl-trmmaven.ts.telekom.si:8081/artifactory/ext-release-local&quot;)))" office:value-type="string" office:string-value="mvn deploy:deploy-file -DgroupId=com.documentum.services -DartifactId=configservice-api -Dpackaging=jar -Dversion=&quot;7.2.0240.0205&quot; -Dfile=&quot;/home/klemen/JavaLibraries/Documentum Foundation Classes for Windows, Version 7.2.0000.0054/configservice-api.jar&quot; -DgeneratePom=true -Dclassifier=windows-DrepositoryId=ts-maven -Durl=http://bpl-trmmaven.ts.telekom.si:8081/artifactory/ext-release-local" calcext:value-type="string">
            <text:p>mvn deploy:deploy-file -DgroupId=com.documentum.services -DartifactId=configservice-api -Dpackaging=jar -Dversion="7.2.0240.0205" -Dfile="/home/klemen/JavaLibraries/Documentum Foundation Classes for Windows, Version 7.2.0000.0054/configservice-api.jar" -DgeneratePom=true -Dclassifier=windows-DrepositoryId=ts-maven -Durl=http://bpl-trmmaven.ts.telekom.si:8081/artifactory/ext-release-local</text:p>
          </table:table-cell>
          <table:table-cell table:number-columns-repeated="54"/>
        </table:table-row>
        <table:table-row table:style-name="ro3">
          <table:table-cell table:style-name="ce36" office:value-type="string" calcext:value-type="string">
            <text:p>com.documentum.services</text:p>
          </table:table-cell>
          <table:table-cell table:style-name="ce36" office:value-type="string" calcext:value-type="string">
            <text:p>configservice-impl</text:p>
          </table:table-cell>
          <table:table-cell table:style-name="ce37" office:value-type="string" calcext:value-type="string">
            <text:p>7.2.0240.0205</text:p>
          </table:table-cell>
          <table:table-cell table:style-name="ce36" office:value-type="string" calcext:value-type="string">
            <text:p>windows</text:p>
          </table:table-cell>
          <table:table-cell table:style-name="ce36"/>
          <table:table-cell table:style-name="ce46" office:value-type="string" calcext:value-type="string">
            <text:p>/home/klemen/JavaLibraries/Documentum Foundation Classes for Windows, Version 7.2.0000.0054/configservice-impl.jar</text:p>
          </table:table-cell>
          <table:table-cell table:number-columns-repeated="2"/>
          <table:table-cell table:style-name="ce48" table:formula="of:=+CONCATENATE(&quot;mvn install:install-file -DgroupId=&quot;;[.A28];&quot; -DartifactId=&quot;;[.B28];&quot; -Dpackaging=jar -Dversion=&quot;;CHAR(34);[.C28];CHAR(34);&quot; -Dfile=&quot;;CHAR(34);[.F28];CHAR(34);&quot; -DgeneratePom=true -Dclassifier=&quot;;[.D28])" office:value-type="string" office:string-value="mvn install:install-file -DgroupId=com.documentum.services -DartifactId=configservice-impl -Dpackaging=jar -Dversion=&quot;7.2.0240.0205&quot; -Dfile=&quot;/home/klemen/JavaLibraries/Documentum Foundation Classes for Windows, Version 7.2.0000.0054/configservice-impl.jar&quot; -DgeneratePom=true -Dclassifier=windows" calcext:value-type="string">
            <text:p>mvn install:install-file -DgroupId=com.documentum.services -DartifactId=configservice-impl -Dpackaging=jar -Dversion="7.2.0240.0205" -Dfile="/home/klemen/JavaLibraries/Documentum Foundation Classes for Windows, Version 7.2.0000.0054/configservice-impl.jar" -DgeneratePom=true -Dclassifier=windows</text:p>
          </table:table-cell>
          <table:table-cell table:style-name="ce50" table:formula="of:=+CONCATENATE(&quot;mvn deploy:deploy-file -DgroupId=&quot;;[.A28];&quot; -DartifactId=&quot;;[.B28];&quot; -Dpackaging=jar -Dversion=&quot;;CHAR(34);[.C28];CHAR(34);&quot; -Dfile=&quot;;CHAR(34);[.F28];CHAR(34);&quot; -DgeneratePom=true &quot;;IF([.D28]&lt;&gt;&quot;&quot;;CONCATENATE(&quot;-Dclassifier=&quot;;[.D28];&quot;-DrepositoryId=ts-maven -Durl=http://bpl-trmmaven.ts.telekom.si:8081/artifactory/ext-release-local&quot;)))" office:value-type="string" office:string-value="mvn deploy:deploy-file -DgroupId=com.documentum.services -DartifactId=configservice-impl -Dpackaging=jar -Dversion=&quot;7.2.0240.0205&quot; -Dfile=&quot;/home/klemen/JavaLibraries/Documentum Foundation Classes for Windows, Version 7.2.0000.0054/configservice-impl.jar&quot; -DgeneratePom=true -Dclassifier=windows-DrepositoryId=ts-maven -Durl=http://bpl-trmmaven.ts.telekom.si:8081/artifactory/ext-release-local" calcext:value-type="string">
            <text:p>mvn deploy:deploy-file -DgroupId=com.documentum.services -DartifactId=configservice-impl -Dpackaging=jar -Dversion="7.2.0240.0205" -Dfile="/home/klemen/JavaLibraries/Documentum Foundation Classes for Windows, Version 7.2.0000.0054/configservice-impl.jar" -DgeneratePom=true -Dclassifier=windows-DrepositoryId=ts-maven -Durl=http://bpl-trmmaven.ts.telekom.si:8081/artifactory/ext-release-local</text:p>
          </table:table-cell>
          <table:table-cell table:number-columns-repeated="54"/>
        </table:table-row>
        <table:table-row table:style-name="ro2">
          <table:table-cell table:style-name="ce36" office:value-type="string" calcext:value-type="string">
            <text:p>com.documentum</text:p>
          </table:table-cell>
          <table:table-cell table:style-name="ce36" office:value-type="string" calcext:value-type="string">
            <text:p>dms-client-api</text:p>
          </table:table-cell>
          <table:table-cell table:style-name="ce37" office:value-type="string" calcext:value-type="string">
            <text:p>7.2.0240.0205</text:p>
          </table:table-cell>
          <table:table-cell table:style-name="ce36" office:value-type="string" calcext:value-type="string">
            <text:p>windows</text:p>
          </table:table-cell>
          <table:table-cell table:style-name="ce36"/>
          <table:table-cell table:style-name="ce46" office:value-type="string" calcext:value-type="string">
            <text:p>/home/klemen/JavaLibraries/Documentum Foundation Classes for Windows, Version 7.2.0000.0054/dms-client-api.jar</text:p>
          </table:table-cell>
          <table:table-cell table:number-columns-repeated="2"/>
          <table:table-cell table:style-name="ce48" table:formula="of:=+CONCATENATE(&quot;mvn install:install-file -DgroupId=&quot;;[.A29];&quot; -DartifactId=&quot;;[.B29];&quot; -Dpackaging=jar -Dversion=&quot;;CHAR(34);[.C29];CHAR(34);&quot; -Dfile=&quot;;CHAR(34);[.F29];CHAR(34);&quot; -DgeneratePom=true -Dclassifier=&quot;;[.D29])" office:value-type="string" office:string-value="mvn install:install-file -DgroupId=com.documentum -DartifactId=dms-client-api -Dpackaging=jar -Dversion=&quot;7.2.0240.0205&quot; -Dfile=&quot;/home/klemen/JavaLibraries/Documentum Foundation Classes for Windows, Version 7.2.0000.0054/dms-client-api.jar&quot; -DgeneratePom=true -Dclassifier=windows" calcext:value-type="string">
            <text:p>mvn install:install-file -DgroupId=com.documentum -DartifactId=dms-client-api -Dpackaging=jar -Dversion="7.2.0240.0205" -Dfile="/home/klemen/JavaLibraries/Documentum Foundation Classes for Windows, Version 7.2.0000.0054/dms-client-api.jar" -DgeneratePom=true -Dclassifier=windows</text:p>
          </table:table-cell>
          <table:table-cell table:style-name="ce50" table:formula="of:=+CONCATENATE(&quot;mvn deploy:deploy-file -DgroupId=&quot;;[.A29];&quot; -DartifactId=&quot;;[.B29];&quot; -Dpackaging=jar -Dversion=&quot;;CHAR(34);[.C29];CHAR(34);&quot; -Dfile=&quot;;CHAR(34);[.F29];CHAR(34);&quot; -DgeneratePom=true &quot;;IF([.D29]&lt;&gt;&quot;&quot;;CONCATENATE(&quot;-Dclassifier=&quot;;[.D29];&quot;-DrepositoryId=ts-maven -Durl=http://bpl-trmmaven.ts.telekom.si:8081/artifactory/ext-release-local&quot;)))" office:value-type="string" office:string-value="mvn deploy:deploy-file -DgroupId=com.documentum -DartifactId=dms-client-api -Dpackaging=jar -Dversion=&quot;7.2.0240.0205&quot; -Dfile=&quot;/home/klemen/JavaLibraries/Documentum Foundation Classes for Windows, Version 7.2.0000.0054/dms-client-api.jar&quot; -DgeneratePom=true -Dclassifier=windows-DrepositoryId=ts-maven -Durl=http://bpl-trmmaven.ts.telekom.si:8081/artifactory/ext-release-local" calcext:value-type="string">
            <text:p>mvn deploy:deploy-file -DgroupId=com.documentum -DartifactId=dms-client-api -Dpackaging=jar -Dversion="7.2.0240.0205" -Dfile="/home/klemen/JavaLibraries/Documentum Foundation Classes for Windows, Version 7.2.0000.0054/dms-client-api.jar" -DgeneratePom=true -Dclassifier=windows-DrepositoryId=ts-maven -Durl=http://bpl-trmmaven.ts.telekom.si:8081/artifactory/ext-release-local</text:p>
          </table:table-cell>
          <table:table-cell table:number-columns-repeated="54"/>
        </table:table-row>
        <table:table-row table:style-name="ro1">
          <table:table-cell table:style-name="ce36" table:number-columns-repeated="2"/>
          <table:table-cell table:style-name="ce37"/>
          <table:table-cell table:style-name="ce36" table:number-columns-repeated="2"/>
          <table:table-cell table:style-name="ce46"/>
          <table:table-cell table:number-columns-repeated="2"/>
          <table:table-cell table:style-name="ce48"/>
          <table:table-cell table:style-name="ce50"/>
          <table:table-cell table:number-columns-repeated="54"/>
        </table:table-row>
        <table:table-row table:style-name="ro5">
          <table:table-cell table:style-name="Default" table:number-columns-repeated="10"/>
          <table:table-cell table:number-columns-repeated="54"/>
        </table:table-row>
        <table:table-row table:style-name="ro3">
          <table:table-cell office:value-type="string" calcext:value-type="string">
            <text:p>com.rsa</text:p>
          </table:table-cell>
          <table:table-cell table:style-name="ce41" office:value-type="string" calcext:value-type="string">
            <text:p>cryptojcommon</text:p>
          </table:table-cell>
          <table:table-cell table:style-name="ce37" office:value-type="string" calcext:value-type="string">
            <text:p>7.2.0240.0205</text:p>
          </table:table-cell>
          <table:table-cell table:number-columns-repeated="2"/>
          <table:table-cell office:value-type="string" calcext:value-type="string">
            <text:p>/home/klemen/JavaLibraries/Documentum Foundation Classes for Windows, Version 7.2.0240.0205 Linux/cryptojcommon.jar</text:p>
          </table:table-cell>
          <table:table-cell table:number-columns-repeated="2"/>
          <table:table-cell table:style-name="ce48" table:formula="of:=+CONCATENATE(&quot;mvn install:install-file -DgroupId=&quot;;[.A32];&quot; -DartifactId=&quot;;[.B32];&quot; -Dpackaging=jar -Dversion=&quot;;CHAR(34);[.C32];CHAR(34);&quot; -Dfile=&quot;;CHAR(34);[.F32];CHAR(34);&quot; -DgeneratePom=true&quot;)" office:value-type="string" office:string-value="mvn install:install-file -DgroupId=com.rsa -DartifactId=cryptojcommon -Dpackaging=jar -Dversion=&quot;7.2.0240.0205&quot; -Dfile=&quot;/home/klemen/JavaLibraries/Documentum Foundation Classes for Windows, Version 7.2.0240.0205 Linux/cryptojcommon.jar&quot; -DgeneratePom=true" calcext:value-type="string">
            <text:p>mvn install:install-file -DgroupId=com.rsa -DartifactId=cryptojcommon -Dpackaging=jar -Dversion="7.2.0240.0205" -Dfile="/home/klemen/JavaLibraries/Documentum Foundation Classes for Windows, Version 7.2.0240.0205 Linux/cryptojcommon.jar" -DgeneratePom=true</text:p>
          </table:table-cell>
          <table:table-cell table:style-name="ce50" table:formula="of:=+CONCATENATE(&quot;mvn deploy:deploy-file -DgroupId=&quot;;[.A32];&quot; -DartifactId=&quot;;[.B32];&quot; -Dpackaging=jar -Dversion=&quot;;CHAR(34);[.C32];CHAR(34);&quot; -Dfile=&quot;;CHAR(34);[.F32];CHAR(34);&quot; -DgeneratePom=true &quot;;IF([.D32]&lt;&gt;&quot;&quot;;CONCATENATE(&quot;-Dclassifier=&quot;;[.D32];&quot;-DrepositoryId=ts-maven -Durl=http://bpl-trmmaven.ts.telekom.si:8081/artifactory/ext-release-local&quot;)))" office:value-type="string" office:string-value="mvn deploy:deploy-file -DgroupId=com.rsa -DartifactId=cryptojcommon -Dpackaging=jar -Dversion=&quot;7.2.0240.0205&quot; -Dfile=&quot;/home/klemen/JavaLibraries/Documentum Foundation Classes for Windows, Version 7.2.0240.0205 Linux/cryptojcommon.jar&quot; -DgeneratePom=true 0" calcext:value-type="string">
            <text:p>mvn deploy:deploy-file -DgroupId=com.rsa -DartifactId=cryptojcommon -Dpackaging=jar -Dversion="7.2.0240.0205" -Dfile="/home/klemen/JavaLibraries/Documentum Foundation Classes for Windows, Version 7.2.0240.0205 Linux/cryptojcommon.jar" -DgeneratePom=true 0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om.rsa</text:p>
          </table:table-cell>
          <table:table-cell table:style-name="ce41" office:value-type="string" calcext:value-type="string">
            <text:p>cryptojce</text:p>
          </table:table-cell>
          <table:table-cell table:style-name="ce37" office:value-type="string" calcext:value-type="string">
            <text:p>7.2.0240.0205</text:p>
          </table:table-cell>
          <table:table-cell table:number-columns-repeated="2"/>
          <table:table-cell office:value-type="string" calcext:value-type="string">
            <text:p>/home/klemen/JavaLibraries/Documentum Foundation Classes for Windows, Version 7.2.0240.0205 Linux/cryptojce.jar</text:p>
          </table:table-cell>
          <table:table-cell table:number-columns-repeated="2"/>
          <table:table-cell table:style-name="ce48" table:formula="of:=+CONCATENATE(&quot;mvn install:install-file -DgroupId=&quot;;[.A33];&quot; -DartifactId=&quot;;[.B33];&quot; -Dpackaging=jar -Dversion=&quot;;CHAR(34);[.C33];CHAR(34);&quot; -Dfile=&quot;;CHAR(34);[.F33];CHAR(34);&quot; -DgeneratePom=true&quot;)" office:value-type="string" office:string-value="mvn install:install-file -DgroupId=com.rsa -DartifactId=cryptojce -Dpackaging=jar -Dversion=&quot;7.2.0240.0205&quot; -Dfile=&quot;/home/klemen/JavaLibraries/Documentum Foundation Classes for Windows, Version 7.2.0240.0205 Linux/cryptojce.jar&quot; -DgeneratePom=true" calcext:value-type="string">
            <text:p>mvn install:install-file -DgroupId=com.rsa -DartifactId=cryptojce -Dpackaging=jar -Dversion="7.2.0240.0205" -Dfile="/home/klemen/JavaLibraries/Documentum Foundation Classes for Windows, Version 7.2.0240.0205 Linux/cryptojce.jar" -DgeneratePom=true</text:p>
          </table:table-cell>
          <table:table-cell table:style-name="ce50" table:formula="of:=+CONCATENATE(&quot;mvn deploy:deploy-file -DgroupId=&quot;;[.A33];&quot; -DartifactId=&quot;;[.B33];&quot; -Dpackaging=jar -Dversion=&quot;;CHAR(34);[.C33];CHAR(34);&quot; -Dfile=&quot;;CHAR(34);[.F33];CHAR(34);&quot; -DgeneratePom=true &quot;;IF([.D33]&lt;&gt;&quot;&quot;;CONCATENATE(&quot;-Dclassifier=&quot;;[.D33];&quot;-DrepositoryId=ts-maven -Durl=http://bpl-trmmaven.ts.telekom.si:8081/artifactory/ext-release-local&quot;)))" office:value-type="string" office:string-value="mvn deploy:deploy-file -DgroupId=com.rsa -DartifactId=cryptojce -Dpackaging=jar -Dversion=&quot;7.2.0240.0205&quot; -Dfile=&quot;/home/klemen/JavaLibraries/Documentum Foundation Classes for Windows, Version 7.2.0240.0205 Linux/cryptojce.jar&quot; -DgeneratePom=true 0" calcext:value-type="string">
            <text:p>mvn deploy:deploy-file -DgroupId=com.rsa -DartifactId=cryptojce -Dpackaging=jar -Dversion="7.2.0240.0205" -Dfile="/home/klemen/JavaLibraries/Documentum Foundation Classes for Windows, Version 7.2.0240.0205 Linux/cryptojce.jar" -DgeneratePom=true 0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org.aspectj</text:p>
          </table:table-cell>
          <table:table-cell office:value-type="string" calcext:value-type="string">
            <text:p>aspectj</text:p>
          </table:table-cell>
          <table:table-cell table:style-name="ce37" office:value-type="string" calcext:value-type="string">
            <text:p>7.2.0240.0205</text:p>
          </table:table-cell>
          <table:table-cell table:number-columns-repeated="2"/>
          <table:table-cell office:value-type="string" calcext:value-type="string">
            <text:p>/home/klemen/JavaLibraries/Documentum Foundation Classes for Windows, Version 7.2.0240.0205 Linux/aspectjrt.jar</text:p>
          </table:table-cell>
          <table:table-cell table:number-columns-repeated="2"/>
          <table:table-cell table:style-name="ce48" table:formula="of:=+CONCATENATE(&quot;mvn install:install-file -DgroupId=&quot;;[.A34];&quot; -DartifactId=&quot;;[.B34];&quot; -Dpackaging=jar -Dversion=&quot;;CHAR(34);[.C34];CHAR(34);&quot; -Dfile=&quot;;CHAR(34);[.F34];CHAR(34);&quot; -DgeneratePom=true&quot;)" office:value-type="string" office:string-value="mvn install:install-file -DgroupId=org.aspectj -DartifactId=aspectj -Dpackaging=jar -Dversion=&quot;7.2.0240.0205&quot; -Dfile=&quot;/home/klemen/JavaLibraries/Documentum Foundation Classes for Windows, Version 7.2.0240.0205 Linux/aspectjrt.jar&quot; -DgeneratePom=true" calcext:value-type="string">
            <text:p>mvn install:install-file -DgroupId=org.aspectj -DartifactId=aspectj -Dpackaging=jar -Dversion="7.2.0240.0205" -Dfile="/home/klemen/JavaLibraries/Documentum Foundation Classes for Windows, Version 7.2.0240.0205 Linux/aspectjrt.jar" -DgeneratePom=true</text:p>
          </table:table-cell>
          <table:table-cell table:style-name="ce50" table:formula="of:=+CONCATENATE(&quot;mvn deploy:deploy-file -DgroupId=&quot;;[.A34];&quot; -DartifactId=&quot;;[.B34];&quot; -Dpackaging=jar -Dversion=&quot;;CHAR(34);[.C34];CHAR(34);&quot; -Dfile=&quot;;CHAR(34);[.F34];CHAR(34);&quot; -DgeneratePom=true &quot;;IF([.D34]&lt;&gt;&quot;&quot;;CONCATENATE(&quot;-Dclassifier=&quot;;[.D34];&quot;-DrepositoryId=ts-maven -Durl=http://bpl-trmmaven.ts.telekom.si:8081/artifactory/ext-release-local&quot;)))" office:value-type="string" office:string-value="mvn deploy:deploy-file -DgroupId=org.aspectj -DartifactId=aspectj -Dpackaging=jar -Dversion=&quot;7.2.0240.0205&quot; -Dfile=&quot;/home/klemen/JavaLibraries/Documentum Foundation Classes for Windows, Version 7.2.0240.0205 Linux/aspectjrt.jar&quot; -DgeneratePom=true 0" calcext:value-type="string">
            <text:p>mvn deploy:deploy-file -DgroupId=org.aspectj -DartifactId=aspectj -Dpackaging=jar -Dversion="7.2.0240.0205" -Dfile="/home/klemen/JavaLibraries/Documentum Foundation Classes for Windows, Version 7.2.0240.0205 Linux/aspectjrt.jar" -DgeneratePom=true 0</text:p>
          </table:table-cell>
          <table:table-cell table:number-columns-repeated="54"/>
        </table:table-row>
        <table:table-row table:style-name="ro3">
          <table:table-cell table:number-columns-repeated="2" office:value-type="string" calcext:value-type="string">
            <text:p>jcifs</text:p>
          </table:table-cell>
          <table:table-cell table:style-name="ce37" office:value-type="string" calcext:value-type="string">
            <text:p>7.2.0240.0205</text:p>
          </table:table-cell>
          <table:table-cell table:number-columns-repeated="2"/>
          <table:table-cell office:value-type="string" calcext:value-type="string">
            <text:p>/home/klemen/JavaLibraries/Documentum Foundation Classes for Windows, Version 7.2.0240.0205 Linux/jcifs-krb5-1.3.1.jar</text:p>
          </table:table-cell>
          <table:table-cell table:number-columns-repeated="2"/>
          <table:table-cell table:style-name="ce48" table:formula="of:=+CONCATENATE(&quot;mvn install:install-file -DgroupId=&quot;;[.A35];&quot; -DartifactId=&quot;;[.B35];&quot; -Dpackaging=jar -Dversion=&quot;;CHAR(34);[.C35];CHAR(34);&quot; -Dfile=&quot;;CHAR(34);[.F35];CHAR(34);&quot; -DgeneratePom=true&quot;)" office:value-type="string" office:string-value="mvn install:install-file -DgroupId=jcifs -DartifactId=jcifs -Dpackaging=jar -Dversion=&quot;7.2.0240.0205&quot; -Dfile=&quot;/home/klemen/JavaLibraries/Documentum Foundation Classes for Windows, Version 7.2.0240.0205 Linux/jcifs-krb5-1.3.1.jar&quot; -DgeneratePom=true" calcext:value-type="string">
            <text:p>mvn install:install-file -DgroupId=jcifs -DartifactId=jcifs -Dpackaging=jar -Dversion="7.2.0240.0205" -Dfile="/home/klemen/JavaLibraries/Documentum Foundation Classes for Windows, Version 7.2.0240.0205 Linux/jcifs-krb5-1.3.1.jar" -DgeneratePom=true</text:p>
          </table:table-cell>
          <table:table-cell table:style-name="ce50" table:formula="of:=+CONCATENATE(&quot;mvn deploy:deploy-file -DgroupId=&quot;;[.A35];&quot; -DartifactId=&quot;;[.B35];&quot; -Dpackaging=jar -Dversion=&quot;;CHAR(34);[.C35];CHAR(34);&quot; -Dfile=&quot;;CHAR(34);[.F35];CHAR(34);&quot; -DgeneratePom=true &quot;;IF([.D35]&lt;&gt;&quot;&quot;;CONCATENATE(&quot;-Dclassifier=&quot;;[.D35];&quot;-DrepositoryId=ts-maven -Durl=http://bpl-trmmaven.ts.telekom.si:8081/artifactory/ext-release-local&quot;)))" office:value-type="string" office:string-value="mvn deploy:deploy-file -DgroupId=jcifs -DartifactId=jcifs -Dpackaging=jar -Dversion=&quot;7.2.0240.0205&quot; -Dfile=&quot;/home/klemen/JavaLibraries/Documentum Foundation Classes for Windows, Version 7.2.0240.0205 Linux/jcifs-krb5-1.3.1.jar&quot; -DgeneratePom=true 0" calcext:value-type="string">
            <text:p>mvn deploy:deploy-file -DgroupId=jcifs -DartifactId=jcifs -Dpackaging=jar -Dversion="7.2.0240.0205" -Dfile="/home/klemen/JavaLibraries/Documentum Foundation Classes for Windows, Version 7.2.0240.0205 Linux/jcifs-krb5-1.3.1.jar" -DgeneratePom=true 0</text:p>
          </table:table-cell>
          <table:table-cell table:number-columns-repeated="54"/>
        </table:table-row>
        <table:table-row table:style-name="ro2">
          <table:table-cell table:number-columns-repeated="2" office:value-type="string" calcext:value-type="string">
            <text:p>jcmfips</text:p>
          </table:table-cell>
          <table:table-cell table:style-name="ce37" office:value-type="string" calcext:value-type="string">
            <text:p>7.2.0240.0205</text:p>
          </table:table-cell>
          <table:table-cell table:number-columns-repeated="2"/>
          <table:table-cell office:value-type="string" calcext:value-type="string">
            <text:p>/home/klemen/JavaLibraries/Documentum Foundation Classes for Windows, Version 7.2.0240.0205 Linux/jcmFIPS.jar</text:p>
          </table:table-cell>
          <table:table-cell table:number-columns-repeated="2"/>
          <table:table-cell table:style-name="ce48" table:formula="of:=+CONCATENATE(&quot;mvn install:install-file -DgroupId=&quot;;[.A36];&quot; -DartifactId=&quot;;[.B36];&quot; -Dpackaging=jar -Dversion=&quot;;CHAR(34);[.C36];CHAR(34);&quot; -Dfile=&quot;;CHAR(34);[.F36];CHAR(34);&quot; -DgeneratePom=true&quot;)" office:value-type="string" office:string-value="mvn install:install-file -DgroupId=jcmfips -DartifactId=jcmfips -Dpackaging=jar -Dversion=&quot;7.2.0240.0205&quot; -Dfile=&quot;/home/klemen/JavaLibraries/Documentum Foundation Classes for Windows, Version 7.2.0240.0205 Linux/jcmFIPS.jar&quot; -DgeneratePom=true" calcext:value-type="string">
            <text:p>mvn install:install-file -DgroupId=jcmfips -DartifactId=jcmfips -Dpackaging=jar -Dversion="7.2.0240.0205" -Dfile="/home/klemen/JavaLibraries/Documentum Foundation Classes for Windows, Version 7.2.0240.0205 Linux/jcmFIPS.jar" -DgeneratePom=true</text:p>
          </table:table-cell>
          <table:table-cell table:style-name="ce50" table:formula="of:=+CONCATENATE(&quot;mvn deploy:deploy-file -DgroupId=&quot;;[.A36];&quot; -DartifactId=&quot;;[.B36];&quot; -Dpackaging=jar -Dversion=&quot;;CHAR(34);[.C36];CHAR(34);&quot; -Dfile=&quot;;CHAR(34);[.F36];CHAR(34);&quot; -DgeneratePom=true &quot;;IF([.D36]&lt;&gt;&quot;&quot;;CONCATENATE(&quot;-Dclassifier=&quot;;[.D36];&quot;-DrepositoryId=ts-maven -Durl=http://bpl-trmmaven.ts.telekom.si:8081/artifactory/ext-release-local&quot;)))" office:value-type="string" office:string-value="mvn deploy:deploy-file -DgroupId=jcmfips -DartifactId=jcmfips -Dpackaging=jar -Dversion=&quot;7.2.0240.0205&quot; -Dfile=&quot;/home/klemen/JavaLibraries/Documentum Foundation Classes for Windows, Version 7.2.0240.0205 Linux/jcmFIPS.jar&quot; -DgeneratePom=true 0" calcext:value-type="string">
            <text:p>mvn deploy:deploy-file -DgroupId=jcmfips -DartifactId=jcmfips -Dpackaging=jar -Dversion="7.2.0240.0205" -Dfile="/home/klemen/JavaLibraries/Documentum Foundation Classes for Windows, Version 7.2.0240.0205 Linux/jcmFIPS.jar" -DgeneratePom=true 0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org.apache</text:p>
          </table:table-cell>
          <table:table-cell office:value-type="string" calcext:value-type="string">
            <text:p>log4j</text:p>
          </table:table-cell>
          <table:table-cell table:style-name="ce37" office:value-type="string" calcext:value-type="string">
            <text:p>7.2.0240.0205</text:p>
          </table:table-cell>
          <table:table-cell table:number-columns-repeated="2"/>
          <table:table-cell office:value-type="string" calcext:value-type="string">
            <text:p>/home/klemen/JavaLibraries/Documentum Foundation Classes for Windows, Version 7.2.0240.0205 Linux/log4j.jar</text:p>
          </table:table-cell>
          <table:table-cell table:number-columns-repeated="2"/>
          <table:table-cell table:style-name="ce48" table:formula="of:=+CONCATENATE(&quot;mvn install:install-file -DgroupId=&quot;;[.A37];&quot; -DartifactId=&quot;;[.B37];&quot; -Dpackaging=jar -Dversion=&quot;;CHAR(34);[.C37];CHAR(34);&quot; -Dfile=&quot;;CHAR(34);[.F37];CHAR(34);&quot; -DgeneratePom=true&quot;)" office:value-type="string" office:string-value="mvn install:install-file -DgroupId=org.apache -DartifactId=log4j -Dpackaging=jar -Dversion=&quot;7.2.0240.0205&quot; -Dfile=&quot;/home/klemen/JavaLibraries/Documentum Foundation Classes for Windows, Version 7.2.0240.0205 Linux/log4j.jar&quot; -DgeneratePom=true" calcext:value-type="string">
            <text:p>mvn install:install-file -DgroupId=org.apache -DartifactId=log4j -Dpackaging=jar -Dversion="7.2.0240.0205" -Dfile="/home/klemen/JavaLibraries/Documentum Foundation Classes for Windows, Version 7.2.0240.0205 Linux/log4j.jar" -DgeneratePom=true</text:p>
          </table:table-cell>
          <table:table-cell table:style-name="ce50" table:formula="of:=+CONCATENATE(&quot;mvn deploy:deploy-file -DgroupId=&quot;;[.A37];&quot; -DartifactId=&quot;;[.B37];&quot; -Dpackaging=jar -Dversion=&quot;;CHAR(34);[.C37];CHAR(34);&quot; -Dfile=&quot;;CHAR(34);[.F37];CHAR(34);&quot; -DgeneratePom=true &quot;;IF([.D37]&lt;&gt;&quot;&quot;;CONCATENATE(&quot;-Dclassifier=&quot;;[.D37];&quot;-DrepositoryId=ts-maven -Durl=http://bpl-trmmaven.ts.telekom.si:8081/artifactory/ext-release-local&quot;)))" office:value-type="string" office:string-value="mvn deploy:deploy-file -DgroupId=org.apache -DartifactId=log4j -Dpackaging=jar -Dversion=&quot;7.2.0240.0205&quot; -Dfile=&quot;/home/klemen/JavaLibraries/Documentum Foundation Classes for Windows, Version 7.2.0240.0205 Linux/log4j.jar&quot; -DgeneratePom=true 0" calcext:value-type="string">
            <text:p>mvn deploy:deploy-file -DgroupId=org.apache -DartifactId=log4j -Dpackaging=jar -Dversion="7.2.0240.0205" -Dfile="/home/klemen/JavaLibraries/Documentum Foundation Classes for Windows, Version 7.2.0240.0205 Linux/log4j.jar" -DgeneratePom=true 0</text:p>
          </table:table-cell>
          <table:table-cell table:number-columns-repeated="54"/>
        </table:table-row>
        <table:table-row table:style-name="ro3">
          <table:table-cell table:style-name="ce36" office:value-type="string" calcext:value-type="string">
            <text:p>com.documentum</text:p>
          </table:table-cell>
          <table:table-cell office:value-type="string" calcext:value-type="string">
            <text:p>xtrim-server</text:p>
          </table:table-cell>
          <table:table-cell table:style-name="ce37" office:value-type="string" calcext:value-type="string">
            <text:p>7.2.0240.0205</text:p>
          </table:table-cell>
          <table:table-cell table:number-columns-repeated="2"/>
          <table:table-cell table:style-name="ce47" office:value-type="string" calcext:value-type="string">
            <text:p>/home/klemen/JavaLibraries/Documentum Foundation Classes for Windows, Version 7.2.0240.0205 Linux/xtrim-server.jar</text:p>
          </table:table-cell>
          <table:table-cell table:number-columns-repeated="2"/>
          <table:table-cell table:style-name="ce48" table:formula="of:=+CONCATENATE(&quot;mvn install:install-file -DgroupId=&quot;;[.A38];&quot; -DartifactId=&quot;;[.B38];&quot; -Dpackaging=jar -Dversion=&quot;;CHAR(34);[.C38];CHAR(34);&quot; -Dfile=&quot;;CHAR(34);[.F38];CHAR(34);&quot; -DgeneratePom=true&quot;)" office:value-type="string" office:string-value="mvn install:install-file -DgroupId=com.documentum -DartifactId=xtrim-server -Dpackaging=jar -Dversion=&quot;7.2.0240.0205&quot; -Dfile=&quot;/home/klemen/JavaLibraries/Documentum Foundation Classes for Windows, Version 7.2.0240.0205 Linux/xtrim-server.jar&quot; -DgeneratePom=true" calcext:value-type="string">
            <text:p>mvn install:install-file -DgroupId=com.documentum -DartifactId=xtrim-server -Dpackaging=jar -Dversion="7.2.0240.0205" -Dfile="/home/klemen/JavaLibraries/Documentum Foundation Classes for Windows, Version 7.2.0240.0205 Linux/xtrim-server.jar" -DgeneratePom=true</text:p>
          </table:table-cell>
          <table:table-cell table:style-name="ce50" table:formula="of:=+CONCATENATE(&quot;mvn deploy:deploy-file -DgroupId=&quot;;[.A38];&quot; -DartifactId=&quot;;[.B38];&quot; -Dpackaging=jar -Dversion=&quot;;CHAR(34);[.C38];CHAR(34);&quot; -Dfile=&quot;;CHAR(34);[.F38];CHAR(34);&quot; -DgeneratePom=true &quot;;IF([.D38]&lt;&gt;&quot;&quot;;CONCATENATE(&quot;-Dclassifier=&quot;;[.D38];&quot;-DrepositoryId=ts-maven -Durl=http://bpl-trmmaven.ts.telekom.si:8081/artifactory/ext-release-local&quot;)))" office:value-type="string" office:string-value="mvn deploy:deploy-file -DgroupId=com.documentum -DartifactId=xtrim-server -Dpackaging=jar -Dversion=&quot;7.2.0240.0205&quot; -Dfile=&quot;/home/klemen/JavaLibraries/Documentum Foundation Classes for Windows, Version 7.2.0240.0205 Linux/xtrim-server.jar&quot; -DgeneratePom=true 0" calcext:value-type="string">
            <text:p>mvn deploy:deploy-file -DgroupId=com.documentum -DartifactId=xtrim-server -Dpackaging=jar -Dversion="7.2.0240.0205" -Dfile="/home/klemen/JavaLibraries/Documentum Foundation Classes for Windows, Version 7.2.0240.0205 Linux/xtrim-server.jar" -DgeneratePom=true 0</text:p>
          </table:table-cell>
          <table:table-cell table:number-columns-repeated="54"/>
        </table:table-row>
        <table:table-row table:style-name="ro2">
          <table:table-cell table:style-name="ce36" office:value-type="string" calcext:value-type="string">
            <text:p>com.documentum</text:p>
          </table:table-cell>
          <table:table-cell office:value-type="string" calcext:value-type="string">
            <text:p>xtrim-api</text:p>
          </table:table-cell>
          <table:table-cell table:style-name="ce37" office:value-type="string" calcext:value-type="string">
            <text:p>7.2.0240.0205</text:p>
          </table:table-cell>
          <table:table-cell table:number-columns-repeated="2"/>
          <table:table-cell table:style-name="ce47" office:value-type="string" calcext:value-type="string">
            <text:p>/home/klemen/JavaLibraries/Documentum Foundation Classes for Windows, Version 7.2.0240.0205 Linux/xtrim-api.jar</text:p>
          </table:table-cell>
          <table:table-cell table:number-columns-repeated="2"/>
          <table:table-cell table:style-name="ce48" table:formula="of:=+CONCATENATE(&quot;mvn install:install-file -DgroupId=&quot;;[.A39];&quot; -DartifactId=&quot;;[.B39];&quot; -Dpackaging=jar -Dversion=&quot;;CHAR(34);[.C39];CHAR(34);&quot; -Dfile=&quot;;CHAR(34);[.F39];CHAR(34);&quot; -DgeneratePom=true&quot;)" office:value-type="string" office:string-value="mvn install:install-file -DgroupId=com.documentum -DartifactId=xtrim-api -Dpackaging=jar -Dversion=&quot;7.2.0240.0205&quot; -Dfile=&quot;/home/klemen/JavaLibraries/Documentum Foundation Classes for Windows, Version 7.2.0240.0205 Linux/xtrim-api.jar&quot; -DgeneratePom=true" calcext:value-type="string">
            <text:p>mvn install:install-file -DgroupId=com.documentum -DartifactId=xtrim-api -Dpackaging=jar -Dversion="7.2.0240.0205" -Dfile="/home/klemen/JavaLibraries/Documentum Foundation Classes for Windows, Version 7.2.0240.0205 Linux/xtrim-api.jar" -DgeneratePom=true</text:p>
          </table:table-cell>
          <table:table-cell table:style-name="ce50" table:formula="of:=+CONCATENATE(&quot;mvn deploy:deploy-file -DgroupId=&quot;;[.A39];&quot; -DartifactId=&quot;;[.B39];&quot; -Dpackaging=jar -Dversion=&quot;;CHAR(34);[.C39];CHAR(34);&quot; -Dfile=&quot;;CHAR(34);[.F39];CHAR(34);&quot; -DgeneratePom=true &quot;;IF([.D39]&lt;&gt;&quot;&quot;;CONCATENATE(&quot;-Dclassifier=&quot;;[.D39];&quot;-DrepositoryId=ts-maven -Durl=http://bpl-trmmaven.ts.telekom.si:8081/artifactory/ext-release-local&quot;)))" office:value-type="string" office:string-value="mvn deploy:deploy-file -DgroupId=com.documentum -DartifactId=xtrim-api -Dpackaging=jar -Dversion=&quot;7.2.0240.0205&quot; -Dfile=&quot;/home/klemen/JavaLibraries/Documentum Foundation Classes for Windows, Version 7.2.0240.0205 Linux/xtrim-api.jar&quot; -DgeneratePom=true 0" calcext:value-type="string">
            <text:p>mvn deploy:deploy-file -DgroupId=com.documentum -DartifactId=xtrim-api -Dpackaging=jar -Dversion="7.2.0240.0205" -Dfile="/home/klemen/JavaLibraries/Documentum Foundation Classes for Windows, Version 7.2.0240.0205 Linux/xtrim-api.jar" -DgeneratePom=true 0</text:p>
          </table:table-cell>
          <table:table-cell table:number-columns-repeated="54"/>
        </table:table-row>
        <table:table-row table:style-name="ro3">
          <table:table-cell table:number-columns-repeated="2" office:value-type="string" calcext:value-type="string">
            <text:p>sslj</text:p>
          </table:table-cell>
          <table:table-cell table:style-name="ce37" office:value-type="string" calcext:value-type="string">
            <text:p>7.2.0240.0205</text:p>
          </table:table-cell>
          <table:table-cell table:number-columns-repeated="2"/>
          <table:table-cell office:value-type="string" calcext:value-type="string">
            <text:p>/home/klemen/JavaLibraries/Documentum Foundation Classes for Windows, Version 7.2.0240.0205 Linux/ServerApps/sslj.jar</text:p>
          </table:table-cell>
          <table:table-cell table:number-columns-repeated="2"/>
          <table:table-cell table:style-name="ce48" table:formula="of:=+CONCATENATE(&quot;mvn install:install-file -DgroupId=&quot;;[.A40];&quot; -DartifactId=&quot;;[.B40];&quot; -Dpackaging=jar -Dversion=&quot;;CHAR(34);[.C40];CHAR(34);&quot; -Dfile=&quot;;CHAR(34);[.F40];CHAR(34);&quot; -DgeneratePom=true&quot;)" office:value-type="string" office:string-value="mvn install:install-file -DgroupId=sslj -DartifactId=sslj -Dpackaging=jar -Dversion=&quot;7.2.0240.0205&quot; -Dfile=&quot;/home/klemen/JavaLibraries/Documentum Foundation Classes for Windows, Version 7.2.0240.0205 Linux/ServerApps/sslj.jar&quot; -DgeneratePom=true" calcext:value-type="string">
            <text:p>mvn install:install-file -DgroupId=sslj -DartifactId=sslj -Dpackaging=jar -Dversion="7.2.0240.0205" -Dfile="/home/klemen/JavaLibraries/Documentum Foundation Classes for Windows, Version 7.2.0240.0205 Linux/ServerApps/sslj.jar" -DgeneratePom=true</text:p>
          </table:table-cell>
          <table:table-cell table:style-name="ce50" table:formula="of:=+CONCATENATE(&quot;mvn deploy:deploy-file -DgroupId=&quot;;[.A40];&quot; -DartifactId=&quot;;[.B40];&quot; -Dpackaging=jar -Dversion=&quot;;CHAR(34);[.C40];CHAR(34);&quot; -Dfile=&quot;;CHAR(34);[.F40];CHAR(34);&quot; -DgeneratePom=true &quot;;IF([.D40]&lt;&gt;&quot;&quot;;CONCATENATE(&quot;-Dclassifier=&quot;;[.D40];&quot;-DrepositoryId=ts-maven -Durl=http://bpl-trmmaven.ts.telekom.si:8081/artifactory/ext-release-local&quot;)))" office:value-type="string" office:string-value="mvn deploy:deploy-file -DgroupId=sslj -DartifactId=sslj -Dpackaging=jar -Dversion=&quot;7.2.0240.0205&quot; -Dfile=&quot;/home/klemen/JavaLibraries/Documentum Foundation Classes for Windows, Version 7.2.0240.0205 Linux/ServerApps/sslj.jar&quot; -DgeneratePom=true 0" calcext:value-type="string">
            <text:p>mvn deploy:deploy-file -DgroupId=sslj -DartifactId=sslj -Dpackaging=jar -Dversion="7.2.0240.0205" -Dfile="/home/klemen/JavaLibraries/Documentum Foundation Classes for Windows, Version 7.2.0240.0205 Linux/ServerApps/sslj.jar" -DgeneratePom=true 0</text:p>
          </table:table-cell>
          <table:table-cell table:number-columns-repeated="54"/>
        </table:table-row>
        <table:table-row table:style-name="ro1" table:number-rows-repeated="2">
          <table:table-cell table:number-columns-repeated="8"/>
          <table:table-cell table:style-name="ce48"/>
          <table:table-cell table:style-name="ce50"/>
          <table:table-cell table:number-columns-repeated="54"/>
        </table:table-row>
        <table:table-row table:style-name="ro2">
          <table:table-cell table:style-name="ce37" office:value-type="string" calcext:value-type="string">
            <text:p>com.microsoft.sqlserver</text:p>
          </table:table-cell>
          <table:table-cell table:style-name="ce40" office:value-type="string" calcext:value-type="string">
            <text:p>jdbc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/home/klemen/JavaLibraries/Microsoft JDBC Driver 6.0 for SQL Server/sqljdbc.jar</text:p>
          </table:table-cell>
          <table:table-cell table:number-columns-repeated="2"/>
          <table:table-cell table:style-name="ce48" table:formula="of:=+CONCATENATE(&quot;mvn install:install-file -DgroupId=&quot;;[.A43];&quot; -DartifactId=&quot;;[.B43];&quot; -Dpackaging=jar -Dversion=&quot;;CHAR(34);[.C43];CHAR(34);&quot; -Dfile=&quot;;CHAR(34);[.F43];CHAR(34);&quot; -DgeneratePom=true&quot;)" office:value-type="string" office:string-value="mvn install:install-file -DgroupId=com.microsoft.sqlserver -DartifactId=jdbc -Dpackaging=jar -Dversion=&quot;6&quot; -Dfile=&quot;/home/klemen/JavaLibraries/Microsoft JDBC Driver 6.0 for SQL Server/sqljdbc.jar&quot; -DgeneratePom=true" calcext:value-type="string">
            <text:p>mvn install:install-file -DgroupId=com.microsoft.sqlserver -DartifactId=jdbc -Dpackaging=jar -Dversion="6" -Dfile="/home/klemen/JavaLibraries/Microsoft JDBC Driver 6.0 for SQL Server/sqljdbc.jar" -DgeneratePom=true</text:p>
          </table:table-cell>
          <table:table-cell table:formula="of:=+CONCATENATE(&quot;mvn deploy:deploy-file -DgroupId=&quot;;[.A43];&quot; -DartifactId=&quot;;[.B43];&quot; -Dpackaging=jar -Dversion=&quot;;CHAR(34);[.C43];CHAR(34);&quot; -Dfile=&quot;;CHAR(34);[.F43];CHAR(34);&quot; -DgeneratePom=true &quot;;IF([.D43]&lt;&gt;&quot;&quot;;CONCATENATE(&quot;-Dclassifier=&quot;;[.D43]);&quot;&quot;);&quot; -DrepositoryId=ts-maven -Durl=&quot;;CHAR(34);&quot;http://bpl-trmmaven.ts.telekom.si:8081/artifactory/ext-release-local&quot;;CHAR(34))" office:value-type="string" office:string-value="mvn deploy:deploy-file -DgroupId=com.microsoft.sqlserver -DartifactId=jdbc -Dpackaging=jar -Dversion=&quot;6&quot; -Dfile=&quot;/home/klemen/JavaLibraries/Microsoft JDBC Driver 6.0 for SQL Server/sqljdbc.jar&quot; -DgeneratePom=true  -DrepositoryId=ts-maven -Durl=&quot;http://bpl-trmmaven.ts.telekom.si:8081/artifactory/ext-release-local&quot;" calcext:value-type="string">
            <text:p>mvn deploy:deploy-file -DgroupId=com.microsoft.sqlserver -DartifactId=jdbc -Dpackaging=jar -Dversion="6" -Dfile="/home/klemen/JavaLibraries/Microsoft JDBC Driver 6.0 for SQL Server/sqljdbc.jar" -DgeneratePom=true <text:s/>-DrepositoryId=ts-maven -Durl="http://bpl-trmmaven.ts.telekom.si:8081/artifactory/ext-release-local"</text:p>
          </table:table-cell>
          <table:table-cell table:number-columns-repeated="54"/>
        </table:table-row>
        <table:table-row table:style-name="ro1">
          <table:table-cell table:number-columns-repeated="8"/>
          <table:table-cell table:style-name="ce48"/>
          <table:table-cell table:style-name="ce50"/>
          <table:table-cell table:number-columns-repeated="54"/>
        </table:table-row>
        <table:table-row table:style-name="ro1">
          <table:table-cell table:style-name="ce38" office:value-type="string" calcext:value-type="string">
            <text:p>/home/klemen/JavaLibraries/Documentum Foundation Classes for Windows, Version 7.3.0090.0047/</text:p>
          </table:table-cell>
          <table:table-cell table:number-columns-repeated="7"/>
          <table:table-cell table:style-name="ce48"/>
          <table:table-cell table:number-columns-repeated="55"/>
        </table:table-row>
        <table:table-row table:style-name="ro2">
          <table:table-cell table:style-name="ce36" office:value-type="string" calcext:value-type="string">
            <text:p>com.documentum</text:p>
          </table:table-cell>
          <table:table-cell table:style-name="ce36" office:value-type="string" calcext:value-type="string">
            <text:p>Documentum</text:p>
          </table:table-cell>
          <table:table-cell table:style-name="ce36" office:value-type="string" calcext:value-type="string">
            <text:p>7.3.0000.020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fc.jar</text:p>
          </table:table-cell>
          <table:table-cell table:formula="of:=CONCATENATE([.$A$45];[.E46])" office:value-type="string" office:string-value="/home/klemen/JavaLibraries/Documentum Foundation Classes for Windows, Version 7.3.0090.0047/dfc.jar" calcext:value-type="string">
            <text:p>/home/klemen/JavaLibraries/Documentum Foundation Classes for Windows, Version 7.3.0090.0047/dfc.jar</text:p>
          </table:table-cell>
          <table:table-cell table:number-columns-repeated="2"/>
          <table:table-cell table:style-name="ce48" table:formula="of:=+CONCATENATE(&quot;mvn install:install-file -DgroupId=&quot;;[.A46];&quot; -DartifactId=&quot;;[.B46];&quot; -Dpackaging=jar -Dversion=&quot;;CHAR(34);[.C46];CHAR(34);&quot; -Dfile=&quot;;CHAR(34);[.F46];CHAR(34);&quot; -DgeneratePom=true&quot;; &quot;  -Dclassifier=&quot;;[.A46])" office:value-type="string" office:string-value="mvn install:install-file -DgroupId=com.documentum -DartifactId=Documentum -Dpackaging=jar -Dversion=&quot;7.3.0000.0205&quot; -Dfile=&quot;/home/klemen/JavaLibraries/Documentum Foundation Classes for Windows, Version 7.3.0090.0047/dfc.jar&quot; -DgeneratePom=true  -Dclassifier=com.documentum" calcext:value-type="string">
            <text:p>mvn install:install-file -DgroupId=com.documentum -DartifactId=Documentum -Dpackaging=jar -Dversion="7.3.0000.0205" -Dfile="/home/klemen/JavaLibraries/Documentum Foundation Classes for Windows, Version 7.3.0090.0047/dfc.jar" -DgeneratePom=true <text:s/>-Dclassifier=com.documentum</text:p>
          </table:table-cell>
          <table:table-cell table:formula="of:=+CONCATENATE(&quot;mvn deploy:deploy-file -DgroupId=&quot;;[.A46];&quot; -DartifactId=&quot;;[.B46];&quot; -Dpackaging=jar -Dversion=&quot;;CHAR(34);[.C46];CHAR(34);&quot; -Dfile=&quot;;CHAR(34);[.F46];CHAR(34);&quot; -DgeneratePom=true &quot;;IF([.D46]&lt;&gt;&quot;&quot;;CONCATENATE(&quot;-Dclassifier=&quot;;[.D46]);&quot;&quot;);&quot; -DrepositoryId=ts-maven -Durl=&quot;;CHAR(34);&quot;http://bpl-trmmaven.ts.telekom.si:8081/artifactory/ext-release-local&quot;;CHAR(34))" office:value-type="string" office:string-value="mvn deploy:deploy-file -DgroupId=com.documentum -DartifactId=Documentum -Dpackaging=jar -Dversion=&quot;7.3.0000.0205&quot; -Dfile=&quot;/home/klemen/JavaLibraries/Documentum Foundation Classes for Windows, Version 7.3.0090.0047/dfc.jar&quot; -DgeneratePom=true -Dclassifier=windows -DrepositoryId=ts-maven -Durl=&quot;http://bpl-trmmaven.ts.telekom.si:8081/artifactory/ext-release-local&quot;" calcext:value-type="string">
            <text:p>mvn deploy:deploy-file -DgroupId=com.documentum -DartifactId=Documentum -Dpackaging=jar -Dversion="7.3.0000.0205" -Dfile="/home/klemen/JavaLibraries/Documentum Foundation Classes for Windows, Version 7.3.0090.0047/dfc.jar" -DgeneratePom=true -Dclassifier=windows -DrepositoryId=ts-maven -Durl="http://bpl-trmmaven.ts.telekom.si:8081/artifactory/ext-release-local"</text:p>
          </table:table-cell>
          <table:table-cell table:number-columns-repeated="54"/>
        </table:table-row>
        <table:table-row table:style-name="ro2">
          <table:table-cell table:style-name="ce36" office:value-type="string" calcext:value-type="string">
            <text:p>com.documentum</text:p>
          </table:table-cell>
          <table:table-cell table:style-name="ce36" office:value-type="string" calcext:value-type="string">
            <text:p>DocumentumDms-client-api</text:p>
          </table:table-cell>
          <table:table-cell table:style-name="ce36" office:value-type="string" calcext:value-type="string">
            <text:p>7.3.0000.020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ms-client-api.jar</text:p>
          </table:table-cell>
          <table:table-cell table:formula="of:=CONCATENATE([.$A$45];[.E47])" office:value-type="string" office:string-value="/home/klemen/JavaLibraries/Documentum Foundation Classes for Windows, Version 7.3.0090.0047/dms-client-api.jar" calcext:value-type="string">
            <text:p>/home/klemen/JavaLibraries/Documentum Foundation Classes for Windows, Version 7.3.0090.0047/dms-client-api.jar</text:p>
          </table:table-cell>
          <table:table-cell table:number-columns-repeated="2"/>
          <table:table-cell table:style-name="ce48" table:formula="of:=+CONCATENATE(&quot;mvn install:install-file -DgroupId=&quot;;[.A47];&quot; -DartifactId=&quot;;[.B47];&quot; -Dpackaging=jar -Dversion=&quot;;CHAR(34);[.C47];CHAR(34);&quot; -Dfile=&quot;;CHAR(34);[.F47];CHAR(34);&quot; -DgeneratePom=true&quot;; &quot;  -Dclassifier=&quot;;[.A47])" office:value-type="string" office:string-value="mvn install:install-file -DgroupId=com.documentum -DartifactId=DocumentumDms-client-api -Dpackaging=jar -Dversion=&quot;7.3.0000.0205&quot; -Dfile=&quot;/home/klemen/JavaLibraries/Documentum Foundation Classes for Windows, Version 7.3.0090.0047/dms-client-api.jar&quot; -DgeneratePom=true  -Dclassifier=com.documentum" calcext:value-type="string">
            <text:p>mvn install:install-file -DgroupId=com.documentum -DartifactId=DocumentumDms-client-api -Dpackaging=jar -Dversion="7.3.0000.0205" -Dfile="/home/klemen/JavaLibraries/Documentum Foundation Classes for Windows, Version 7.3.0090.0047/dms-client-api.jar" -DgeneratePom=true <text:s/>-Dclassifier=com.documentum</text:p>
          </table:table-cell>
          <table:table-cell table:formula="of:=+CONCATENATE(&quot;mvn deploy:deploy-file -DgroupId=&quot;;[.A47];&quot; -DartifactId=&quot;;[.B47];&quot; -Dpackaging=jar -Dversion=&quot;;CHAR(34);[.C47];CHAR(34);&quot; -Dfile=&quot;;CHAR(34);[.F47];CHAR(34);&quot; -DgeneratePom=true &quot;;IF([.D47]&lt;&gt;&quot;&quot;;CONCATENATE(&quot;-Dclassifier=&quot;;[.D47]);&quot;&quot;);&quot; -DrepositoryId=ts-maven -Durl=&quot;;CHAR(34);&quot;http://bpl-trmmaven.ts.telekom.si:8081/artifactory/ext-release-local&quot;;CHAR(34))" office:value-type="string" office:string-value="mvn deploy:deploy-file -DgroupId=com.documentum -DartifactId=DocumentumDms-client-api -Dpackaging=jar -Dversion=&quot;7.3.0000.0205&quot; -Dfile=&quot;/home/klemen/JavaLibraries/Documentum Foundation Classes for Windows, Version 7.3.0090.0047/dms-client-api.jar&quot; -DgeneratePom=true -Dclassifier=windows -DrepositoryId=ts-maven -Durl=&quot;http://bpl-trmmaven.ts.telekom.si:8081/artifactory/ext-release-local&quot;" calcext:value-type="string">
            <text:p>mvn deploy:deploy-file -DgroupId=com.documentum -DartifactId=DocumentumDms-client-api -Dpackaging=jar -Dversion="7.3.0000.0205" -Dfile="/home/klemen/JavaLibraries/Documentum Foundation Classes for Windows, Version 7.3.0090.0047/dms-client-api.jar" -DgeneratePom=true -Dclassifier=windows -DrepositoryId=ts-maven -Durl="http://bpl-trmmaven.ts.telekom.si:8081/artifactory/ext-release-local"</text:p>
          </table:table-cell>
          <table:table-cell table:number-columns-repeated="54"/>
        </table:table-row>
        <table:table-row table:style-name="ro1">
          <table:table-cell table:style-name="ce39" office:value-type="string" calcext:value-type="string">
            <text:p>/home/klemen/JavaLibraries/Documentum Foundation Classes for Linux, Version 7.3.0000.0205/</text:p>
          </table:table-cell>
          <table:table-cell table:style-name="ce36" table:number-columns-repeated="2"/>
          <table:table-cell table:number-columns-repeated="5"/>
          <table:table-cell table:style-name="ce48"/>
          <table:table-cell table:number-columns-repeated="55"/>
        </table:table-row>
        <table:table-row table:style-name="ro2">
          <table:table-cell table:style-name="ce36" office:value-type="string" calcext:value-type="string">
            <text:p>com.documentum</text:p>
          </table:table-cell>
          <table:table-cell table:style-name="ce36" office:value-type="string" calcext:value-type="string">
            <text:p>Documentum</text:p>
          </table:table-cell>
          <table:table-cell table:style-name="ce36" office:value-type="string" calcext:value-type="string">
            <text:p>7.3.0000.0205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fc.jar</text:p>
          </table:table-cell>
          <table:table-cell table:formula="of:=CONCATENATE([.$A$48];[.E49])" office:value-type="string" office:string-value="/home/klemen/JavaLibraries/Documentum Foundation Classes for Linux, Version 7.3.0000.0205/dfc.jar" calcext:value-type="string">
            <text:p>/home/klemen/JavaLibraries/Documentum Foundation Classes for Linux, Version 7.3.0000.0205/dfc.jar</text:p>
          </table:table-cell>
          <table:table-cell table:number-columns-repeated="2"/>
          <table:table-cell table:style-name="ce48" table:formula="of:=+CONCATENATE(&quot;mvn install:install-file -DgroupId=&quot;;[.A49];&quot; -DartifactId=&quot;;[.B49];&quot; -Dpackaging=jar -Dversion=&quot;;CHAR(34);[.C49];CHAR(34);&quot; -Dfile=&quot;;CHAR(34);[.F49];CHAR(34);&quot; -DgeneratePom=true&quot;; &quot;  -Dclassifier=&quot;;[.A49])" office:value-type="string" office:string-value="mvn install:install-file -DgroupId=com.documentum -DartifactId=Documentum -Dpackaging=jar -Dversion=&quot;7.3.0000.0205&quot; -Dfile=&quot;/home/klemen/JavaLibraries/Documentum Foundation Classes for Linux, Version 7.3.0000.0205/dfc.jar&quot; -DgeneratePom=true  -Dclassifier=com.documentum" calcext:value-type="string">
            <text:p>mvn install:install-file -DgroupId=com.documentum -DartifactId=Documentum -Dpackaging=jar -Dversion="7.3.0000.0205" -Dfile="/home/klemen/JavaLibraries/Documentum Foundation Classes for Linux, Version 7.3.0000.0205/dfc.jar" -DgeneratePom=true <text:s/>-Dclassifier=com.documentum</text:p>
          </table:table-cell>
          <table:table-cell table:formula="of:=+CONCATENATE(&quot;mvn deploy:deploy-file -DgroupId=&quot;;[.A49];&quot; -DartifactId=&quot;;[.B49];&quot; -Dpackaging=jar -Dversion=&quot;;CHAR(34);[.C49];CHAR(34);&quot; -Dfile=&quot;;CHAR(34);[.F49];CHAR(34);&quot; -DgeneratePom=true &quot;;IF([.D49]&lt;&gt;&quot;&quot;;CONCATENATE(&quot;-Dclassifier=&quot;;[.D49]);&quot;&quot;);&quot; -DrepositoryId=ts-maven -Durl=&quot;;CHAR(34);&quot;http://bpl-trmmaven.ts.telekom.si:8081/artifactory/ext-release-local&quot;;CHAR(34))" office:value-type="string" office:string-value="mvn deploy:deploy-file -DgroupId=com.documentum -DartifactId=Documentum -Dpackaging=jar -Dversion=&quot;7.3.0000.0205&quot; -Dfile=&quot;/home/klemen/JavaLibraries/Documentum Foundation Classes for Linux, Version 7.3.0000.0205/dfc.jar&quot; -DgeneratePom=true -Dclassifier=centos -DrepositoryId=ts-maven -Durl=&quot;http://bpl-trmmaven.ts.telekom.si:8081/artifactory/ext-release-local&quot;" calcext:value-type="string">
            <text:p>mvn deploy:deploy-file -DgroupId=com.documentum -DartifactId=Documentum -Dpackaging=jar -Dversion="7.3.0000.0205" -Dfile="/home/klemen/JavaLibraries/Documentum Foundation Classes for Linux, Version 7.3.0000.0205/dfc.jar" -DgeneratePom=true -Dclassifier=centos -DrepositoryId=ts-maven -Durl="http://bpl-trmmaven.ts.telekom.si:8081/artifactory/ext-release-local"</text:p>
          </table:table-cell>
          <table:table-cell table:number-columns-repeated="54"/>
        </table:table-row>
        <table:table-row table:style-name="ro2">
          <table:table-cell table:style-name="ce36" office:value-type="string" calcext:value-type="string">
            <text:p>com.documentum</text:p>
          </table:table-cell>
          <table:table-cell table:style-name="ce36" office:value-type="string" calcext:value-type="string">
            <text:p>DocumentumDms-client-api</text:p>
          </table:table-cell>
          <table:table-cell table:style-name="ce36" office:value-type="string" calcext:value-type="string">
            <text:p>7.3.0000.0205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ms-client-api.jar</text:p>
          </table:table-cell>
          <table:table-cell table:formula="of:=CONCATENATE([.$A$48];[.E50])" office:value-type="string" office:string-value="/home/klemen/JavaLibraries/Documentum Foundation Classes for Linux, Version 7.3.0000.0205/dms-client-api.jar" calcext:value-type="string">
            <text:p>/home/klemen/JavaLibraries/Documentum Foundation Classes for Linux, Version 7.3.0000.0205/dms-client-api.jar</text:p>
          </table:table-cell>
          <table:table-cell table:number-columns-repeated="2"/>
          <table:table-cell table:style-name="ce48" table:formula="of:=+CONCATENATE(&quot;mvn install:install-file -DgroupId=&quot;;[.A50];&quot; -DartifactId=&quot;;[.B50];&quot; -Dpackaging=jar -Dversion=&quot;;CHAR(34);[.C50];CHAR(34);&quot; -Dfile=&quot;;CHAR(34);[.F50];CHAR(34);&quot; -DgeneratePom=true&quot;; &quot;  -Dclassifier=&quot;;[.A50])" office:value-type="string" office:string-value="mvn install:install-file -DgroupId=com.documentum -DartifactId=DocumentumDms-client-api -Dpackaging=jar -Dversion=&quot;7.3.0000.0205&quot; -Dfile=&quot;/home/klemen/JavaLibraries/Documentum Foundation Classes for Linux, Version 7.3.0000.0205/dms-client-api.jar&quot; -DgeneratePom=true  -Dclassifier=com.documentum" calcext:value-type="string">
            <text:p>mvn install:install-file -DgroupId=com.documentum -DartifactId=DocumentumDms-client-api -Dpackaging=jar -Dversion="7.3.0000.0205" -Dfile="/home/klemen/JavaLibraries/Documentum Foundation Classes for Linux, Version 7.3.0000.0205/dms-client-api.jar" -DgeneratePom=true <text:s/>-Dclassifier=com.documentum</text:p>
          </table:table-cell>
          <table:table-cell table:formula="of:=+CONCATENATE(&quot;mvn deploy:deploy-file -DgroupId=&quot;;[.A50];&quot; -DartifactId=&quot;;[.B50];&quot; -Dpackaging=jar -Dversion=&quot;;CHAR(34);[.C50];CHAR(34);&quot; -Dfile=&quot;;CHAR(34);[.F50];CHAR(34);&quot; -DgeneratePom=true &quot;;IF([.D50]&lt;&gt;&quot;&quot;;CONCATENATE(&quot;-Dclassifier=&quot;;[.D50]);&quot;&quot;);&quot; -DrepositoryId=ts-maven -Durl=&quot;;CHAR(34);&quot;http://bpl-trmmaven.ts.telekom.si:8081/artifactory/ext-release-local&quot;;CHAR(34))" office:value-type="string" office:string-value="mvn deploy:deploy-file -DgroupId=com.documentum -DartifactId=DocumentumDms-client-api -Dpackaging=jar -Dversion=&quot;7.3.0000.0205&quot; -Dfile=&quot;/home/klemen/JavaLibraries/Documentum Foundation Classes for Linux, Version 7.3.0000.0205/dms-client-api.jar&quot; -DgeneratePom=true -Dclassifier=centos -DrepositoryId=ts-maven -Durl=&quot;http://bpl-trmmaven.ts.telekom.si:8081/artifactory/ext-release-local&quot;" calcext:value-type="string">
            <text:p>mvn deploy:deploy-file -DgroupId=com.documentum -DartifactId=DocumentumDms-client-api -Dpackaging=jar -Dversion="7.3.0000.0205" -Dfile="/home/klemen/JavaLibraries/Documentum Foundation Classes for Linux, Version 7.3.0000.0205/dms-client-api.jar" -DgeneratePom=true -Dclassifier=centos -DrepositoryId=ts-maven -Durl="http://bpl-trmmaven.ts.telekom.si:8081/artifactory/ext-release-local"</text:p>
          </table:table-cell>
          <table:table-cell table:number-columns-repeated="54"/>
        </table:table-row>
        <table:table-row table:style-name="ro2">
          <table:table-cell table:style-name="ce36" office:value-type="string" calcext:value-type="string">
            <text:p>com.documentum.services</text:p>
          </table:table-cell>
          <table:table-cell table:style-name="ce36" office:value-type="string" calcext:value-type="string">
            <text:p>configservice-api</text:p>
          </table:table-cell>
          <table:table-cell table:style-name="ce41" office:value-type="string" calcext:value-type="string">
            <text:p>7.3.0000.0205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onfigservice-api.jar</text:p>
          </table:table-cell>
          <table:table-cell table:formula="of:=CONCATENATE([.$A$48];[.E51])" office:value-type="string" office:string-value="/home/klemen/JavaLibraries/Documentum Foundation Classes for Linux, Version 7.3.0000.0205/configservice-api.jar" calcext:value-type="string">
            <text:p>/home/klemen/JavaLibraries/Documentum Foundation Classes for Linux, Version 7.3.0000.0205/configservice-api.jar</text:p>
          </table:table-cell>
          <table:table-cell table:number-columns-repeated="2"/>
          <table:table-cell table:style-name="ce48" table:formula="of:=+CONCATENATE(&quot;mvn install:install-file -DgroupId=&quot;;[.A51];&quot; -DartifactId=&quot;;[.B51];&quot; -Dpackaging=jar -Dversion=&quot;;CHAR(34);[.C51];CHAR(34);&quot; -Dfile=&quot;;CHAR(34);[.F51];CHAR(34);&quot; -DgeneratePom=true&quot;; &quot;  -Dclassifier=&quot;;[.A51])" office:value-type="string" office:string-value="mvn install:install-file -DgroupId=com.documentum.services -DartifactId=configservice-api -Dpackaging=jar -Dversion=&quot;7.3.0000.0205&quot; -Dfile=&quot;/home/klemen/JavaLibraries/Documentum Foundation Classes for Linux, Version 7.3.0000.0205/configservice-api.jar&quot; -DgeneratePom=true  -Dclassifier=com.documentum.services" calcext:value-type="string">
            <text:p>mvn install:install-file -DgroupId=com.documentum.services -DartifactId=configservice-api -Dpackaging=jar -Dversion="7.3.0000.0205" -Dfile="/home/klemen/JavaLibraries/Documentum Foundation Classes for Linux, Version 7.3.0000.0205/configservice-api.jar" -DgeneratePom=true <text:s/>-Dclassifier=com.documentum.services</text:p>
          </table:table-cell>
          <table:table-cell table:formula="of:=+CONCATENATE(&quot;mvn deploy:deploy-file -DgroupId=&quot;;[.A51];&quot; -DartifactId=&quot;;[.B51];&quot; -Dpackaging=jar -Dversion=&quot;;CHAR(34);[.C51];CHAR(34);&quot; -Dfile=&quot;;CHAR(34);[.F51];CHAR(34);&quot; -DgeneratePom=true &quot;;IF([.D51]&lt;&gt;&quot;&quot;;CONCATENATE(&quot;-Dclassifier=&quot;;[.D51]);&quot;&quot;);&quot; -DrepositoryId=ts-maven -Durl=&quot;;CHAR(34);&quot;http://bpl-trmmaven.ts.telekom.si:8081/artifactory/ext-release-local&quot;;CHAR(34))" office:value-type="string" office:string-value="mvn deploy:deploy-file -DgroupId=com.documentum.services -DartifactId=configservice-api -Dpackaging=jar -Dversion=&quot;7.3.0000.0205&quot; -Dfile=&quot;/home/klemen/JavaLibraries/Documentum Foundation Classes for Linux, Version 7.3.0000.0205/configservice-api.jar&quot; -DgeneratePom=true -Dclassifier=centos -DrepositoryId=ts-maven -Durl=&quot;http://bpl-trmmaven.ts.telekom.si:8081/artifactory/ext-release-local&quot;" calcext:value-type="string">
            <text:p>mvn deploy:deploy-file -DgroupId=com.documentum.services -DartifactId=configservice-api -Dpackaging=jar -Dversion="7.3.0000.0205" -Dfile="/home/klemen/JavaLibraries/Documentum Foundation Classes for Linux, Version 7.3.0000.0205/configservice-api.jar" -DgeneratePom=true -Dclassifier=centos -DrepositoryId=ts-maven -Durl="http://bpl-trmmaven.ts.telekom.si:8081/artifactory/ext-release-local"</text:p>
          </table:table-cell>
          <table:table-cell table:number-columns-repeated="54"/>
        </table:table-row>
        <table:table-row table:style-name="ro2">
          <table:table-cell table:style-name="ce36" office:value-type="string" calcext:value-type="string">
            <text:p>com.documentum.services</text:p>
          </table:table-cell>
          <table:table-cell table:style-name="ce36" office:value-type="string" calcext:value-type="string">
            <text:p>configservice-impl</text:p>
          </table:table-cell>
          <table:table-cell table:style-name="ce41" office:value-type="string" calcext:value-type="string">
            <text:p>7.3.0000.0205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onfigservice-impl.jar</text:p>
          </table:table-cell>
          <table:table-cell table:formula="of:=CONCATENATE([.$A$48];[.E52])" office:value-type="string" office:string-value="/home/klemen/JavaLibraries/Documentum Foundation Classes for Linux, Version 7.3.0000.0205/configservice-impl.jar" calcext:value-type="string">
            <text:p>/home/klemen/JavaLibraries/Documentum Foundation Classes for Linux, Version 7.3.0000.0205/configservice-impl.jar</text:p>
          </table:table-cell>
          <table:table-cell table:number-columns-repeated="2"/>
          <table:table-cell table:style-name="ce48" table:formula="of:=+CONCATENATE(&quot;mvn install:install-file -DgroupId=&quot;;[.A52];&quot; -DartifactId=&quot;;[.B52];&quot; -Dpackaging=jar -Dversion=&quot;;CHAR(34);[.C52];CHAR(34);&quot; -Dfile=&quot;;CHAR(34);[.F52];CHAR(34);&quot; -DgeneratePom=true&quot;; &quot;  -Dclassifier=&quot;;[.A52])" office:value-type="string" office:string-value="mvn install:install-file -DgroupId=com.documentum.services -DartifactId=configservice-impl -Dpackaging=jar -Dversion=&quot;7.3.0000.0205&quot; -Dfile=&quot;/home/klemen/JavaLibraries/Documentum Foundation Classes for Linux, Version 7.3.0000.0205/configservice-impl.jar&quot; -DgeneratePom=true  -Dclassifier=com.documentum.services" calcext:value-type="string">
            <text:p>mvn install:install-file -DgroupId=com.documentum.services -DartifactId=configservice-impl -Dpackaging=jar -Dversion="7.3.0000.0205" -Dfile="/home/klemen/JavaLibraries/Documentum Foundation Classes for Linux, Version 7.3.0000.0205/configservice-impl.jar" -DgeneratePom=true <text:s/>-Dclassifier=com.documentum.services</text:p>
          </table:table-cell>
          <table:table-cell table:formula="of:=+CONCATENATE(&quot;mvn deploy:deploy-file -DgroupId=&quot;;[.A52];&quot; -DartifactId=&quot;;[.B52];&quot; -Dpackaging=jar -Dversion=&quot;;CHAR(34);[.C52];CHAR(34);&quot; -Dfile=&quot;;CHAR(34);[.F52];CHAR(34);&quot; -DgeneratePom=true &quot;;IF([.D52]&lt;&gt;&quot;&quot;;CONCATENATE(&quot;-Dclassifier=&quot;;[.D52]);&quot;&quot;);&quot; -DrepositoryId=ts-maven -Durl=&quot;;CHAR(34);&quot;http://bpl-trmmaven.ts.telekom.si:8081/artifactory/ext-release-local&quot;;CHAR(34))" office:value-type="string" office:string-value="mvn deploy:deploy-file -DgroupId=com.documentum.services -DartifactId=configservice-impl -Dpackaging=jar -Dversion=&quot;7.3.0000.0205&quot; -Dfile=&quot;/home/klemen/JavaLibraries/Documentum Foundation Classes for Linux, Version 7.3.0000.0205/configservice-impl.jar&quot; -DgeneratePom=true -Dclassifier=centos -DrepositoryId=ts-maven -Durl=&quot;http://bpl-trmmaven.ts.telekom.si:8081/artifactory/ext-release-local&quot;" calcext:value-type="string">
            <text:p>mvn deploy:deploy-file -DgroupId=com.documentum.services -DartifactId=configservice-impl -Dpackaging=jar -Dversion="7.3.0000.0205" -Dfile="/home/klemen/JavaLibraries/Documentum Foundation Classes for Linux, Version 7.3.0000.0205/configservice-impl.jar" -DgeneratePom=true -Dclassifier=centos -DrepositoryId=ts-maven -Durl="http://bpl-trmmaven.ts.telekom.si:8081/artifactory/ext-release-local"</text:p>
          </table:table-cell>
          <table:table-cell table:number-columns-repeated="54"/>
        </table:table-row>
        <table:table-row table:style-name="ro2">
          <table:table-cell table:style-name="ce36" office:value-type="string" calcext:value-type="string">
            <text:p>com.documentum</text:p>
          </table:table-cell>
          <table:table-cell table:style-name="ce36" office:value-type="string" calcext:value-type="string">
            <text:p>methdservlet</text:p>
          </table:table-cell>
          <table:table-cell table:style-name="ce41" office:value-type="string" calcext:value-type="string">
            <text:p>7.2.0240.0205</text:p>
          </table:table-cell>
          <table:table-cell table:number-columns-repeated="2"/>
          <table:table-cell office:value-type="string" calcext:value-type="string">
            <text:p>/home/klemen/JavaLibraries/Documentum Foundation Classes for Windows, Version 7.2.0240.0205 Linux/mthdservlet.jar</text:p>
          </table:table-cell>
          <table:table-cell table:number-columns-repeated="2"/>
          <table:table-cell table:style-name="ce48" table:formula="of:=+CONCATENATE(&quot;mvn install:install-file -DgroupId=&quot;;[.A53];&quot; -DartifactId=&quot;;[.B53];&quot; -Dpackaging=jar -Dversion=&quot;;CHAR(34);[.C53];CHAR(34);&quot; -Dfile=&quot;;CHAR(34);[.F53];CHAR(34);&quot; -DgeneratePom=true&quot;; &quot;  -Dclassifier=&quot;;[.A53])" office:value-type="string" office:string-value="mvn install:install-file -DgroupId=com.documentum -DartifactId=methdservlet -Dpackaging=jar -Dversion=&quot;7.2.0240.0205&quot; -Dfile=&quot;/home/klemen/JavaLibraries/Documentum Foundation Classes for Windows, Version 7.2.0240.0205 Linux/mthdservlet.jar&quot; -DgeneratePom=true  -Dclassifier=com.documentum" calcext:value-type="string">
            <text:p>mvn install:install-file -DgroupId=com.documentum -DartifactId=methdservlet -Dpackaging=jar -Dversion="7.2.0240.0205" -Dfile="/home/klemen/JavaLibraries/Documentum Foundation Classes for Windows, Version 7.2.0240.0205 Linux/mthdservlet.jar" -DgeneratePom=true <text:s/>-Dclassifier=com.documentum</text:p>
          </table:table-cell>
          <table:table-cell table:formula="of:=+CONCATENATE(&quot;mvn deploy:deploy-file -DgroupId=&quot;;[.A53];&quot; -DartifactId=&quot;;[.B53];&quot; -Dpackaging=jar -Dversion=&quot;;CHAR(34);[.C53];CHAR(34);&quot; -Dfile=&quot;;CHAR(34);[.F53];CHAR(34);&quot; -DgeneratePom=true &quot;;IF([.D53]&lt;&gt;&quot;&quot;;CONCATENATE(&quot;-Dclassifier=&quot;;[.D53]);&quot;&quot;);&quot; -DrepositoryId=ts-maven -Durl=&quot;;CHAR(34);&quot;http://bpl-trmmaven.ts.telekom.si:8081/artifactory/ext-release-local&quot;;CHAR(34))" office:value-type="string" office:string-value="mvn deploy:deploy-file -DgroupId=com.documentum -DartifactId=methdservlet -Dpackaging=jar -Dversion=&quot;7.2.0240.0205&quot; -Dfile=&quot;/home/klemen/JavaLibraries/Documentum Foundation Classes for Windows, Version 7.2.0240.0205 Linux/mthdservlet.jar&quot; -DgeneratePom=true  -DrepositoryId=ts-maven -Durl=&quot;http://bpl-trmmaven.ts.telekom.si:8081/artifactory/ext-release-local&quot;" calcext:value-type="string">
            <text:p>mvn deploy:deploy-file -DgroupId=com.documentum -DartifactId=methdservlet -Dpackaging=jar -Dversion="7.2.0240.0205" -Dfile="/home/klemen/JavaLibraries/Documentum Foundation Classes for Windows, Version 7.2.0240.0205 Linux/mthdservlet.jar" -DgeneratePom=true <text:s/>-DrepositoryId=ts-maven -Durl="http://bpl-trmmaven.ts.telekom.si:8081/artifactory/ext-release-local"</text:p>
          </table:table-cell>
          <table:table-cell table:number-columns-repeated="54"/>
        </table:table-row>
        <table:table-row table:style-name="ro1">
          <table:table-cell table:style-name="ce36" office:value-type="string" calcext:value-type="string">
            <text:p>/home/klemen/JavaLibraries/Documentum Foundation Classes for Windows, Version 7.3.0090.0047/</text:p>
          </table:table-cell>
          <table:table-cell table:style-name="ce36"/>
          <table:table-cell table:style-name="ce41"/>
          <table:table-cell table:number-columns-repeated="5"/>
          <table:table-cell table:style-name="ce48"/>
          <table:table-cell table:number-columns-repeated="55"/>
        </table:table-row>
        <table:table-row table:style-name="ro6">
          <table:table-cell table:style-name="ce36" office:value-type="string" calcext:value-type="string">
            <text:p>com.documentum</text:p>
          </table:table-cell>
          <table:table-cell table:style-name="ce36" office:value-type="string" calcext:value-type="string">
            <text:p>Documentum</text:p>
          </table:table-cell>
          <table:table-cell table:style-name="ce36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fc.jar</text:p>
          </table:table-cell>
          <table:table-cell table:formula="of:=CONCATENATE([.$A$54];[.E55])" office:value-type="string" office:string-value="/home/klemen/JavaLibraries/Documentum Foundation Classes for Windows, Version 7.3.0090.0047/dfc.jar" calcext:value-type="string">
            <text:p>/home/klemen/JavaLibraries/Documentum Foundation Classes for Windows, Version 7.3.0090.0047/dfc.jar</text:p>
          </table:table-cell>
          <table:table-cell table:number-columns-repeated="2"/>
          <table:table-cell table:style-name="ce48" table:formula="of:=+CONCATENATE(&quot;mvn install:install-file -DgroupId=&quot;;[.A55];&quot; -DartifactId=&quot;;[.B55];&quot; -Dpackaging=jar -Dversion=&quot;;CHAR(34);[.C55];CHAR(34);&quot; -Dfile=&quot;;CHAR(34);[.F55];CHAR(34);&quot; -DgeneratePom=true&quot;; &quot;  -Dclassifier=&quot;;[.A55])" office:value-type="string" office:string-value="mvn install:install-file -DgroupId=com.documentum -DartifactId=Documentum -Dpackaging=jar -Dversion=&quot;7.3.0090.0047&quot; -Dfile=&quot;/home/klemen/JavaLibraries/Documentum Foundation Classes for Windows, Version 7.3.0090.0047/dfc.jar&quot; -DgeneratePom=true  -Dclassifier=com.documentum" calcext:value-type="string">
            <text:p>mvn install:install-file -DgroupId=com.documentum -DartifactId=Documentum -Dpackaging=jar -Dversion="7.3.0090.0047" -Dfile="/home/klemen/JavaLibraries/Documentum Foundation Classes for Windows, Version 7.3.0090.0047/dfc.jar" -DgeneratePom=true <text:s/>-Dclassifier=com.documentum</text:p>
          </table:table-cell>
          <table:table-cell table:formula="of:=+CONCATENATE(&quot;mvn deploy:deploy-file -DgroupId=&quot;;[.A55];&quot; -DartifactId=&quot;;[.B55];&quot; -Dpackaging=jar -Dversion=&quot;;CHAR(34);[.C55];CHAR(34);&quot; -Dfile=&quot;;CHAR(34);[.F55];CHAR(34);&quot; -DgeneratePom=true &quot;;IF([.D55]&lt;&gt;&quot;&quot;;CONCATENATE(&quot;-Dclassifier=&quot;;[.D55]);&quot;&quot;);&quot; -DrepositoryId=ts-maven -Durl=&quot;;CHAR(34);&quot;http://bpl-trmmaven.ts.telekom.si:8081/artifactory/ext-release-local&quot;;CHAR(34))" office:value-type="string" office:string-value="mvn deploy:deploy-file -DgroupId=com.documentum -DartifactId=Documentum -Dpackaging=jar -Dversion=&quot;7.3.0090.0047&quot; -Dfile=&quot;/home/klemen/JavaLibraries/Documentum Foundation Classes for Windows, Version 7.3.0090.0047/dfc.jar&quot; -DgeneratePom=true -Dclassifier=centos -DrepositoryId=ts-maven -Durl=&quot;http://bpl-trmmaven.ts.telekom.si:8081/artifactory/ext-release-local&quot;" calcext:value-type="string">
            <text:p>mvn deploy:deploy-file -DgroupId=com.documentum -DartifactId=Documentum -Dpackaging=jar -Dversion="7.3.0090.0047" -Dfile="/home/klemen/JavaLibraries/Documentum Foundation Classes for Windows, Version 7.3.0090.0047/dfc.jar" -DgeneratePom=true -Dclassifier=centos -DrepositoryId=ts-maven -Durl="http://bpl-trmmaven.ts.telekom.si:8081/artifactory/ext-release-local"</text:p>
          </table:table-cell>
          <table:table-cell table:number-columns-repeated="54"/>
        </table:table-row>
        <table:table-row table:style-name="ro2">
          <table:table-cell table:style-name="ce36" office:value-type="string" calcext:value-type="string">
            <text:p>com.documentum</text:p>
          </table:table-cell>
          <table:table-cell table:style-name="ce36" office:value-type="string" calcext:value-type="string">
            <text:p>DocumentumDms-client-api</text:p>
          </table:table-cell>
          <table:table-cell table:style-name="ce36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ms-client-api.jar</text:p>
          </table:table-cell>
          <table:table-cell table:formula="of:=CONCATENATE([.$A$54];[.E56])" office:value-type="string" office:string-value="/home/klemen/JavaLibraries/Documentum Foundation Classes for Windows, Version 7.3.0090.0047/dms-client-api.jar" calcext:value-type="string">
            <text:p>/home/klemen/JavaLibraries/Documentum Foundation Classes for Windows, Version 7.3.0090.0047/dms-client-api.jar</text:p>
          </table:table-cell>
          <table:table-cell table:number-columns-repeated="2"/>
          <table:table-cell table:style-name="ce48" table:formula="of:=+CONCATENATE(&quot;mvn install:install-file -DgroupId=&quot;;[.A56];&quot; -DartifactId=&quot;;[.B56];&quot; -Dpackaging=jar -Dversion=&quot;;CHAR(34);[.C56];CHAR(34);&quot; -Dfile=&quot;;CHAR(34);[.F56];CHAR(34);&quot; -DgeneratePom=true&quot;; &quot;  -Dclassifier=&quot;;[.A56])" office:value-type="string" office:string-value="mvn install:install-file -DgroupId=com.documentum -DartifactId=DocumentumDms-client-api -Dpackaging=jar -Dversion=&quot;7.3.0090.0047&quot; -Dfile=&quot;/home/klemen/JavaLibraries/Documentum Foundation Classes for Windows, Version 7.3.0090.0047/dms-client-api.jar&quot; -DgeneratePom=true  -Dclassifier=com.documentum" calcext:value-type="string">
            <text:p>mvn install:install-file -DgroupId=com.documentum -DartifactId=DocumentumDms-client-api -Dpackaging=jar -Dversion="7.3.0090.0047" -Dfile="/home/klemen/JavaLibraries/Documentum Foundation Classes for Windows, Version 7.3.0090.0047/dms-client-api.jar" -DgeneratePom=true <text:s/>-Dclassifier=com.documentum</text:p>
          </table:table-cell>
          <table:table-cell table:formula="of:=+CONCATENATE(&quot;mvn deploy:deploy-file -DgroupId=&quot;;[.A56];&quot; -DartifactId=&quot;;[.B56];&quot; -Dpackaging=jar -Dversion=&quot;;CHAR(34);[.C56];CHAR(34);&quot; -Dfile=&quot;;CHAR(34);[.F56];CHAR(34);&quot; -DgeneratePom=true &quot;;IF([.D56]&lt;&gt;&quot;&quot;;CONCATENATE(&quot;-Dclassifier=&quot;;[.D56]);&quot;&quot;);&quot; -DrepositoryId=ts-maven -Durl=&quot;;CHAR(34);&quot;http://bpl-trmmaven.ts.telekom.si:8081/artifactory/ext-release-local&quot;;CHAR(34))" office:value-type="string" office:string-value="mvn deploy:deploy-file -DgroupId=com.documentum -DartifactId=DocumentumDms-client-api -Dpackaging=jar -Dversion=&quot;7.3.0090.0047&quot; -Dfile=&quot;/home/klemen/JavaLibraries/Documentum Foundation Classes for Windows, Version 7.3.0090.0047/dms-client-api.jar&quot; -DgeneratePom=true -Dclassifier=centos -DrepositoryId=ts-maven -Durl=&quot;http://bpl-trmmaven.ts.telekom.si:8081/artifactory/ext-release-local&quot;" calcext:value-type="string">
            <text:p>mvn deploy:deploy-file -DgroupId=com.documentum -DartifactId=DocumentumDms-client-api -Dpackaging=jar -Dversion="7.3.0090.0047" -Dfile="/home/klemen/JavaLibraries/Documentum Foundation Classes for Windows, Version 7.3.0090.0047/dms-client-api.jar" -DgeneratePom=true -Dclassifier=centos -DrepositoryId=ts-maven -Durl="http://bpl-trmmaven.ts.telekom.si:8081/artifactory/ext-release-local"</text:p>
          </table:table-cell>
          <table:table-cell table:number-columns-repeated="54"/>
        </table:table-row>
        <table:table-row table:style-name="ro2">
          <table:table-cell table:style-name="ce36" office:value-type="string" calcext:value-type="string">
            <text:p>com.documentum.services</text:p>
          </table:table-cell>
          <table:table-cell table:style-name="ce36" office:value-type="string" calcext:value-type="string">
            <text:p>configservice-api</text:p>
          </table:table-cell>
          <table:table-cell table:style-name="ce43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onfigservice-api.jar</text:p>
          </table:table-cell>
          <table:table-cell table:formula="of:=CONCATENATE([.$A$54];[.E57])" office:value-type="string" office:string-value="/home/klemen/JavaLibraries/Documentum Foundation Classes for Windows, Version 7.3.0090.0047/configservice-api.jar" calcext:value-type="string">
            <text:p>/home/klemen/JavaLibraries/Documentum Foundation Classes for Windows, Version 7.3.0090.0047/configservice-api.jar</text:p>
          </table:table-cell>
          <table:table-cell table:number-columns-repeated="2"/>
          <table:table-cell table:style-name="ce48" table:formula="of:=+CONCATENATE(&quot;mvn install:install-file -DgroupId=&quot;;[.A57];&quot; -DartifactId=&quot;;[.B57];&quot; -Dpackaging=jar -Dversion=&quot;;CHAR(34);[.C57];CHAR(34);&quot; -Dfile=&quot;;CHAR(34);[.F57];CHAR(34);&quot; -DgeneratePom=true&quot;; &quot;  -Dclassifier=&quot;;[.A57])" office:value-type="string" office:string-value="mvn install:install-file -DgroupId=com.documentum.services -DartifactId=configservice-api -Dpackaging=jar -Dversion=&quot;7.3.0090.0047&quot; -Dfile=&quot;/home/klemen/JavaLibraries/Documentum Foundation Classes for Windows, Version 7.3.0090.0047/configservice-api.jar&quot; -DgeneratePom=true  -Dclassifier=com.documentum.services" calcext:value-type="string">
            <text:p>mvn install:install-file -DgroupId=com.documentum.services -DartifactId=configservice-api -Dpackaging=jar -Dversion="7.3.0090.0047" -Dfile="/home/klemen/JavaLibraries/Documentum Foundation Classes for Windows, Version 7.3.0090.0047/configservice-api.jar" -DgeneratePom=true <text:s/>-Dclassifier=com.documentum.services</text:p>
          </table:table-cell>
          <table:table-cell table:formula="of:=+CONCATENATE(&quot;mvn deploy:deploy-file -DgroupId=&quot;;[.A57];&quot; -DartifactId=&quot;;[.B57];&quot; -Dpackaging=jar -Dversion=&quot;;CHAR(34);[.C57];CHAR(34);&quot; -Dfile=&quot;;CHAR(34);[.F57];CHAR(34);&quot; -DgeneratePom=true &quot;;IF([.D57]&lt;&gt;&quot;&quot;;CONCATENATE(&quot;-Dclassifier=&quot;;[.D57]);&quot;&quot;);&quot; -DrepositoryId=ts-maven -Durl=&quot;;CHAR(34);&quot;http://bpl-trmmaven.ts.telekom.si:8081/artifactory/ext-release-local&quot;;CHAR(34))" office:value-type="string" office:string-value="mvn deploy:deploy-file -DgroupId=com.documentum.services -DartifactId=configservice-api -Dpackaging=jar -Dversion=&quot;7.3.0090.0047&quot; -Dfile=&quot;/home/klemen/JavaLibraries/Documentum Foundation Classes for Windows, Version 7.3.0090.0047/configservice-api.jar&quot; -DgeneratePom=true -Dclassifier=centos -DrepositoryId=ts-maven -Durl=&quot;http://bpl-trmmaven.ts.telekom.si:8081/artifactory/ext-release-local&quot;" calcext:value-type="string">
            <text:p>mvn deploy:deploy-file -DgroupId=com.documentum.services -DartifactId=configservice-api -Dpackaging=jar -Dversion="7.3.0090.0047" -Dfile="/home/klemen/JavaLibraries/Documentum Foundation Classes for Windows, Version 7.3.0090.0047/configservice-api.jar" -DgeneratePom=true -Dclassifier=centos -DrepositoryId=ts-maven -Durl="http://bpl-trmmaven.ts.telekom.si:8081/artifactory/ext-release-local"</text:p>
          </table:table-cell>
          <table:table-cell table:number-columns-repeated="54"/>
        </table:table-row>
        <table:table-row table:style-name="ro3">
          <table:table-cell table:style-name="ce36" office:value-type="string" calcext:value-type="string">
            <text:p>com.documentum.services</text:p>
          </table:table-cell>
          <table:table-cell table:style-name="ce36" office:value-type="string" calcext:value-type="string">
            <text:p>configservice-impl</text:p>
          </table:table-cell>
          <table:table-cell table:style-name="ce43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onfigservice-impl.jar</text:p>
          </table:table-cell>
          <table:table-cell table:formula="of:=CONCATENATE([.$A$54];[.E58])" office:value-type="string" office:string-value="/home/klemen/JavaLibraries/Documentum Foundation Classes for Windows, Version 7.3.0090.0047/configservice-impl.jar" calcext:value-type="string">
            <text:p>/home/klemen/JavaLibraries/Documentum Foundation Classes for Windows, Version 7.3.0090.0047/configservice-impl.jar</text:p>
          </table:table-cell>
          <table:table-cell table:number-columns-repeated="2"/>
          <table:table-cell table:style-name="ce48" table:formula="of:=+CONCATENATE(&quot;mvn install:install-file -DgroupId=&quot;;[.A58];&quot; -DartifactId=&quot;;[.B58];&quot; -Dpackaging=jar -Dversion=&quot;;CHAR(34);[.C58];CHAR(34);&quot; -Dfile=&quot;;CHAR(34);[.F58];CHAR(34);&quot; -DgeneratePom=true&quot;; &quot;  -Dclassifier=&quot;;[.A58])" office:value-type="string" office:string-value="mvn install:install-file -DgroupId=com.documentum.services -DartifactId=configservice-impl -Dpackaging=jar -Dversion=&quot;7.3.0090.0047&quot; -Dfile=&quot;/home/klemen/JavaLibraries/Documentum Foundation Classes for Windows, Version 7.3.0090.0047/configservice-impl.jar&quot; -DgeneratePom=true  -Dclassifier=com.documentum.services" calcext:value-type="string">
            <text:p>mvn install:install-file -DgroupId=com.documentum.services -DartifactId=configservice-impl -Dpackaging=jar -Dversion="7.3.0090.0047" -Dfile="/home/klemen/JavaLibraries/Documentum Foundation Classes for Windows, Version 7.3.0090.0047/configservice-impl.jar" -DgeneratePom=true <text:s/>-Dclassifier=com.documentum.services</text:p>
          </table:table-cell>
          <table:table-cell table:formula="of:=+CONCATENATE(&quot;mvn deploy:deploy-file -DgroupId=&quot;;[.A58];&quot; -DartifactId=&quot;;[.B58];&quot; -Dpackaging=jar -Dversion=&quot;;CHAR(34);[.C58];CHAR(34);&quot; -Dfile=&quot;;CHAR(34);[.F58];CHAR(34);&quot; -DgeneratePom=true &quot;;IF([.D58]&lt;&gt;&quot;&quot;;CONCATENATE(&quot;-Dclassifier=&quot;;[.D58]);&quot;&quot;);&quot; -DrepositoryId=ts-maven -Durl=&quot;;CHAR(34);&quot;http://bpl-trmmaven.ts.telekom.si:8081/artifactory/ext-release-local&quot;;CHAR(34))" office:value-type="string" office:string-value="mvn deploy:deploy-file -DgroupId=com.documentum.services -DartifactId=configservice-impl -Dpackaging=jar -Dversion=&quot;7.3.0090.0047&quot; -Dfile=&quot;/home/klemen/JavaLibraries/Documentum Foundation Classes for Windows, Version 7.3.0090.0047/configservice-impl.jar&quot; -DgeneratePom=true -Dclassifier=centos -DrepositoryId=ts-maven -Durl=&quot;http://bpl-trmmaven.ts.telekom.si:8081/artifactory/ext-release-local&quot;" calcext:value-type="string">
            <text:p>mvn deploy:deploy-file -DgroupId=com.documentum.services -DartifactId=configservice-impl -Dpackaging=jar -Dversion="7.3.0090.0047" -Dfile="/home/klemen/JavaLibraries/Documentum Foundation Classes for Windows, Version 7.3.0090.0047/configservice-impl.jar" -DgeneratePom=true -Dclassifier=centos -DrepositoryId=ts-maven -Durl="http://bpl-trmmaven.ts.telekom.si:8081/artifactory/ext-release-local"</text:p>
          </table:table-cell>
          <table:table-cell table:number-columns-repeated="54"/>
        </table:table-row>
        <table:table-row table:style-name="ro1">
          <table:table-cell table:style-name="ce36" table:number-columns-repeated="2"/>
          <table:table-cell table:style-name="ce41"/>
          <table:table-cell table:number-columns-repeated="5"/>
          <table:table-cell table:style-name="ce48"/>
          <table:table-cell table:number-columns-repeated="55"/>
        </table:table-row>
        <table:table-row table:style-name="ro2">
          <table:table-cell office:value-type="string" calcext:value-type="string">
            <text:p>com.rsa</text:p>
          </table:table-cell>
          <table:table-cell office:value-type="string" calcext:value-type="string">
            <text:p>certj</text:p>
          </table:table-cell>
          <table:table-cell table:style-name="ce44" office:value-type="string" calcext:value-type="string">
            <text:p>7.3.0000.0205</text:p>
          </table:table-cell>
          <table:table-cell/>
          <table:table-cell office:value-type="string" calcext:value-type="string">
            <text:p>certj.jar</text:p>
          </table:table-cell>
          <table:table-cell table:formula="of:=CONCATENATE([.$A$48];[.E60])" office:value-type="string" office:string-value="/home/klemen/JavaLibraries/Documentum Foundation Classes for Linux, Version 7.3.0000.0205/certj.jar" calcext:value-type="string">
            <text:p>/home/klemen/JavaLibraries/Documentum Foundation Classes for Linux, Version 7.3.0000.0205/certj.jar</text:p>
          </table:table-cell>
          <table:table-cell table:number-columns-repeated="2"/>
          <table:table-cell table:style-name="ce48" table:formula="of:=+CONCATENATE(&quot;mvn install:install-file -DgroupId=&quot;;[.A60];&quot; -DartifactId=&quot;;[.B60];&quot; -Dpackaging=jar -Dversion=&quot;;CHAR(34);[.C60];CHAR(34);&quot; -Dfile=&quot;;CHAR(34);[.F60];CHAR(34);&quot; -DgeneratePom=true&quot;)" office:value-type="string" office:string-value="mvn install:install-file -DgroupId=com.rsa -DartifactId=certj -Dpackaging=jar -Dversion=&quot;7.3.0000.0205&quot; -Dfile=&quot;/home/klemen/JavaLibraries/Documentum Foundation Classes for Linux, Version 7.3.0000.0205/certj.jar&quot; -DgeneratePom=true" calcext:value-type="string">
            <text:p>mvn install:install-file -DgroupId=com.rsa -DartifactId=certj -Dpackaging=jar -Dversion="7.3.0000.0205" -Dfile="/home/klemen/JavaLibraries/Documentum Foundation Classes for Linux, Version 7.3.0000.0205/certj.jar" -DgeneratePom=true</text:p>
          </table:table-cell>
          <table:table-cell table:formula="of:=+CONCATENATE(&quot;mvn deploy:deploy-file -DgroupId=&quot;;[.A60];&quot; -DartifactId=&quot;;[.B60];&quot; -Dpackaging=jar -Dversion=&quot;;CHAR(34);[.C60];CHAR(34);&quot; -Dfile=&quot;;CHAR(34);[.F60];CHAR(34);&quot; -DgeneratePom=true &quot;;IF([.D60]&lt;&gt;&quot;&quot;;CONCATENATE(&quot;-Dclassifier=&quot;;[.D60]);&quot;&quot;);&quot; -DrepositoryId=ts-maven -Durl=&quot;;CHAR(34);&quot;http://bpl-trmmaven.ts.telekom.si:8081/artifactory/ext-release-local&quot;;CHAR(34))" office:value-type="string" office:string-value="mvn deploy:deploy-file -DgroupId=com.rsa -DartifactId=certj -Dpackaging=jar -Dversion=&quot;7.3.0000.0205&quot; -Dfile=&quot;/home/klemen/JavaLibraries/Documentum Foundation Classes for Linux, Version 7.3.0000.0205/certj.jar&quot; -DgeneratePom=true  -DrepositoryId=ts-maven -Durl=&quot;http://bpl-trmmaven.ts.telekom.si:8081/artifactory/ext-release-local&quot;" calcext:value-type="string">
            <text:p>mvn deploy:deploy-file -DgroupId=com.rsa -DartifactId=certj -Dpackaging=jar -Dversion="7.3.0000.0205" -Dfile="/home/klemen/JavaLibraries/Documentum Foundation Classes for Linux, Version 7.3.0000.0205/certj.jar" -DgeneratePom=true <text:s/>-DrepositoryId=ts-maven -Durl="http://bpl-trmmaven.ts.telekom.si:8081/artifactory/ext-release-local"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om.rsa</text:p>
          </table:table-cell>
          <table:table-cell table:style-name="ce41" office:value-type="string" calcext:value-type="string">
            <text:p>cryptojcommon</text:p>
          </table:table-cell>
          <table:table-cell table:style-name="ce44" office:value-type="string" calcext:value-type="string">
            <text:p>7.3.0000.0205</text:p>
          </table:table-cell>
          <table:table-cell/>
          <table:table-cell office:value-type="string" calcext:value-type="string">
            <text:p>cryptojcommon.jar</text:p>
          </table:table-cell>
          <table:table-cell table:formula="of:=CONCATENATE([.$A$48];[.E61])" office:value-type="string" office:string-value="/home/klemen/JavaLibraries/Documentum Foundation Classes for Linux, Version 7.3.0000.0205/cryptojcommon.jar" calcext:value-type="string">
            <text:p>/home/klemen/JavaLibraries/Documentum Foundation Classes for Linux, Version 7.3.0000.0205/cryptojcommon.jar</text:p>
          </table:table-cell>
          <table:table-cell table:number-columns-repeated="2"/>
          <table:table-cell table:style-name="ce48" table:formula="of:=+CONCATENATE(&quot;mvn install:install-file -DgroupId=&quot;;[.A61];&quot; -DartifactId=&quot;;[.B61];&quot; -Dpackaging=jar -Dversion=&quot;;CHAR(34);[.C61];CHAR(34);&quot; -Dfile=&quot;;CHAR(34);[.F61];CHAR(34);&quot; -DgeneratePom=true&quot;)" office:value-type="string" office:string-value="mvn install:install-file -DgroupId=com.rsa -DartifactId=cryptojcommon -Dpackaging=jar -Dversion=&quot;7.3.0000.0205&quot; -Dfile=&quot;/home/klemen/JavaLibraries/Documentum Foundation Classes for Linux, Version 7.3.0000.0205/cryptojcommon.jar&quot; -DgeneratePom=true" calcext:value-type="string">
            <text:p>mvn install:install-file -DgroupId=com.rsa -DartifactId=cryptojcommon -Dpackaging=jar -Dversion="7.3.0000.0205" -Dfile="/home/klemen/JavaLibraries/Documentum Foundation Classes for Linux, Version 7.3.0000.0205/cryptojcommon.jar" -DgeneratePom=true</text:p>
          </table:table-cell>
          <table:table-cell table:formula="of:=+CONCATENATE(&quot;mvn deploy:deploy-file -DgroupId=&quot;;[.A61];&quot; -DartifactId=&quot;;[.B61];&quot; -Dpackaging=jar -Dversion=&quot;;CHAR(34);[.C61];CHAR(34);&quot; -Dfile=&quot;;CHAR(34);[.F61];CHAR(34);&quot; -DgeneratePom=true &quot;;IF([.D61]&lt;&gt;&quot;&quot;;CONCATENATE(&quot;-Dclassifier=&quot;;[.D61]);&quot;&quot;);&quot; -DrepositoryId=ts-maven -Durl=&quot;;CHAR(34);&quot;http://bpl-trmmaven.ts.telekom.si:8081/artifactory/ext-release-local&quot;;CHAR(34))" office:value-type="string" office:string-value="mvn deploy:deploy-file -DgroupId=com.rsa -DartifactId=cryptojcommon -Dpackaging=jar -Dversion=&quot;7.3.0000.0205&quot; -Dfile=&quot;/home/klemen/JavaLibraries/Documentum Foundation Classes for Linux, Version 7.3.0000.0205/cryptojcommon.jar&quot; -DgeneratePom=true  -DrepositoryId=ts-maven -Durl=&quot;http://bpl-trmmaven.ts.telekom.si:8081/artifactory/ext-release-local&quot;" calcext:value-type="string">
            <text:p>mvn deploy:deploy-file -DgroupId=com.rsa -DartifactId=cryptojcommon -Dpackaging=jar -Dversion="7.3.0000.0205" -Dfile="/home/klemen/JavaLibraries/Documentum Foundation Classes for Linux, Version 7.3.0000.0205/cryptojcommon.jar" -DgeneratePom=true <text:s/>-DrepositoryId=ts-maven -Durl="http://bpl-trmmaven.ts.telekom.si:8081/artifactory/ext-release-local"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om.rsa</text:p>
          </table:table-cell>
          <table:table-cell table:style-name="ce41" office:value-type="string" calcext:value-type="string">
            <text:p>cryptojce</text:p>
          </table:table-cell>
          <table:table-cell table:style-name="ce44" office:value-type="string" calcext:value-type="string">
            <text:p>7.3.0000.0205</text:p>
          </table:table-cell>
          <table:table-cell/>
          <table:table-cell table:style-name="ce38" office:value-type="string" calcext:value-type="string">
            <text:p>cryptojce.jar</text:p>
          </table:table-cell>
          <table:table-cell table:formula="of:=CONCATENATE([.$A$48];[.E62])" office:value-type="string" office:string-value="/home/klemen/JavaLibraries/Documentum Foundation Classes for Linux, Version 7.3.0000.0205/cryptojce.jar" calcext:value-type="string">
            <text:p>/home/klemen/JavaLibraries/Documentum Foundation Classes for Linux, Version 7.3.0000.0205/cryptojce.jar</text:p>
          </table:table-cell>
          <table:table-cell table:number-columns-repeated="2"/>
          <table:table-cell table:style-name="ce48" table:formula="of:=+CONCATENATE(&quot;mvn install:install-file -DgroupId=&quot;;[.A62];&quot; -DartifactId=&quot;;[.B62];&quot; -Dpackaging=jar -Dversion=&quot;;CHAR(34);[.C62];CHAR(34);&quot; -Dfile=&quot;;CHAR(34);[.F62];CHAR(34);&quot; -DgeneratePom=true&quot;)" office:value-type="string" office:string-value="mvn install:install-file -DgroupId=com.rsa -DartifactId=cryptojce -Dpackaging=jar -Dversion=&quot;7.3.0000.0205&quot; -Dfile=&quot;/home/klemen/JavaLibraries/Documentum Foundation Classes for Linux, Version 7.3.0000.0205/cryptojce.jar&quot; -DgeneratePom=true" calcext:value-type="string">
            <text:p>mvn install:install-file -DgroupId=com.rsa -DartifactId=cryptojce -Dpackaging=jar -Dversion="7.3.0000.0205" -Dfile="/home/klemen/JavaLibraries/Documentum Foundation Classes for Linux, Version 7.3.0000.0205/cryptojce.jar" -DgeneratePom=true</text:p>
          </table:table-cell>
          <table:table-cell table:formula="of:=+CONCATENATE(&quot;mvn deploy:deploy-file -DgroupId=&quot;;[.A62];&quot; -DartifactId=&quot;;[.B62];&quot; -Dpackaging=jar -Dversion=&quot;;CHAR(34);[.C62];CHAR(34);&quot; -Dfile=&quot;;CHAR(34);[.F62];CHAR(34);&quot; -DgeneratePom=true &quot;;IF([.D62]&lt;&gt;&quot;&quot;;CONCATENATE(&quot;-Dclassifier=&quot;;[.D62]);&quot;&quot;);&quot; -DrepositoryId=ts-maven -Durl=&quot;;CHAR(34);&quot;http://bpl-trmmaven.ts.telekom.si:8081/artifactory/ext-release-local&quot;;CHAR(34))" office:value-type="string" office:string-value="mvn deploy:deploy-file -DgroupId=com.rsa -DartifactId=cryptojce -Dpackaging=jar -Dversion=&quot;7.3.0000.0205&quot; -Dfile=&quot;/home/klemen/JavaLibraries/Documentum Foundation Classes for Linux, Version 7.3.0000.0205/cryptojce.jar&quot; -DgeneratePom=true  -DrepositoryId=ts-maven -Durl=&quot;http://bpl-trmmaven.ts.telekom.si:8081/artifactory/ext-release-local&quot;" calcext:value-type="string">
            <text:p>mvn deploy:deploy-file -DgroupId=com.rsa -DartifactId=cryptojce -Dpackaging=jar -Dversion="7.3.0000.0205" -Dfile="/home/klemen/JavaLibraries/Documentum Foundation Classes for Linux, Version 7.3.0000.0205/cryptojce.jar" -DgeneratePom=true <text:s/>-DrepositoryId=ts-maven -Durl="http://bpl-trmmaven.ts.telekom.si:8081/artifactory/ext-release-local"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om.rsa</text:p>
          </table:table-cell>
          <table:table-cell table:style-name="ce41" office:value-type="string" calcext:value-type="string">
            <text:p>cryptoj</text:p>
          </table:table-cell>
          <table:table-cell table:style-name="ce44" office:value-type="string" calcext:value-type="string">
            <text:p>7.3.0000.0205</text:p>
          </table:table-cell>
          <table:table-cell/>
          <table:table-cell table:style-name="ce38" office:value-type="string" calcext:value-type="string">
            <text:p>cryptoj.jar</text:p>
          </table:table-cell>
          <table:table-cell table:formula="of:=CONCATENATE([.$A$48];[.E63])" office:value-type="string" office:string-value="/home/klemen/JavaLibraries/Documentum Foundation Classes for Linux, Version 7.3.0000.0205/cryptoj.jar" calcext:value-type="string">
            <text:p>/home/klemen/JavaLibraries/Documentum Foundation Classes for Linux, Version 7.3.0000.0205/cryptoj.jar</text:p>
          </table:table-cell>
          <table:table-cell table:number-columns-repeated="2"/>
          <table:table-cell table:style-name="ce48" table:formula="of:=+CONCATENATE(&quot;mvn install:install-file -DgroupId=&quot;;[.A63];&quot; -DartifactId=&quot;;[.B63];&quot; -Dpackaging=jar -Dversion=&quot;;CHAR(34);[.C63];CHAR(34);&quot; -Dfile=&quot;;CHAR(34);[.F63];CHAR(34);&quot; -DgeneratePom=true&quot;)" office:value-type="string" office:string-value="mvn install:install-file -DgroupId=com.rsa -DartifactId=cryptoj -Dpackaging=jar -Dversion=&quot;7.3.0000.0205&quot; -Dfile=&quot;/home/klemen/JavaLibraries/Documentum Foundation Classes for Linux, Version 7.3.0000.0205/cryptoj.jar&quot; -DgeneratePom=true" calcext:value-type="string">
            <text:p>mvn install:install-file -DgroupId=com.rsa -DartifactId=cryptoj -Dpackaging=jar -Dversion="7.3.0000.0205" -Dfile="/home/klemen/JavaLibraries/Documentum Foundation Classes for Linux, Version 7.3.0000.0205/cryptoj.jar" -DgeneratePom=true</text:p>
          </table:table-cell>
          <table:table-cell table:formula="of:=+CONCATENATE(&quot;mvn deploy:deploy-file -DgroupId=&quot;;[.A63];&quot; -DartifactId=&quot;;[.B63];&quot; -Dpackaging=jar -Dversion=&quot;;CHAR(34);[.C63];CHAR(34);&quot; -Dfile=&quot;;CHAR(34);[.F63];CHAR(34);&quot; -DgeneratePom=true &quot;;IF([.D63]&lt;&gt;&quot;&quot;;CONCATENATE(&quot;-Dclassifier=&quot;;[.D63]);&quot;&quot;);&quot; -DrepositoryId=ts-maven -Durl=&quot;;CHAR(34);&quot;http://bpl-trmmaven.ts.telekom.si:8081/artifactory/ext-release-local&quot;;CHAR(34))" office:value-type="string" office:string-value="mvn deploy:deploy-file -DgroupId=com.rsa -DartifactId=cryptoj -Dpackaging=jar -Dversion=&quot;7.3.0000.0205&quot; -Dfile=&quot;/home/klemen/JavaLibraries/Documentum Foundation Classes for Linux, Version 7.3.0000.0205/cryptoj.jar&quot; -DgeneratePom=true  -DrepositoryId=ts-maven -Durl=&quot;http://bpl-trmmaven.ts.telekom.si:8081/artifactory/ext-release-local&quot;" calcext:value-type="string">
            <text:p>mvn deploy:deploy-file -DgroupId=com.rsa -DartifactId=cryptoj -Dpackaging=jar -Dversion="7.3.0000.0205" -Dfile="/home/klemen/JavaLibraries/Documentum Foundation Classes for Linux, Version 7.3.0000.0205/cryptoj.jar" -DgeneratePom=true <text:s/>-DrepositoryId=ts-maven -Durl="http://bpl-trmmaven.ts.telekom.si:8081/artifactory/ext-release-local"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org.aspectj</text:p>
          </table:table-cell>
          <table:table-cell office:value-type="string" calcext:value-type="string">
            <text:p>aspectj</text:p>
          </table:table-cell>
          <table:table-cell table:style-name="ce44" office:value-type="string" calcext:value-type="string">
            <text:p>7.3.0000.0205</text:p>
          </table:table-cell>
          <table:table-cell/>
          <table:table-cell office:value-type="string" calcext:value-type="string">
            <text:p>aspectjrt.jar</text:p>
          </table:table-cell>
          <table:table-cell table:formula="of:=CONCATENATE([.$A$48];[.E64])" office:value-type="string" office:string-value="/home/klemen/JavaLibraries/Documentum Foundation Classes for Linux, Version 7.3.0000.0205/aspectjrt.jar" calcext:value-type="string">
            <text:p>/home/klemen/JavaLibraries/Documentum Foundation Classes for Linux, Version 7.3.0000.0205/aspectjrt.jar</text:p>
          </table:table-cell>
          <table:table-cell table:number-columns-repeated="2"/>
          <table:table-cell table:style-name="ce48" table:formula="of:=+CONCATENATE(&quot;mvn install:install-file -DgroupId=&quot;;[.A64];&quot; -DartifactId=&quot;;[.B64];&quot; -Dpackaging=jar -Dversion=&quot;;CHAR(34);[.C64];CHAR(34);&quot; -Dfile=&quot;;CHAR(34);[.F64];CHAR(34);&quot; -DgeneratePom=true&quot;)" office:value-type="string" office:string-value="mvn install:install-file -DgroupId=org.aspectj -DartifactId=aspectj -Dpackaging=jar -Dversion=&quot;7.3.0000.0205&quot; -Dfile=&quot;/home/klemen/JavaLibraries/Documentum Foundation Classes for Linux, Version 7.3.0000.0205/aspectjrt.jar&quot; -DgeneratePom=true" calcext:value-type="string">
            <text:p>mvn install:install-file -DgroupId=org.aspectj -DartifactId=aspectj -Dpackaging=jar -Dversion="7.3.0000.0205" -Dfile="/home/klemen/JavaLibraries/Documentum Foundation Classes for Linux, Version 7.3.0000.0205/aspectjrt.jar" -DgeneratePom=true</text:p>
          </table:table-cell>
          <table:table-cell table:formula="of:=+CONCATENATE(&quot;mvn deploy:deploy-file -DgroupId=&quot;;[.A64];&quot; -DartifactId=&quot;;[.B64];&quot; -Dpackaging=jar -Dversion=&quot;;CHAR(34);[.C64];CHAR(34);&quot; -Dfile=&quot;;CHAR(34);[.F64];CHAR(34);&quot; -DgeneratePom=true &quot;;IF([.D64]&lt;&gt;&quot;&quot;;CONCATENATE(&quot;-Dclassifier=&quot;;[.D64]);&quot;&quot;);&quot; -DrepositoryId=ts-maven -Durl=&quot;;CHAR(34);&quot;http://bpl-trmmaven.ts.telekom.si:8081/artifactory/ext-release-local&quot;;CHAR(34))" office:value-type="string" office:string-value="mvn deploy:deploy-file -DgroupId=org.aspectj -DartifactId=aspectj -Dpackaging=jar -Dversion=&quot;7.3.0000.0205&quot; -Dfile=&quot;/home/klemen/JavaLibraries/Documentum Foundation Classes for Linux, Version 7.3.0000.0205/aspectjrt.jar&quot; -DgeneratePom=true  -DrepositoryId=ts-maven -Durl=&quot;http://bpl-trmmaven.ts.telekom.si:8081/artifactory/ext-release-local&quot;" calcext:value-type="string">
            <text:p>mvn deploy:deploy-file -DgroupId=org.aspectj -DartifactId=aspectj -Dpackaging=jar -Dversion="7.3.0000.0205" -Dfile="/home/klemen/JavaLibraries/Documentum Foundation Classes for Linux, Version 7.3.0000.0205/aspectjrt.jar" -DgeneratePom=true <text:s/>-DrepositoryId=ts-maven -Durl="http://bpl-trmmaven.ts.telekom.si:8081/artifactory/ext-release-local"</text:p>
          </table:table-cell>
          <table:table-cell table:number-columns-repeated="54"/>
        </table:table-row>
        <table:table-row table:style-name="ro2">
          <table:table-cell table:number-columns-repeated="2" office:value-type="string" calcext:value-type="string">
            <text:p>jcifs</text:p>
          </table:table-cell>
          <table:table-cell table:style-name="ce44" office:value-type="string" calcext:value-type="string">
            <text:p>7.3.0000.0205</text:p>
          </table:table-cell>
          <table:table-cell/>
          <table:table-cell office:value-type="string" calcext:value-type="string">
            <text:p>jcifs-krb5-1.3.1.jar</text:p>
          </table:table-cell>
          <table:table-cell table:formula="of:=CONCATENATE([.$A$48];[.E65])" office:value-type="string" office:string-value="/home/klemen/JavaLibraries/Documentum Foundation Classes for Linux, Version 7.3.0000.0205/jcifs-krb5-1.3.1.jar" calcext:value-type="string">
            <text:p>/home/klemen/JavaLibraries/Documentum Foundation Classes for Linux, Version 7.3.0000.0205/jcifs-krb5-1.3.1.jar</text:p>
          </table:table-cell>
          <table:table-cell table:number-columns-repeated="2"/>
          <table:table-cell table:style-name="ce48" table:formula="of:=+CONCATENATE(&quot;mvn install:install-file -DgroupId=&quot;;[.A65];&quot; -DartifactId=&quot;;[.B65];&quot; -Dpackaging=jar -Dversion=&quot;;CHAR(34);[.C65];CHAR(34);&quot; -Dfile=&quot;;CHAR(34);[.F65];CHAR(34);&quot; -DgeneratePom=true&quot;)" office:value-type="string" office:string-value="mvn install:install-file -DgroupId=jcifs -DartifactId=jcifs -Dpackaging=jar -Dversion=&quot;7.3.0000.0205&quot; -Dfile=&quot;/home/klemen/JavaLibraries/Documentum Foundation Classes for Linux, Version 7.3.0000.0205/jcifs-krb5-1.3.1.jar&quot; -DgeneratePom=true" calcext:value-type="string">
            <text:p>mvn install:install-file -DgroupId=jcifs -DartifactId=jcifs -Dpackaging=jar -Dversion="7.3.0000.0205" -Dfile="/home/klemen/JavaLibraries/Documentum Foundation Classes for Linux, Version 7.3.0000.0205/jcifs-krb5-1.3.1.jar" -DgeneratePom=true</text:p>
          </table:table-cell>
          <table:table-cell table:style-name="Default"/>
          <table:table-cell table:number-columns-repeated="54"/>
        </table:table-row>
        <table:table-row table:style-name="ro2">
          <table:table-cell table:number-columns-repeated="2" office:value-type="string" calcext:value-type="string">
            <text:p>jcmfips</text:p>
          </table:table-cell>
          <table:table-cell table:style-name="ce44" office:value-type="string" calcext:value-type="string">
            <text:p>7.3.0000.0205</text:p>
          </table:table-cell>
          <table:table-cell/>
          <table:table-cell office:value-type="string" calcext:value-type="string">
            <text:p>jcmFIPS.jar</text:p>
          </table:table-cell>
          <table:table-cell table:formula="of:=CONCATENATE([.$A$48];[.E66])" office:value-type="string" office:string-value="/home/klemen/JavaLibraries/Documentum Foundation Classes for Linux, Version 7.3.0000.0205/jcmFIPS.jar" calcext:value-type="string">
            <text:p>/home/klemen/JavaLibraries/Documentum Foundation Classes for Linux, Version 7.3.0000.0205/jcmFIPS.jar</text:p>
          </table:table-cell>
          <table:table-cell table:number-columns-repeated="2"/>
          <table:table-cell table:style-name="ce48" table:formula="of:=+CONCATENATE(&quot;mvn install:install-file -DgroupId=&quot;;[.A66];&quot; -DartifactId=&quot;;[.B66];&quot; -Dpackaging=jar -Dversion=&quot;;CHAR(34);[.C66];CHAR(34);&quot; -Dfile=&quot;;CHAR(34);[.F66];CHAR(34);&quot; -DgeneratePom=true&quot;)" office:value-type="string" office:string-value="mvn install:install-file -DgroupId=jcmfips -DartifactId=jcmfips -Dpackaging=jar -Dversion=&quot;7.3.0000.0205&quot; -Dfile=&quot;/home/klemen/JavaLibraries/Documentum Foundation Classes for Linux, Version 7.3.0000.0205/jcmFIPS.jar&quot; -DgeneratePom=true" calcext:value-type="string">
            <text:p>mvn install:install-file -DgroupId=jcmfips -DartifactId=jcmfips -Dpackaging=jar -Dversion="7.3.0000.0205" -Dfile="/home/klemen/JavaLibraries/Documentum Foundation Classes for Linux, Version 7.3.0000.0205/jcmFIPS.jar" -DgeneratePom=true</text:p>
          </table:table-cell>
          <table:table-cell table:formula="of:=+CONCATENATE(&quot;mvn deploy:deploy-file -DgroupId=&quot;;[.A66];&quot; -DartifactId=&quot;;[.B66];&quot; -Dpackaging=jar -Dversion=&quot;;CHAR(34);[.C66];CHAR(34);&quot; -Dfile=&quot;;CHAR(34);[.F66];CHAR(34);&quot; -DgeneratePom=true &quot;;IF([.D66]&lt;&gt;&quot;&quot;;CONCATENATE(&quot;-Dclassifier=&quot;;[.D66]);&quot;&quot;);&quot; -DrepositoryId=ts-maven -Durl=&quot;;CHAR(34);&quot;http://bpl-trmmaven.ts.telekom.si:8081/artifactory/ext-release-local&quot;;CHAR(34))" office:value-type="string" office:string-value="mvn deploy:deploy-file -DgroupId=jcmfips -DartifactId=jcmfips -Dpackaging=jar -Dversion=&quot;7.3.0000.0205&quot; -Dfile=&quot;/home/klemen/JavaLibraries/Documentum Foundation Classes for Linux, Version 7.3.0000.0205/jcmFIPS.jar&quot; -DgeneratePom=true  -DrepositoryId=ts-maven -Durl=&quot;http://bpl-trmmaven.ts.telekom.si:8081/artifactory/ext-release-local&quot;" calcext:value-type="string">
            <text:p>mvn deploy:deploy-file -DgroupId=jcmfips -DartifactId=jcmfips -Dpackaging=jar -Dversion="7.3.0000.0205" -Dfile="/home/klemen/JavaLibraries/Documentum Foundation Classes for Linux, Version 7.3.0000.0205/jcmFIPS.jar" -DgeneratePom=true <text:s/>-DrepositoryId=ts-maven -Durl="http://bpl-trmmaven.ts.telekom.si:8081/artifactory/ext-release-local"</text:p>
          </table:table-cell>
          <table:table-cell table:number-columns-repeated="54"/>
        </table:table-row>
        <table:table-row table:style-name="ro2">
          <table:table-cell table:style-name="ce36" office:value-type="string" calcext:value-type="string">
            <text:p>com.mobitel</text:p>
          </table:table-cell>
          <table:table-cell table:style-name="ce40" office:value-type="string" calcext:value-type="string">
            <text:p>barcode</text:p>
          </table:table-cell>
          <table:table-cell table:style-name="ce37" office:value-type="string" calcext:value-type="string">
            <text:p>0.0.4</text:p>
          </table:table-cell>
          <table:table-cell table:style-name="ce36" table:number-columns-repeated="2"/>
          <table:table-cell table:style-name="ce46" office:value-type="string" calcext:value-type="string">
            <text:p>/home/klemen/workspace/BarcodeSBO/target/BarcodeSBO-0.0.4.jar</text:p>
          </table:table-cell>
          <table:table-cell table:number-columns-repeated="2"/>
          <table:table-cell table:style-name="ce48" table:formula="of:=+CONCATENATE(&quot;mvn install:install-file -DgroupId=&quot;;[.A67];&quot; -DartifactId=&quot;;[.B67];&quot; -Dpackaging=jar -Dversion=&quot;;CHAR(34);[.C67];CHAR(34);&quot; -Dfile=&quot;;CHAR(34);[.F67];CHAR(34);&quot; -DgeneratePom=true&quot;)" office:value-type="string" office:string-value="mvn install:install-file -DgroupId=com.mobitel -DartifactId=barcode -Dpackaging=jar -Dversion=&quot;0.0.4&quot; -Dfile=&quot;/home/klemen/workspace/BarcodeSBO/target/BarcodeSBO-0.0.4.jar&quot; -DgeneratePom=true" calcext:value-type="string">
            <text:p>mvn install:install-file -DgroupId=com.mobitel -DartifactId=barcode -Dpackaging=jar -Dversion="0.0.4" -Dfile="/home/klemen/workspace/BarcodeSBO/target/BarcodeSBO-0.0.4.jar" -DgeneratePom=true</text:p>
          </table:table-cell>
          <table:table-cell table:formula="of:=+CONCATENATE(&quot;mvn deploy:deploy-file -DgroupId=&quot;;[.A67];&quot; -DartifactId=&quot;;[.B67];&quot; -Dpackaging=jar -Dversion=&quot;;CHAR(34);[.C67];CHAR(34);&quot; -Dfile=&quot;;CHAR(34);[.F67];CHAR(34);&quot; -DgeneratePom=true &quot;;IF([.D67]&lt;&gt;&quot;&quot;;CONCATENATE(&quot;-Dclassifier=&quot;;[.D67]);&quot;&quot;);&quot; -DrepositoryId=ts-maven -Durl=&quot;;CHAR(34);&quot;http://bpl-trmmaven.ts.telekom.si:8081/artifactory/ext-release-local&quot;;CHAR(34))" office:value-type="string" office:string-value="mvn deploy:deploy-file -DgroupId=com.mobitel -DartifactId=barcode -Dpackaging=jar -Dversion=&quot;0.0.4&quot; -Dfile=&quot;/home/klemen/workspace/BarcodeSBO/target/BarcodeSBO-0.0.4.jar&quot; -DgeneratePom=true  -DrepositoryId=ts-maven -Durl=&quot;http://bpl-trmmaven.ts.telekom.si:8081/artifactory/ext-release-local&quot;" calcext:value-type="string">
            <text:p>mvn deploy:deploy-file -DgroupId=com.mobitel -DartifactId=barcode -Dpackaging=jar -Dversion="0.0.4" -Dfile="/home/klemen/workspace/BarcodeSBO/target/BarcodeSBO-0.0.4.jar" -DgeneratePom=true <text:s/>-DrepositoryId=ts-maven -Durl="http://bpl-trmmaven.ts.telekom.si:8081/artifactory/ext-release-local"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om.oracle</text:p>
          </table:table-cell>
          <table:table-cell table:style-name="ce37" office:value-type="string" calcext:value-type="string">
            <text:p>ojdbc7</text:p>
          </table:table-cell>
          <table:table-cell table:style-name="ce42" office:value-type="string" calcext:value-type="string">
            <text:p>12.1.0.1</text:p>
          </table:table-cell>
          <table:table-cell table:number-columns-repeated="2"/>
          <table:table-cell office:value-type="string" calcext:value-type="string">
            <text:p>/home/klemen/JavaLibraries/Oracle/Oracle Database 12.1.0.1 JDBC Driver/ojdbc7.jar</text:p>
          </table:table-cell>
          <table:table-cell table:number-columns-repeated="2"/>
          <table:table-cell table:style-name="ce48" table:formula="of:=+CONCATENATE(&quot;mvn install:install-file -DgroupId=&quot;;[.A68];&quot; -DartifactId=&quot;;[.B68];&quot; -Dpackaging=jar -Dversion=&quot;;CHAR(34);[.C68];CHAR(34);&quot; -Dfile=&quot;;CHAR(34);[.F68];CHAR(34);&quot; -DgeneratePom=true&quot;)" office:value-type="string" office:string-value="mvn install:install-file -DgroupId=com.oracle -DartifactId=ojdbc7 -Dpackaging=jar -Dversion=&quot;12.1.0.1&quot; -Dfile=&quot;/home/klemen/JavaLibraries/Oracle/Oracle Database 12.1.0.1 JDBC Driver/ojdbc7.jar&quot; -DgeneratePom=true" calcext:value-type="string">
            <text:p>mvn install:install-file -DgroupId=com.oracle -DartifactId=ojdbc7 -Dpackaging=jar -Dversion="12.1.0.1" -Dfile="/home/klemen/JavaLibraries/Oracle/Oracle Database 12.1.0.1 JDBC Driver/ojdbc7.jar" -DgeneratePom=true</text:p>
          </table:table-cell>
          <table:table-cell table:formula="of:=+CONCATENATE(&quot;mvn deploy:deploy-file -DgroupId=&quot;;[.A68];&quot; -DartifactId=&quot;;[.B68];&quot; -Dpackaging=jar -Dversion=&quot;;CHAR(34);[.C68];CHAR(34);&quot; -Dfile=&quot;;CHAR(34);[.F68];CHAR(34);&quot; -DgeneratePom=true &quot;;IF([.D68]&lt;&gt;&quot;&quot;;CONCATENATE(&quot;-Dclassifier=&quot;;[.D68]);&quot;&quot;);&quot; -DrepositoryId=ts-maven -Durl=&quot;;CHAR(34);&quot;http://bpl-trmmaven.ts.telekom.si:8081/artifactory/ext-release-local&quot;;CHAR(34))" office:value-type="string" office:string-value="mvn deploy:deploy-file -DgroupId=com.oracle -DartifactId=ojdbc7 -Dpackaging=jar -Dversion=&quot;12.1.0.1&quot; -Dfile=&quot;/home/klemen/JavaLibraries/Oracle/Oracle Database 12.1.0.1 JDBC Driver/ojdbc7.jar&quot; -DgeneratePom=true  -DrepositoryId=ts-maven -Durl=&quot;http://bpl-trmmaven.ts.telekom.si:8081/artifactory/ext-release-local&quot;" calcext:value-type="string">
            <text:p>mvn deploy:deploy-file -DgroupId=com.oracle -DartifactId=ojdbc7 -Dpackaging=jar -Dversion="12.1.0.1" -Dfile="/home/klemen/JavaLibraries/Oracle/Oracle Database 12.1.0.1 JDBC Driver/ojdbc7.jar" -DgeneratePom=true <text:s/>-DrepositoryId=ts-maven -Durl="http://bpl-trmmaven.ts.telekom.si:8081/artifactory/ext-release-local"</text:p>
          </table:table-cell>
          <table:table-cell table:number-columns-repeated="54"/>
        </table:table-row>
        <table:table-row table:style-name="ro2">
          <table:table-cell table:style-name="ce36" office:value-type="string" calcext:value-type="string">
            <text:p>si.telekom.documentum.generic</text:p>
          </table:table-cell>
          <table:table-cell table:style-name="ce40" office:value-type="string" calcext:value-type="string">
            <text:p>DcmtServiceJar</text:p>
          </table:table-cell>
          <table:table-cell table:style-name="ce37" office:value-type="string" calcext:value-type="string">
            <text:p>0.8</text:p>
          </table:table-cell>
          <table:table-cell table:style-name="ce36" table:number-columns-repeated="2"/>
          <table:table-cell table:style-name="ce46" office:value-type="string" calcext:value-type="string">
            <text:p>/home/klemen/workspace/BarcodeSBO/target/BarcodeSBO-0.0.4.jar</text:p>
          </table:table-cell>
          <table:table-cell table:number-columns-repeated="2"/>
          <table:table-cell table:style-name="ce48" table:formula="of:=+CONCATENATE(&quot;mvn install:install-file -DgroupId=&quot;;[.A69];&quot; -DartifactId=&quot;;[.B69];&quot; -Dpackaging=jar -Dversion=&quot;;CHAR(34);[.C69];CHAR(34);&quot; -Dfile=&quot;;CHAR(34);[.F69];CHAR(34);&quot; -DgeneratePom=true&quot;)" office:value-type="string" office:string-value="mvn install:install-file -DgroupId=si.telekom.documentum.generic -DartifactId=DcmtServiceJar -Dpackaging=jar -Dversion=&quot;0.8&quot; -Dfile=&quot;/home/klemen/workspace/BarcodeSBO/target/BarcodeSBO-0.0.4.jar&quot; -DgeneratePom=true" calcext:value-type="string">
            <text:p>mvn install:install-file -DgroupId=si.telekom.documentum.generic -DartifactId=DcmtServiceJar -Dpackaging=jar -Dversion="0.8" -Dfile="/home/klemen/workspace/BarcodeSBO/target/BarcodeSBO-0.0.4.jar" -DgeneratePom=true</text:p>
          </table:table-cell>
          <table:table-cell table:formula="of:=+CONCATENATE(&quot;mvn deploy:deploy-file -DgroupId=&quot;;[.A69];&quot; -DartifactId=&quot;;[.B69];&quot; -Dpackaging=jar -Dversion=&quot;;CHAR(34);[.C69];CHAR(34);&quot; -Dfile=&quot;;CHAR(34);[.F69];CHAR(34);&quot; -DgeneratePom=true &quot;;IF([.D69]&lt;&gt;&quot;&quot;;CONCATENATE(&quot;-Dclassifier=&quot;;[.D69]);&quot;&quot;);&quot; -DrepositoryId=ts-maven -Durl=&quot;;CHAR(34);&quot;http://bpl-trmmaven.ts.telekom.si:8081/artifactory/ext-release-local&quot;;CHAR(34))" office:value-type="string" office:string-value="mvn deploy:deploy-file -DgroupId=si.telekom.documentum.generic -DartifactId=DcmtServiceJar -Dpackaging=jar -Dversion=&quot;0.8&quot; -Dfile=&quot;/home/klemen/workspace/BarcodeSBO/target/BarcodeSBO-0.0.4.jar&quot; -DgeneratePom=true  -DrepositoryId=ts-maven -Durl=&quot;http://bpl-trmmaven.ts.telekom.si:8081/artifactory/ext-release-local&quot;" calcext:value-type="string">
            <text:p>mvn deploy:deploy-file -DgroupId=si.telekom.documentum.generic -DartifactId=DcmtServiceJar -Dpackaging=jar -Dversion="0.8" -Dfile="/home/klemen/workspace/BarcodeSBO/target/BarcodeSBO-0.0.4.jar" -DgeneratePom=true <text:s/>-DrepositoryId=ts-maven -Durl="http://bpl-trmmaven.ts.telekom.si:8081/artifactory/ext-release-local"</text:p>
          </table:table-cell>
          <table:table-cell table:number-columns-repeated="54"/>
        </table:table-row>
        <table:table-row table:style-name="ro1">
          <table:table-cell table:number-columns-repeated="8"/>
          <table:table-cell table:style-name="ce48"/>
          <table:table-cell table:number-columns-repeated="55"/>
        </table:table-row>
        <table:table-row table:style-name="ro3">
          <table:table-cell table:style-name="ce36" office:value-type="string" calcext:value-type="string">
            <text:p>com.documentum.services</text:p>
          </table:table-cell>
          <table:table-cell table:style-name="ce36" office:value-type="string" calcext:value-type="string">
            <text:p>configservice-impl</text:p>
          </table:table-cell>
          <table:table-cell table:style-name="ce41" office:value-type="string" calcext:value-type="string">
            <text:p>7.3.0000.0205</text:p>
          </table:table-cell>
          <table:table-cell office:value-type="string" calcext:value-type="string">
            <text:p>centos</text:p>
          </table:table-cell>
          <table:table-cell/>
          <table:table-cell office:value-type="string" calcext:value-type="string">
            <text:p>/home/klemen/JavaLibraries/Documentum Foundation Classes for Windows, Version 7.3.0000.0205 Linux/configservice-impl.jar</text:p>
          </table:table-cell>
          <table:table-cell table:number-columns-repeated="2"/>
          <table:table-cell table:style-name="ce48" table:formula="of:=+CONCATENATE(&quot;mvn install:install-file -DgroupId=&quot;;[.A71];&quot; -DartifactId=&quot;;[.B71];&quot; -Dpackaging=jar -Dversion=&quot;;CHAR(34);[.C71];CHAR(34);&quot; -Dfile=&quot;;CHAR(34);[.F71];CHAR(34);&quot; -DgeneratePom=true&quot;; &quot;  -Dclassifier=&quot;;[.A71])" office:value-type="string" office:string-value="mvn install:install-file -DgroupId=com.documentum.services -DartifactId=configservice-impl -Dpackaging=jar -Dversion=&quot;7.3.0000.0205&quot; -Dfile=&quot;/home/klemen/JavaLibraries/Documentum Foundation Classes for Windows, Version 7.3.0000.0205 Linux/configservice-impl.jar&quot; -DgeneratePom=true  -Dclassifier=com.documentum.services" calcext:value-type="string">
            <text:p>mvn install:install-file -DgroupId=com.documentum.services -DartifactId=configservice-impl -Dpackaging=jar -Dversion="7.3.0000.0205" -Dfile="/home/klemen/JavaLibraries/Documentum Foundation Classes for Windows, Version 7.3.0000.0205 Linux/configservice-impl.jar" -DgeneratePom=true <text:s/>-Dclassifier=com.documentum.services</text:p>
          </table:table-cell>
          <table:table-cell table:formula="of:=+CONCATENATE(&quot;mvn deploy:deploy-file -DgroupId=&quot;;[.A71];&quot; -DartifactId=&quot;;[.B71];&quot; -Dpackaging=jar -Dversion=&quot;;CHAR(34);[.C71];CHAR(34);&quot; -Dfile=&quot;;CHAR(34);[.F71];CHAR(34);&quot; -DgeneratePom=true &quot;;IF([.D71]&lt;&gt;&quot;&quot;;CONCATENATE(&quot;-Dclassifier=&quot;;[.D71]);&quot;&quot;);&quot; -DrepositoryId=ts-maven -Durl=&quot;;CHAR(34);&quot;http://bpl-trmmaven.ts.telekom.si:8081/artifactory/ext-release-local&quot;;CHAR(34))" office:value-type="string" office:string-value="mvn deploy:deploy-file -DgroupId=com.documentum.services -DartifactId=configservice-impl -Dpackaging=jar -Dversion=&quot;7.3.0000.0205&quot; -Dfile=&quot;/home/klemen/JavaLibraries/Documentum Foundation Classes for Windows, Version 7.3.0000.0205 Linux/configservice-impl.jar&quot; -DgeneratePom=true -Dclassifier=centos -DrepositoryId=ts-maven -Durl=&quot;http://bpl-trmmaven.ts.telekom.si:8081/artifactory/ext-release-local&quot;" calcext:value-type="string">
            <text:p>mvn deploy:deploy-file -DgroupId=com.documentum.services -DartifactId=configservice-impl -Dpackaging=jar -Dversion="7.3.0000.0205" -Dfile="/home/klemen/JavaLibraries/Documentum Foundation Classes for Windows, Version 7.3.0000.0205 Linux/configservice-impl.jar" -DgeneratePom=true -Dclassifier=centos -DrepositoryId=ts-maven -Durl="http://bpl-trmmaven.ts.telekom.si:8081/artifactory/ext-release-local"</text:p>
          </table:table-cell>
          <table:table-cell table:number-columns-repeated="54"/>
        </table:table-row>
        <table:table-row table:style-name="ro1" table:number-rows-repeated="104850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table:table-column table:style-name="co13" table:number-columns-repeated="64" table:default-cell-style-name="Default"/>
        <table:table-row table:style-name="ro5" table:number-rows-repeated="1048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3" table:style-name="ta3">
        <table:table-column table:style-name="co13" table:number-columns-repeated="64" table:default-cell-style-name="Default"/>
        <table:table-row table:style-name="ro5" table:number-rows-repeated="10485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  <table:database-ranges>
        <table:database-range table:name="Table1" table:target-range-address="Sheet1.A1:Sheet1.F1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DejaVu Sans Mono" svg:font-family="'DejaVu Sans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number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20108P0" style:volatile="true" number:language="sl" number:country="SI">
      <number:number number:decimal-places="0" number:min-decimal-places="0" number:min-integer-digits="1" number:grouping="true"/>
      <number:text> SIT</number:text>
    </number:number-style>
    <number:number-style style:name="N20108" number:language="sl" number:country="SI">
      <number:text>-</number:text>
      <number:number number:decimal-places="0" number:min-decimal-places="0" number:min-integer-digits="1" number:grouping="true"/>
      <number:text> SIT</number:text>
      <style:map style:condition="value()&gt;=0" style:apply-style-name="N20108P0"/>
    </number:number-style>
    <number:number-style style:name="N20109P0" style:volatile="true" number:language="sl" number:country="SI">
      <number:number number:decimal-places="0" number:min-decimal-places="0" number:min-integer-digits="1" number:grouping="true"/>
      <number:text> SIT</number:text>
    </number:number-style>
    <number:number-style style:name="N20109" number:language="sl" number:country="SI">
      <style:text-properties fo:color="#ff0000"/>
      <number:text>-</number:text>
      <number:number number:decimal-places="0" number:min-decimal-places="0" number:min-integer-digits="1" number:grouping="true"/>
      <number:text> SIT</number:text>
      <style:map style:condition="value()&gt;=0" style:apply-style-name="N20109P0"/>
    </number:number-style>
    <number:number-style style:name="N20111P0" style:volatile="true" number:language="sl" number:country="SI">
      <number:number number:decimal-places="2" number:min-decimal-places="2" number:min-integer-digits="1" number:grouping="true"/>
      <number:text> SIT</number:text>
    </number:number-style>
    <number:number-style style:name="N20111" number:language="sl" number:country="SI">
      <number:text>-</number:text>
      <number:number number:decimal-places="2" number:min-decimal-places="2" number:min-integer-digits="1" number:grouping="true"/>
      <number:text> SIT</number:text>
      <style:map style:condition="value()&gt;=0" style:apply-style-name="N20111P0"/>
    </number:number-style>
    <number:number-style style:name="N20112P0" style:volatile="true" number:language="sl" number:country="SI">
      <number:number number:decimal-places="2" number:min-decimal-places="2" number:min-integer-digits="1" number:grouping="true"/>
      <number:text> SIT</number:text>
    </number:number-style>
    <number:number-style style:name="N20112" number:language="sl" number:country="SI">
      <style:text-properties fo:color="#ff0000"/>
      <number:text>-</number:text>
      <number:number number:decimal-places="2" number:min-decimal-places="2" number:min-integer-digits="1" number:grouping="true"/>
      <number:text> SIT</number:text>
      <style:map style:condition="value()&gt;=0" style:apply-style-name="N20112P0"/>
    </number:number-style>
    <number:date-style style:name="N20113" number:language="sl" number:country="SI">
      <number:day/>
      <number:text>.</number:text>
      <number:month/>
      <number:text>.</number:text>
      <number:year number:style="long"/>
    </number:date-style>
    <number:date-style style:name="N20114" number:language="sl" number:country="SI">
      <number:day/>
      <number:text>.</number:text>
      <number:month number:textual="true"/>
      <number:text>.</number:text>
      <number:year/>
    </number:date-style>
    <number:date-style style:name="N20115" number:language="sl" number:country="SI">
      <number:day/>
      <number:text>.</number:text>
      <number:month number:textual="true"/>
    </number:date-style>
    <number:date-style style:name="N20116" number:language="sl" number:country="SI">
      <number:month number:textual="true"/>
      <number:text>.</number:text>
      <number:year/>
    </number:date-style>
    <number:time-style style:name="N20117" number:language="sl" number:country="SI">
      <number:hours/>
      <number:text>:</number:text>
      <number:minutes number:style="long"/>
      <number:text> </number:text>
      <number:am-pm/>
    </number:time-style>
    <number:time-style style:name="N20118" number:language="sl" number:country="S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9" number:language="sl" number:country="SI">
      <number:hours/>
      <number:text>:</number:text>
      <number:minutes number:style="long"/>
    </number:time-style>
    <number:time-style style:name="N20120" number:language="sl" number:country="SI">
      <number:hours/>
      <number:text>:</number:text>
      <number:minutes number:style="long"/>
      <number:text>:</number:text>
      <number:seconds number:style="long"/>
    </number:time-style>
    <number:date-style style:name="N20121" number:language="sl" number:country="S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20123P0" style:volatile="true" number:language="sl" number:country="SI">
      <number:number number:decimal-places="0" number:min-decimal-places="0" number:min-integer-digits="1" number:grouping="true"/>
      <number:text>      </number:text>
    </number:number-style>
    <number:number-style style:name="N20123" number:language="sl" number:country="SI">
      <number:text>-</number:text>
      <number:number number:decimal-places="0" number:min-decimal-places="0" number:min-integer-digits="1" number:grouping="true"/>
      <number:text>      </number:text>
      <style:map style:condition="value()&gt;=0" style:apply-style-name="N20123P0"/>
    </number:number-style>
    <number:number-style style:name="N20124P0" style:volatile="true" number:language="sl" number:country="SI">
      <number:number number:decimal-places="0" number:min-decimal-places="0" number:min-integer-digits="1" number:grouping="true"/>
      <number:text>      </number:text>
    </number:number-style>
    <number:number-style style:name="N20124" number:language="sl" number:country="SI">
      <style:text-properties fo:color="#ff0000"/>
      <number:text>-</number:text>
      <number:number number:decimal-places="0" number:min-decimal-places="0" number:min-integer-digits="1" number:grouping="true"/>
      <number:text>      </number:text>
      <style:map style:condition="value()&gt;=0" style:apply-style-name="N20124P0"/>
    </number:number-style>
    <number:number-style style:name="N20126P0" style:volatile="true" number:language="sl" number:country="SI">
      <number:number number:decimal-places="2" number:min-decimal-places="2" number:min-integer-digits="1" number:grouping="true"/>
      <number:text>      </number:text>
    </number:number-style>
    <number:number-style style:name="N20126" number:language="sl" number:country="SI">
      <number:text>-</number:text>
      <number:number number:decimal-places="2" number:min-decimal-places="2" number:min-integer-digits="1" number:grouping="true"/>
      <number:text>      </number:text>
      <style:map style:condition="value()&gt;=0" style:apply-style-name="N20126P0"/>
    </number:number-style>
    <number:number-style style:name="N20127P0" style:volatile="true" number:language="sl" number:country="SI">
      <number:number number:decimal-places="2" number:min-decimal-places="2" number:min-integer-digits="1" number:grouping="true"/>
      <number:text>      </number:text>
    </number:number-style>
    <number:number-style style:name="N20127" number:language="sl" number:country="SI">
      <style:text-properties fo:color="#ff0000"/>
      <number:text>-</number:text>
      <number:number number:decimal-places="2" number:min-decimal-places="2" number:min-integer-digits="1" number:grouping="true"/>
      <number:text>      </number:text>
      <style:map style:condition="value()&gt;=0" style:apply-style-name="N20127P0"/>
    </number:number-style>
    <number:number-style style:name="N20131P0" style:volatile="true" number:language="sl" number:country="SI">
      <number:number number:decimal-places="0" number:min-decimal-places="0" number:min-integer-digits="1" number:grouping="true"/>
      <number:text>       </number:text>
    </number:number-style>
    <number:number-style style:name="N20131P1" style:volatile="true" number:language="sl" number:country="SI">
      <number:text>-</number:text>
      <number:number number:decimal-places="0" number:min-decimal-places="0" number:min-integer-digits="1" number:grouping="true"/>
      <number:text>       </number:text>
    </number:number-style>
    <number:number-style style:name="N20131P2" style:volatile="true" number:language="sl" number:country="SI">
      <number:text>-       </number:text>
    </number:number-style>
    <number:text-style style:name="N20131" number:language="sl" number:country="SI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sl" number:country="SI">
      <number:number number:decimal-places="0" number:min-decimal-places="0" number:min-integer-digits="1" number:grouping="true"/>
      <number:text> SIT </number:text>
    </number:number-style>
    <number:number-style style:name="N20135P1" style:volatile="true" number:language="sl" number:country="SI">
      <number:text>-</number:text>
      <number:number number:decimal-places="0" number:min-decimal-places="0" number:min-integer-digits="1" number:grouping="true"/>
      <number:text> SIT </number:text>
    </number:number-style>
    <number:number-style style:name="N20135P2" style:volatile="true" number:language="sl" number:country="SI">
      <number:text>- SIT </number:text>
    </number:number-style>
    <number:text-style style:name="N20135" number:language="sl" number:country="SI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sl" number:country="SI">
      <number:number number:decimal-places="2" number:min-decimal-places="2" number:min-integer-digits="1" number:grouping="true"/>
      <number:text>       </number:text>
    </number:number-style>
    <number:number-style style:name="N20139P1" style:volatile="true" number:language="sl" number:country="SI">
      <number:text>-</number:text>
      <number:number number:decimal-places="2" number:min-decimal-places="2" number:min-integer-digits="1" number:grouping="true"/>
      <number:text>       </number:text>
    </number:number-style>
    <number:number-style style:name="N20139P2" style:volatile="true" number:language="sl" number:country="SI">
      <number:text>-</number:text>
      <number:number number:decimal-places="0" number:min-decimal-places="0" number:min-integer-digits="0"/>
      <number:text>       </number:text>
    </number:number-style>
    <number:text-style style:name="N20139" number:language="sl" number:country="SI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number-style style:name="N20143P0" style:volatile="true" number:language="sl" number:country="SI">
      <number:number number:decimal-places="2" number:min-decimal-places="2" number:min-integer-digits="1" number:grouping="true"/>
      <number:text> SIT </number:text>
    </number:number-style>
    <number:number-style style:name="N20143P1" style:volatile="true" number:language="sl" number:country="SI">
      <number:text>-</number:text>
      <number:number number:decimal-places="2" number:min-decimal-places="2" number:min-integer-digits="1" number:grouping="true"/>
      <number:text> SIT </number:text>
    </number:number-style>
    <number:number-style style:name="N20143P2" style:volatile="true" number:language="sl" number:country="SI">
      <number:text>-</number:text>
      <number:number number:decimal-places="0" number:min-decimal-places="0" number:min-integer-digits="0"/>
      <number:text> SIT </number:text>
    </number:number-style>
    <number:text-style style:name="N20143" number:language="sl" number:country="SI"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time-style style:name="N20144" number:language="sl" number:country="SI">
      <number:minutes number:style="long"/>
      <number:text>:</number:text>
      <number:seconds number:style="long"/>
    </number:time-style>
    <number:time-style style:name="N20145" number:language="sl" number:country="S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6" number:language="sl" number:country="SI">
      <number:minutes number:style="long"/>
      <number:text>:</number:text>
      <number:seconds number:style="long" number:decimal-places="1"/>
    </number:time-style>
    <number:number-style style:name="N20147" number:language="sl" number:country="SI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.00.0000</text:date>, <text:time style:data-style-name="N2" text:time-value="11:24:58.175075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Živkovič Klemen</meta:initial-creator>
    <meta:creation-date>2012-08-01T07:26:02</meta:creation-date>
    <dc:date>2019-12-16T14:43:17.369040844</dc:date>
    <meta:generator>LibreOffice/7.0.0.3$Linux_X86_64 LibreOffice_project/8061b3e9204bef6b321a21033174034a5e2ea88e</meta:generator>
    <meta:editing-duration>P16DT12H49M20S</meta:editing-duration>
    <meta:editing-cycles>38</meta:editing-cycles>
    <dc:creator>klemen </dc:creator>
    <meta:document-statistic meta:table-count="3" meta:cell-count="35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